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8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8">
      <style:table-cell-properties fo:background-color="#FFFFD7"/>
    </style:style>
    <style:style style:name="ce16" style:family="table-cell" style:parent-style-name="Default" style:data-style-name="N38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4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5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none" fo:background-color="#AFD095"/>
    </style:style>
    <style:style style:name="ce27" style:family="table-cell" style:parent-style-name="Default" style:data-style-name="N38">
      <style:table-cell-properties fo:background-color="#AFD095"/>
    </style:style>
    <style:style style:name="ce28" style:family="table-cell" style:parent-style-name="Default" style:data-style-name="N38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AFD095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1" style:family="table-cell" style:parent-style-name="Default" style:data-style-name="N41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6" style:family="table-cell" style:parent-style-name="Default" style:data-style-name="N38"/>
    <style:style style:name="ce37" style:family="table-cell" style:parent-style-name="Default" style:data-style-name="N0">
      <style:table-cell-properties fo:background-color="#FFBF00"/>
    </style:style>
    <style:style style:name="ce3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8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37"/>
    <style:style style:name="ce42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8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Default" style:data-style-name="N39"/>
    <style:style style:name="ce52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4" style:family="table-cell" style:parent-style-name="Default" style:data-style-name="N39">
      <style:table-cell-properties fo:background-color="#E0C2CD"/>
    </style:style>
    <style:style style:name="ce55" style:family="table-cell" style:parent-style-name="Default" style:data-style-name="N38">
      <style:table-cell-properties fo:background-color="transparent"/>
    </style:style>
    <style:style style:name="ce56" style:family="table-cell" style:parent-style-name="Default" style:data-style-name="N39"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7">
      <style:table-cell-properties fo:background-color="#E0C2CD"/>
    </style:style>
    <style:style style:name="ce59" style:family="table-cell" style:parent-style-name="Default" style:data-style-name="N38">
      <style:table-cell-properties fo:background-color="#E0C2CD"/>
    </style:style>
    <style:style style:name="ce60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7">
      <style:table-cell-properties fo:background-color="transparent"/>
    </style:style>
    <style:style style:name="ce62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7">
      <style:table-cell-properties fo:background-color="#FFBF00"/>
    </style:style>
    <style:style style:name="ce6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38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72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73" style:family="table-cell" style:parent-style-name="Default" style:data-style-name="N38">
      <style:table-cell-properties fo:background-color="#81D41A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38">
      <style:table-cell-properties fo:background-color="#FFBF00"/>
      <style:text-properties fo:font-weight="bold" style:font-weight-asian="bold" style:font-weight-complex="bold"/>
    </style:style>
    <style:style style:name="ce76" style:family="table-cell" style:parent-style-name="Default" style:data-style-name="N39">
      <style:table-cell-properties fo:background-color="transparent"/>
    </style:style>
    <style:style style:name="ce77" style:family="table-cell" style:parent-style-name="Default" style:data-style-name="N39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7">
      <style:text-properties fo:color="#C9211E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40"/>
    <style:style style:name="ce83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84" style:family="table-cell" style:parent-style-name="Default" style:data-style-name="N0"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6" style:family="table-cell" style:parent-style-name="Default" style:data-style-name="N42"/>
    <style:style style:name="ce87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8" style:family="table-cell" style:parent-style-name="Default" style:data-style-name="N43"/>
    <style:style style:name="ce89" style:family="table-cell" style:parent-style-name="Default" style:data-style-name="N0">
      <style:text-properties style:text-underline-style="solid" style:text-underline-type="single"/>
    </style:style>
    <style:style style:name="ce90" style:family="table-cell" style:parent-style-name="Default" style:data-style-name="N38">
      <style:table-cell-properties fo:background-color="#77BC65"/>
      <style:text-properties fo:color="#FFFF38"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AFD095"/>
      <style:text-properties fo:color="#C9211E"/>
    </style:style>
    <style:style style:name="ce92" style:family="table-cell" style:parent-style-name="Default" style:data-style-name="N44">
      <style:table-cell-properties fo:background-color="#AFD095"/>
      <style:text-properties fo:font-size="8pt" style:font-size-asian="8pt" style:font-size-complex="8pt"/>
    </style:style>
    <style:style style:name="ce9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95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96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7" style:family="table-cell" style:parent-style-name="Default" style:data-style-name="N38">
      <style:table-cell-properties fo:border-top="none" fo:border-bottom="none" fo:border-left="none" fo:border-right="thin solid #000000" fo:background-color="#AFD095"/>
    </style:style>
    <style:style style:name="ce98" style:family="table-cell" style:parent-style-name="Default" style:data-style-name="N41">
      <style:table-cell-properties fo:border-top="thin solid #000000" fo:border-bottom="thin solid #000000" fo:border-left="none" fo:border-right="none"/>
    </style:style>
    <style:style style:name="ce99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00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2" style:family="table-cell" style:parent-style-name="Default" style:data-style-name="N37">
      <style:text-properties fo:font-weight="bold" style:font-weight-asian="bold" style:font-weight-complex="bold"/>
    </style:style>
    <style:style style:name="ce103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04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05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06" style:family="table-cell" style:parent-style-name="Default" style:data-style-name="N38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08" style:family="table-cell" style:parent-style-name="Default" style:data-style-name="N38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9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10" style:family="table-cell" style:parent-style-name="Default" style:data-style-name="N0">
      <style:table-cell-properties fo:background-color="#D4EA6B"/>
    </style:style>
    <style:style style:name="ce111" style:family="table-cell" style:parent-style-name="Default" style:data-style-name="N0">
      <style:table-cell-properties fo:background-color="#069A2E"/>
    </style:style>
    <style:style style:name="ce112" style:family="table-cell" style:parent-style-name="Default" style:data-style-name="N37">
      <style:table-cell-properties fo:background-color="#FFD7D7"/>
    </style:style>
    <style:style style:name="ce113" style:family="table-cell" style:parent-style-name="Default" style:data-style-name="N0">
      <style:table-cell-properties fo:background-color="#FFD7D7"/>
    </style:style>
    <style:style style:name="ce114" style:family="table-cell" style:parent-style-name="Default" style:data-style-name="N4">
      <style:table-cell-properties fo:background-color="#FFD7D7"/>
    </style:style>
    <style:style style:name="ce115" style:family="table-cell" style:parent-style-name="Default" style:data-style-name="N38">
      <style:table-cell-properties fo:background-color="#FFD7D7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17" style:family="table-cell" style:parent-style-name="Default" style:data-style-name="N38">
      <style:table-cell-properties fo:border-top="thin solid #000000" fo:border-bottom="none" fo:border-left="none" fo:border-right="none" fo:background-color="#FFD7D7"/>
    </style:style>
    <style:style style:name="ce118" style:family="table-cell" style:parent-style-name="Default" style:data-style-name="N37">
      <style:table-cell-properties fo:background-color="#D4EA6B"/>
    </style:style>
    <style:style style:name="ce119" style:family="table-cell" style:parent-style-name="Default" style:data-style-name="N4">
      <style:table-cell-properties fo:background-color="#D4EA6B"/>
    </style:style>
    <style:style style:name="ce12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21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22" style:family="table-cell" style:parent-style-name="Default" style:data-style-name="N38">
      <style:table-cell-properties fo:background-color="#D4EA6B"/>
    </style:style>
    <style:style style:name="ce123" style:family="table-cell" style:parent-style-name="Default" style:data-style-name="N0">
      <style:table-cell-properties fo:background-color="#FFD8CE"/>
    </style:style>
    <style:style style:name="ce124" style:family="table-cell" style:parent-style-name="Default" style:data-style-name="N38">
      <style:table-cell-properties fo:background-color="#FFD8CE"/>
      <style:text-properties fo:font-weight="bold" style:font-weight-asian="bold" style:font-weight-complex="bold"/>
    </style:style>
    <style:style style:name="ce125" style:family="table-cell" style:parent-style-name="Default" style:data-style-name="N4">
      <style:table-cell-properties fo:background-color="#FFD8CE"/>
    </style:style>
    <style:style style:name="ce126" style:family="table-cell" style:parent-style-name="Default" style:data-style-name="N38">
      <style:table-cell-properties fo:background-color="#FFD8CE"/>
    </style:style>
    <style:style style:name="ce127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29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0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4">
      <style:table-cell-properties fo:background-color="#81D41A"/>
    </style:style>
    <style:style style:name="ce132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ackground-color="#F7D1D5"/>
    </style:style>
    <style:style style:name="ce13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automatic"/>
    </style:style>
    <style:style style:name="ce136" style:family="table-cell" style:parent-style-name="Default" style:data-style-name="N37">
      <style:table-cell-properties fo:background-color="#F7D1D5"/>
    </style:style>
    <style:style style:name="ce137" style:family="table-cell" style:parent-style-name="Default" style:data-style-name="N0">
      <style:table-cell-properties fo:background-color="#BBE33D"/>
    </style:style>
    <style:style style:name="ce138" style:family="table-cell" style:parent-style-name="Default" style:data-style-name="N4">
      <style:table-cell-properties fo:background-color="#BBE33D"/>
    </style:style>
    <style:style style:name="ce139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40" style:family="table-cell" style:parent-style-name="Default" style:data-style-name="N39">
      <style:table-cell-properties fo:background-color="#81D41A"/>
    </style:style>
    <style:style style:name="ce141" style:family="table-cell" style:parent-style-name="Default" style:data-style-name="N0">
      <style:table-cell-properties fo:background-color="#FFA6A6"/>
    </style:style>
    <style:style style:name="ce142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43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4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45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6" style:family="table-cell" style:parent-style-name="Default" style:data-style-name="N36"/>
    <style:style style:name="ce147" style:family="table-cell" style:parent-style-name="Vurgu1" style:data-style-name="N0">
      <style:table-cell-properties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48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149" style:family="table-cell" style:parent-style-name="_37_20_32_-_32_Vurgu6" style:data-style-name="N0">
      <style:table-cell-properties fo:background-color="#E2EFDA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50" style:family="table-cell" style:parent-style-name="Warning" style:data-style-name="N0">
      <style:table-cell-properties style:vertical-align="automatic" fo:background-color="transparent"/>
      <style:text-properties fo:color="#CC0000"/>
    </style:style>
    <style:style style:name="ce151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2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53" style:family="table-cell" style:parent-style-name="Default" style:data-style-name="N4">
      <style:text-properties style:text-underline-style="solid" style:text-underline-type="single"/>
    </style:style>
    <style:style style:name="ce154" style:family="table-cell" style:parent-style-name="Default" style:data-style-name="N3">
      <style:table-cell-properties fo:background-color="transparent"/>
    </style:style>
    <style:style style:name="ce155" style:family="table-cell" style:parent-style-name="Default" style:data-style-name="N3"/>
    <style:style style:name="ce156" style:family="table-cell" style:parent-style-name="Default" style:data-style-name="N21"/>
    <style:style style:name="ce157" style:family="table-cell" style:parent-style-name="K_246_t_252_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158" style:family="table-cell" style:parent-style-name="_37_60_32_-_32_Vurgu6" style:data-style-name="N0">
      <style:table-cell-properties fo:background-color="#A9D08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8958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6.64104166666667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1.29645833333333cm"/>
    </style:style>
    <style:style style:name="co19" style:family="table-column">
      <style:table-column-properties fo:break-before="auto" style:column-width="7.01145833333333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1.93145833333333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5625cm"/>
    </style:style>
    <style:style style:name="co24" style:family="table-column">
      <style:table-column-properties fo:break-before="auto" style:column-width="1.87854166666667cm"/>
    </style:style>
    <style:style style:name="co25" style:family="table-column">
      <style:table-column-properties fo:break-before="auto" style:column-width="2.06375cm"/>
    </style:style>
    <style:style style:name="co26" style:family="table-column">
      <style:table-column-properties fo:break-before="auto" style:column-width="1.85208333333333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53458333333333cm" style:use-optimal-column-width="true"/>
    </style:style>
    <style:style style:name="co29" style:family="table-column">
      <style:table-column-properties fo:break-before="auto" style:column-width="1.85208333333333cm" style:use-optimal-column-width="true"/>
    </style:style>
    <style:style style:name="co30" style:family="table-column">
      <style:table-column-properties fo:break-before="auto" style:column-width="1.21708333333333cm"/>
    </style:style>
    <style:style style:name="co31" style:family="table-column">
      <style:table-column-properties fo:break-before="auto" style:column-width="1.56104166666667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6.00604166666667cm"/>
    </style:style>
    <style:style style:name="co34" style:family="table-column">
      <style:table-column-properties fo:break-before="auto" style:column-width="5.794375cm"/>
    </style:style>
    <style:style style:name="co35" style:family="table-column">
      <style:table-column-properties fo:break-before="auto" style:column-width="1.53458333333333cm"/>
    </style:style>
    <style:style style:name="co36" style:family="table-column">
      <style:table-column-properties fo:break-before="auto" style:column-width="1.984375cm"/>
    </style:style>
    <style:style style:name="co37" style:family="table-column">
      <style:table-column-properties fo:break-before="auto" style:column-width="1.00541666666667cm"/>
    </style:style>
    <style:style style:name="co38" style:family="table-column">
      <style:table-column-properties fo:break-before="auto" style:column-width="1.190625cm"/>
    </style:style>
    <style:style style:name="co39" style:family="table-column">
      <style:table-column-properties fo:break-before="auto" style:column-width="1.08479166666667cm"/>
    </style:style>
    <style:style style:name="co40" style:family="table-column">
      <style:table-column-properties fo:break-before="auto" style:column-width="0.582083333333333cm"/>
    </style:style>
    <style:style style:name="co41" style:family="table-column">
      <style:table-column-properties fo:break-before="auto" style:column-width="2.09020833333333cm"/>
    </style:style>
    <style:style style:name="co42" style:family="table-column">
      <style:table-column-properties fo:break-before="auto" style:column-width="2.54cm"/>
    </style:style>
    <style:style style:name="co43" style:family="table-column">
      <style:table-column-properties fo:break-before="auto" style:column-width="6.985cm"/>
    </style:style>
    <style:style style:name="co44" style:family="table-column">
      <style:table-column-properties fo:break-before="auto" style:column-width="0.608541666666667cm"/>
    </style:style>
    <style:style style:name="co45" style:family="table-column">
      <style:table-column-properties fo:break-before="auto" style:column-width="6.746875cm"/>
    </style:style>
    <style:style style:name="co46" style:family="table-column">
      <style:table-column-properties fo:break-before="auto" style:column-width="0.529166666666667cm"/>
    </style:style>
    <style:style style:name="co47" style:family="table-column">
      <style:table-column-properties fo:break-before="auto" style:column-width="0.47625cm"/>
    </style:style>
    <style:style style:name="co48" style:family="table-column">
      <style:table-column-properties fo:break-before="auto" style:column-width="1.13770833333333cm"/>
    </style:style>
    <style:style style:name="co49" style:family="table-column">
      <style:table-column-properties fo:break-before="auto" style:column-width="1.24354166666667cm"/>
    </style:style>
    <style:style style:name="co50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2"/>
        <table:table-column table:style-name="co1" table:default-cell-style-name="ce22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149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101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154">
            <text:p>39</text:p>
          </table:table-cell>
          <table:table-cell table:style-name="ce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101">
            <text:p>maaş temmuz-aralık</text:p>
          </table:table-cell>
          <table:table-cell table:style-name="ce1"/>
          <table:table-cell table:number-columns-repeated="2" table:style-name="ce22"/>
          <table:table-cell office:value-type="float" office:value="7.5" table:formula="of:=[.E19]/1000" table:style-name="ce155">
            <text:p>8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22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9]*[.$K$1]" table:style-name="ce20">
            <text:p>18,72</text:p>
          </table:table-cell>
          <table:table-cell office:value-type="float" office:value="61.28" table:formula="of:=[.J9]-[.K9]" table:style-name="ce20">
            <text:p>61,28</text:p>
          </table:table-cell>
          <table:table-cell office:value-type="float" office:value="51.105759166666665" table:formula="of:=[.M13]/12" table:style-name="ce24">
            <text:p>51,11</text:p>
          </table:table-cell>
          <table:table-cell office:value-type="string" table:style-name="ce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2800" table:formula="of:=['08_23'.F2]" table:style-name="ce14">
            <text:p>2.800,00</text:p>
          </table:table-cell>
          <table:table-cell office:value-type="float" office:value="-28730.350000000002" table:formula="of:=['08_23'.G2]" table:style-name="ce15">
            <text:p>-28.730,35</text:p>
          </table:table-cell>
          <table:table-cell office:value-type="float" office:value="-60233.289999999994" table:formula="of:=[.E10]+[.F10]+[.G9]" table:style-name="ce17">
            <text:p>-60.233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22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428.37908999999996" table:formula="of:=['08_23'.E111]/1000" table:style-name="ce1">
            <text:p>428,3790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31826.03" table:formula="of:=['09_23'.E2]" table:style-name="ce15">
            <text:p>-31.826,03</text:p>
          </table:table-cell>
          <table:table-cell office:value-type="float" office:value="160159.15700000001" table:formula="of:=[.B11]+[.C11]+[.D10]" table:style-name="ce16">
            <text:p>160.159,16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0" table:formula="of:=['09_23'.G2]" table:style-name="ce15">
            <text:p>0,00</text:p>
          </table:table-cell>
          <table:table-cell office:value-type="float" office:value="-60233.289999999994" table:formula="of:=[.E11]+[.F11]+[.G10]" table:style-name="ce17">
            <text:p>-60.233,29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11]*[.$K$1]" table:style-name="ce20">
            <text:p>18,72</text:p>
          </table:table-cell>
          <table:table-cell office:value-type="float" office:value="61.28" table:formula="of:=[.J11]-[.K11]" table:style-name="ce20">
            <text:p>61,28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0" table:formula="of:=['09_23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9544.209999999992" table:formula="of:=['10_23'.E2]" table:style-name="ce15">
            <text:p>-79.544,21</text:p>
          </table:table-cell>
          <table:table-cell office:value-type="float" office:value="97414.947000000015" table:formula="of:=[.B12]+[.C12]+[.D11]" table:style-name="ce16">
            <text:p>97.414,95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60233.289999999994" table:formula="of:=[.E12]+[.F12]+[.G11]" table:style-name="ce17">
            <text:p>-60.233,29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40000000000001" table:formula="of:=[.J12]*[.$K$1]" table:style-name="ce20">
            <text:p>14,04</text:p>
          </table:table-cell>
          <table:table-cell office:value-type="float" office:value="45.96" table:formula="of:=[.J12]-[.K12]" table:style-name="ce20">
            <text:p>45,96</text:p>
          </table:table-cell>
          <table:table-cell table:style-name="ce1"/>
          <table:table-cell office:value-type="string" table:style-name="ce150">
            <text:p>Ekm</text:p>
          </table:table-cell>
          <table:table-cell office:value-type="float" office:value="0" table:formula="of:=['10_23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4711.58" table:formula="of:=['11_23'.E2]" table:style-name="ce15">
            <text:p>-24.711,58</text:p>
          </table:table-cell>
          <table:table-cell office:value-type="float" office:value="269503.36699999997" table:formula="of:=[.B13]+[.C13]+[.D12]" table:style-name="ce16">
            <text:p>269.503,37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60233.289999999994" table:formula="of:=[.E13]+[.F13]+[.G12]" table:style-name="ce17">
            <text:p>-60.233,29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3]*[.$K$1]" table:style-name="ce20">
            <text:p>28,08</text:p>
          </table:table-cell>
          <table:table-cell office:value-type="float" office:value="91.92" table:formula="of:=[.J13]-[.K13]" table:style-name="ce20">
            <text:p>91,92</text:p>
          </table:table-cell>
          <table:table-cell office:value-type="float" office:value="613.26910999999996" table:formula="of:=[.L15]+[.M15]" table:style-name="ce23">
            <text:p>613,27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7422.71" table:formula="of:=['12_23'.E2]" table:style-name="ce15">
            <text:p>-117.422,71</text:p>
          </table:table-cell>
          <table:table-cell office:value-type="float" office:value="288880.65699999995" table:formula="of:=[.B14]+[.C14]+[.D13]" table:style-name="ce16">
            <text:p>288.880,66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22933.078000000001" table:formula="of:=['12_23'.G2]" table:style-name="ce15">
            <text:p>-22.933,08</text:p>
          </table:table-cell>
          <table:table-cell office:value-type="float" office:value="-83166.367999999988" table:formula="of:=[.E14]+[.F14]+[.G13]" table:style-name="ce17">
            <text:p>-83.166,37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4]*[.$K$1]" table:style-name="ce20">
            <text:p>28,08</text:p>
          </table:table-cell>
          <table:table-cell office:value-type="float" office:value="91.92" table:formula="of:=[.J14]-[.K14]" table:style-name="ce20">
            <text:p>91,92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25">
            <text:p>TPLM</text:p>
          </table:table-cell>
          <table:table-cell office:value-type="float" office:value="815299" table:formula="of:=SUM([.B3:.B14])" table:style-name="ce26">
            <text:p>815.299,00</text:p>
          </table:table-cell>
          <table:table-cell office:value-type="float" office:value="-526418.34299999999" table:formula="of:=SUM([.C3:.C14])" table:style-name="ce27">
            <text:p>-526.418,34</text:p>
          </table:table-cell>
          <table:table-cell office:value-type="float" office:value="288880.65700000001" table:formula="of:=[.B15]+[.C15]" table:style-name="ce28">
            <text:p>288.880,66</text:p>
          </table:table-cell>
          <table:table-cell office:value-type="float" office:value="256791.55" table:formula="of:=SUM([.E3:.E14])" table:style-name="ce26">
            <text:p>256.791,55</text:p>
          </table:table-cell>
          <table:table-cell office:value-type="float" office:value="-339957.91799999995" table:formula="of:=SUM([.F3:.F14])" table:style-name="ce27">
            <text:p>-339.957,92</text:p>
          </table:table-cell>
          <table:table-cell office:value-type="float" office:value="-83166.367999999959" table:formula="of:=[.E15]+[.F15]" table:style-name="ce28">
            <text:p>-83.166,37</text:p>
          </table:table-cell>
          <table:table-cell table:style-name="ce18"/>
          <table:table-cell table:style-name="ce29"/>
          <table:table-cell office:value-type="float" office:value="892.16" table:formula="of:=SUM([.J3:.J14])" table:style-name="ce29">
            <text:p>892,16</text:p>
          </table:table-cell>
          <table:table-cell office:value-type="float" office:value="127.09944" table:formula="of:=SUM([.K4:.K14])" table:style-name="ce30">
            <text:p>127,10</text:p>
          </table:table-cell>
          <table:table-cell office:value-type="float" office:value="416.06056000000001" table:formula="of:=SUM([.L4:.L14])" table:style-name="ce30">
            <text:p>416,06</text:p>
          </table:table-cell>
          <table:table-cell office:value-type="float" office:value="197.20855" table:formula="of:=[.M10]+[.M8]+[.M6]+[.M5]+[.M3]" table:style-name="ce25">
            <text:p>197,20855</text:p>
          </table:table-cell>
          <table:table-cell table:style-name="ce30"/>
          <table:table-cell table:number-columns-repeated="16370" table:style-name="ce1"/>
        </table:table-row>
        <table:table-row table:style-name="ro2">
          <table:table-cell office:value-type="float" office:value="12" table:style-name="ce31">
            <text:p>Tpl / 12</text:p>
          </table:table-cell>
          <table:table-cell office:value-type="float" office:value="67941.583333333328" table:formula="of:=[.B15]/[.A16]" table:style-name="ce32">
            <text:p>67.941,58</text:p>
          </table:table-cell>
          <table:table-cell office:value-type="float" office:value="-43868.195249999997" table:formula="of:=[.C15]/[.A16]" table:style-name="ce33">
            <text:p>-43.868,20</text:p>
          </table:table-cell>
          <table:table-cell table:style-name="ce33"/>
          <table:table-cell office:value-type="float" office:value="21399.295833333334" table:formula="of:=[.E15]/[.A16]" table:style-name="ce33">
            <text:p>21.399,30</text:p>
          </table:table-cell>
          <table:table-cell office:value-type="float" office:value="-28329.826499999996" table:formula="of:=[.F15]/[.A16]" table:style-name="ce33">
            <text:p>-28.329,83</text:p>
          </table:table-cell>
          <table:table-cell office:value-type="float" office:value="-6930.5306666666629" table:formula="of:=[.G15]/[.A16]" table:style-name="ce33">
            <text:p>-6.930,53</text:p>
          </table:table-cell>
          <table:table-cell table:style-name="ce34"/>
          <table:table-cell table:style-name="ce35"/>
          <table:table-cell office:value-type="float" office:value="74.346666666666664" table:formula="of:=[.J15]/12" table:style-name="ce33">
            <text:p>74,35</text:p>
          </table:table-cell>
          <table:table-cell office:value-type="float" office:value="10.591620000000001" table:formula="of:=[.K15]/12" table:style-name="ce33">
            <text:p>10,59</text:p>
          </table:table-cell>
          <table:table-cell office:value-type="float" office:value="34.671713333333336" table:formula="of:=[.L15]/12" table:style-name="ce33">
            <text:p>34,67</text:p>
          </table:table-cell>
          <table:table-cell office:value-type="float" office:value="16.434045833333332" table:formula="of:=[.M15]/12" table:style-name="ce33">
            <text:p>16,43</text:p>
          </table:table-cell>
          <table:table-cell table:style-name="ce33"/>
          <table:table-cell office:value-type="float" office:value="255.64059230769229" table:formula="of:=AVERAGE([.O2:.O15])" table:style-name="ce148">
            <text:p>255,64</text:p>
          </table:table-cell>
          <table:table-cell table:number-columns-repeated="16369"/>
        </table:table-row>
        <table:table-row table:style-name="ro2">
          <table:table-cell/>
          <table:table-cell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51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2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157">
            <text:p>25</text:p>
          </table:table-cell>
          <table:table-cell table:number-columns-repeated="2" table:style-name="ce1"/>
          <table:table-cell table:style-name="ce21"/>
          <table:table-cell table:number-columns-repeated="3" table:style-name="ce22"/>
          <table:table-cell table:number-columns-repeated="16371"/>
        </table:table-row>
        <table:table-row table:style-name="ro3">
          <table:table-cell/>
          <table:table-cell table:style-name="ce1"/>
          <table:table-cell table:style-name="ce89"/>
          <table:table-cell office:value-type="string" table:style-name="ce152">
            <text:p>temmuz-aralık maaş toplamı</text:p>
          </table:table-cell>
          <table:table-cell office:value-type="float" office:value="7500" table:formula="of:=['07_23'.F26]+['08_23'.F20]+['09_23'.F19]+['10_23'.F20]+['11_23'.F19]+['12_23'.F22]" table:style-name="ce153">
            <text:p>7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157">
            <text:p>temmuz artış %</text:p>
          </table:table-cell>
          <table:table-cell table:number-columns-repeated="3" table:style-name="ce1"/>
          <table:table-cell table:number-columns-repeated="3" table:style-name="ce22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6">
            <text:p>Toplam ;Emekli maaşı</text:p>
          </table:table-cell>
          <table:table-cell office:value-type="float" office:value="46708.55" table:formula="of:=SUM([.E18:.E19])" table:style-name="ce67">
            <text:p>46.708,55</text:p>
          </table:table-cell>
          <table:table-cell office:value-type="float" office:value="6986.25" table:formula="of:=SUM([.F18:.F19])" table:style-name="ce158">
            <text:p>6986,25</text:p>
          </table:table-cell>
          <table:table-cell office:value-type="string" table:style-name="ce158">
            <text:p>temmuz maaş</text:p>
          </table:table-cell>
          <table:table-cell table:number-columns-repeated="3" table:style-name="ce1"/>
          <table:table-cell table:number-columns-repeated="3" table:style-name="ce22"/>
          <table:table-cell table:number-columns-repeated="1637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37"/>
          <table:table-cell office:value-type="string" table:style-name="ce38">
            <text:p>2022 Aralık <text:s/>Devir</text:p>
          </table:table-cell>
          <table:table-cell table:style-name="ce37"/>
          <table:table-cell table:style-name="ce39"/>
          <table:table-cell office:value-type="float" office:value="356022.27" table:formula="of:=SUM([.F26:.F64])" table:style-name="ce4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6"/>
          <table:table-cell table:number-columns-repeated="16378"/>
        </table:table-row>
        <table:table-row table:number-rows-repeated="1048542" table:style-name="ro2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OCAK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261" table:formula="of:=SUM([.D4:.D27])" table:style-name="ce45">
            <text:p>13.261,00</text:p>
          </table:table-cell>
          <table:table-cell office:value-type="float" office:value="-22808.309999999998" table:formula="of:=SUM([.E5:.E27])" table:style-name="ce45">
            <text:p>-22.808,31</text:p>
          </table:table-cell>
          <table:table-cell office:value-type="float" office:value="8049.2" table:formula="of:=SUM([.F4:.F28])" table:style-name="ce45">
            <text:p>8.049,20</text:p>
          </table:table-cell>
          <table:table-cell office:value-type="float" office:value="-23047.62" table:formula="of:=SUM([.G4:.G28])" table:style-name="ce45">
            <text:p>-23.047,62</text:p>
          </table:table-cell>
          <table:table-cell office:value-type="float" office:value="-14998.419999999998" table:formula="of:=[.F2]+[.G2]" table:style-name="ce4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30" table:style-name="ce36">
            <text:p>-230,00</text:p>
          </table:table-cell>
          <table:table-cell office:value-type="float" office:value="-230" table:formula="of:=[.H4]+[.F5]+[.G5]" table:style-name="ce36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3" table:style-name="ce36">
            <text:p>-523,00</text:p>
          </table:table-cell>
          <table:table-cell office:value-type="float" office:value="-753" table:formula="of:=[.H5]+[.F6]+[.G6]" table:style-name="ce36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8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5053" table:formula="of:=[.H6]+[.F7]+[.G7]" table:style-name="ce36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Aidat Marmara Royal Site 8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4.74" table:style-name="ce36">
            <text:p>-674,74</text:p>
          </table:table-cell>
          <table:table-cell office:value-type="float" office:value="-5727.74" table:formula="of:=[.H7]+[.F8]+[.G8]" table:style-name="ce36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53.05000000000001" table:style-name="ce36">
            <text:p>-153,05</text:p>
          </table:table-cell>
          <table:table-cell office:value-type="float" office:value="-5880.79" table:formula="of:=[.H8]+[.F9]+[.G9]" table:style-name="ce36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-87" table:style-name="ce36">
            <text:p>-87,00</text:p>
          </table:table-cell>
          <table:table-cell office:value-type="float" office:value="-5967.79" table:formula="of:=[.H9]+[.F10]+[.G10]" table:style-name="ce36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560" table:style-name="ce36">
            <text:p>-1.560,00</text:p>
          </table:table-cell>
          <table:table-cell office:value-type="float" office:value="-7527.79" table:formula="of:=[.H10]+[.F11]+[.G11]" table:style-name="ce36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183.26" table:style-name="ce36">
            <text:p>-183,26</text:p>
          </table:table-cell>
          <table:table-cell office:value-type="float" office:value="-7711.05" table:formula="of:=[.H11]+[.F12]+[.G12]" table:style-name="ce36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6">
            <text:p>-7.233,57</text:p>
          </table:table-cell>
          <table:table-cell table:style-name="ce36"/>
          <table:table-cell office:value-type="float" office:value="-7233.57" table:style-name="ce36">
            <text:p>-7.233,57</text:p>
          </table:table-cell>
          <table:table-cell office:value-type="float" office:value="-14944.619999999999" table:formula="of:=[.H12]+[.F13]+[.G13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 işten havale</text:p>
          </table:table-cell>
          <table:table-cell table:number-columns-repeated="2" table:style-name="ce1"/>
          <table:table-cell table:style-name="ce22"/>
          <table:table-cell table:number-columns-repeated="2" table:style-name="ce1"/>
          <table:table-cell office:value-type="float" office:value="-14944.619999999999" table:formula="of:=[.H13]+[.F14]+[.G14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17645.62" table:formula="of:=[.H14]+[.F15]+[.G15]" table:style-name="ce36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0346.62" table:formula="of:=[.H15]+[.F16]+[.G16]" table:style-name="ce36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3047.62" table:formula="of:=[.H16]+[.F17]+[.G17]" table:style-name="ce36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3047.62" table:formula="of:=[.H17]+[.F18]+[.G18]" table:style-name="ce36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48"/>
          <table:table-cell office:value-type="float" office:value="1500" table:style-name="ce36">
            <text:p>1.500,00</text:p>
          </table:table-cell>
          <table:table-cell table:style-name="ce36"/>
          <table:table-cell office:value-type="float" office:value="-21547.62" table:formula="of:=[.H18]+[.F19]+[.G19]" table:style-name="ce36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49.2" table:style-name="ce36">
            <text:p>5.549,20</text:p>
          </table:table-cell>
          <table:table-cell table:style-name="ce36"/>
          <table:table-cell office:value-type="float" office:value="-15998.419999999998" table:formula="of:=[.H19]+[.F20]+[.G20]" table:style-name="ce36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0]+[.F21]+[.G21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1]+[.F22]+[.G22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53">
            <text:p>Kira snyG Metin ÇELİK 4/8 31-12-2022</text:p>
          </table:table-cell>
          <table:table-cell table:style-name="ce53"/>
          <table:table-cell office:value-type="currency" office:value="1000" table:style-name="ce54">
            <text:p>₺1.000,00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table:style-name="ce36"/>
          <table:table-cell office:value-type="float" office:value="-14998.419999999998" table:formula="of:=[.H23]+[.F24]+[.G24]" table:style-name="ce36">
            <text:p>-14.998,4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3 aylık kira bedeli</text:p>
          </table:table-cell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 ay teminattan kalan</text:p>
          </table:table-cell>
          <table:table-cell table:style-name="ce60"/>
          <table:table-cell table:style-name="ce53"/>
          <table:table-cell office:value-type="float" office:value="100" table:style-name="ce53">
            <text:p>1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6130.21" table:formula="of:=SUM([.D36:.D43])" table:style-name="ce65">
            <text:p>6.130,21</text:p>
          </table:table-cell>
          <table:table-cell office:value-type="float" office:value="5930.26" table:formula="of:=SUM([.E36:.E43])" table:style-name="ce65">
            <text:p>5.930,2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office:value-type="string" table:style-name="ce66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55">
            <text:p>1.22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2">
            <text:p>1.264,87</text:p>
          </table:table-cell>
          <table:table-cell office:value-type="float" office:value="1265" table:style-name="ce36">
            <text:p>1.26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2">
            <text:p>366,02</text:p>
          </table:table-cell>
          <table:table-cell office:value-type="float" office:value="366" table:style-name="ce36">
            <text:p>366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49"/>
          <table:table-cell office:value-type="float" office:value="200" table:style-name="ce6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83.26" table:style-name="ce22">
            <text:p>183,26</text:p>
          </table:table-cell>
          <table:table-cell office:value-type="float" office:value="183.26" table:style-name="ce49">
            <text:p>183,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233.5699999999988" table:formula="of:=SUM([.E49:.E82])" table:style-name="ce4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208.17" table:style-name="ce36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151.65" table:style-name="ce36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2/9</text:p>
          </table:table-cell>
          <table:table-cell table:style-name="ce49"/>
          <table:table-cell office:value-type="string" table:style-name="ce49">
            <text:p><text:s/>2 – 9</text:p>
          </table:table-cell>
          <table:table-cell office:value-type="float" office:value="-1111.1099999999999" table:style-name="ce36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2/3</text:p>
          </table:table-cell>
          <table:table-cell table:style-name="ce49"/>
          <table:table-cell office:value-type="string" table:style-name="ce47">
            <text:p><text:s/>2 – 3</text:p>
          </table:table-cell>
          <table:table-cell office:value-type="float" office:value="-678.58" table:style-name="ce36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397.46" table:style-name="ce36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80.91" table:style-name="ce36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127.05" table:style-name="ce36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49.31" table:style-name="ce36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43">
            <text:p>erenler pide 12- k1</text:p>
          </table:table-cell>
          <table:table-cell table:number-columns-repeated="2" table:style-name="ce1"/>
          <table:table-cell office:value-type="float" office:value="-182.4" table:style-name="ce36">
            <text:p>-182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6">
            <text:p>-7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4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6">
            <text:p>-137,8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9">
            <text:p>ayfer kurt ???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erenler</text:p>
          </table:table-cell>
          <table:table-cell table:number-columns-repeated="2" table:style-name="ce49"/>
          <table:table-cell office:value-type="float" office:value="-142.63999999999999" table:style-name="ce36">
            <text:p>-142,6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69">
            <text:p>erenler pide 12- k3</text:p>
          </table:table-cell>
          <table:table-cell table:number-columns-repeated="2" table:style-name="ce49"/>
          <table:table-cell office:value-type="float" office:value="-148.47" table:style-name="ce36">
            <text:p>-148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69">
            <text:p>erenler pide 12- k4</text:p>
          </table:table-cell>
          <table:table-cell table:number-columns-repeated="2" table:style-name="ce49"/>
          <table:table-cell office:value-type="float" office:value="-142.77000000000001" table:style-name="ce36">
            <text:p>-142,7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aşıkbaba</text:p>
          </table:table-cell>
          <table:table-cell table:number-columns-repeated="2" table:style-name="ce49"/>
          <table:table-cell office:value-type="float" office:value="-334.55" table:style-name="ce36">
            <text:p>-334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tokat avm yunus</text:p>
          </table:table-cell>
          <table:table-cell table:number-columns-repeated="2" table:style-name="ce49"/>
          <table:table-cell office:value-type="float" office:value="-148.75" table:style-name="ce36">
            <text:p>-148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benzin audi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49">
            <text:p>yunus</text:p>
          </table:table-cell>
          <table:table-cell table:number-columns-repeated="2" table:style-name="ce49"/>
          <table:table-cell office:value-type="float" office:value="-223.23" table:style-name="ce36">
            <text:p>-223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9T00:00:00" table:style-name="ce41">
            <text:p>09.12.2022</text:p>
          </table:table-cell>
          <table:table-cell office:value-type="string" table:style-name="ce69">
            <text:p>erenler pide 12- k5</text:p>
          </table:table-cell>
          <table:table-cell table:number-columns-repeated="2" table:style-name="ce49"/>
          <table:table-cell office:value-type="float" office:value="-218.37" table:style-name="ce36">
            <text:p>-218,3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0T00:00:00" table:style-name="ce41">
            <text:p>10.12.2022</text:p>
          </table:table-cell>
          <table:table-cell office:value-type="string" table:style-name="ce69">
            <text:p>erenler pide 12- k6</text:p>
          </table:table-cell>
          <table:table-cell table:number-columns-repeated="2" table:style-name="ce49"/>
          <table:table-cell office:value-type="float" office:value="-209.35" table:style-name="ce36">
            <text:p>-209,3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69">
            <text:p>erenler pide 12- k7</text:p>
          </table:table-cell>
          <table:table-cell table:number-columns-repeated="2" table:style-name="ce1"/>
          <table:table-cell office:value-type="float" office:value="-202.93" table:style-name="ce36">
            <text:p>-202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4T00:00:00" table:style-name="ce41">
            <text:p>14.12.2022</text:p>
          </table:table-cell>
          <table:table-cell office:value-type="string" table:style-name="ce69">
            <text:p>erenler pide 12- k8</text:p>
          </table:table-cell>
          <table:table-cell table:number-columns-repeated="2" table:style-name="ce49"/>
          <table:table-cell office:value-type="float" office:value="-167.75" table:style-name="ce36">
            <text:p>-167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43">
            <text:p>erenler pide 12- k9</text:p>
          </table:table-cell>
          <table:table-cell table:number-columns-repeated="2" table:style-name="ce1"/>
          <table:table-cell office:value-type="float" office:value="-221.18" table:style-name="ce36">
            <text:p>-221,1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yunus market</text:p>
          </table:table-cell>
          <table:table-cell table:number-columns-repeated="2" table:style-name="ce49"/>
          <table:table-cell office:value-type="float" office:value="-268.73" table:style-name="ce36">
            <text:p>-268,7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kuruymş</text:p>
          </table:table-cell>
          <table:table-cell table:number-columns-repeated="2" table:style-name="ce49"/>
          <table:table-cell office:value-type="float" office:value="-140.9" table:style-name="ce36">
            <text:p>-140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erenler pide 12- k10</text:p>
          </table:table-cell>
          <table:table-cell table:number-columns-repeated="2" table:style-name="ce49"/>
          <table:table-cell office:value-type="float" office:value="-138.4" table:style-name="ce36">
            <text:p>-138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0T00:00:00" table:style-name="ce41">
            <text:p>20.12.2022</text:p>
          </table:table-cell>
          <table:table-cell office:value-type="string" table:style-name="ce43">
            <text:p>erenler pide 12- k11</text:p>
          </table:table-cell>
          <table:table-cell table:number-columns-repeated="2" table:style-name="ce49"/>
          <table:table-cell office:value-type="float" office:value="-277.5" table:style-name="ce36">
            <text:p>-277,5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1T00:00:00" table:style-name="ce41">
            <text:p>21.12.2022</text:p>
          </table:table-cell>
          <table:table-cell office:value-type="string" table:style-name="ce43">
            <text:p>erenler pide 12- k12</text:p>
          </table:table-cell>
          <table:table-cell table:number-columns-repeated="2" table:style-name="ce49"/>
          <table:table-cell office:value-type="float" office:value="-166.62" table:style-name="ce36">
            <text:p>-166,6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2T00:00:00" table:style-name="ce41">
            <text:p>22.12.2022</text:p>
          </table:table-cell>
          <table:table-cell office:value-type="string" table:style-name="ce49">
            <text:p>2240 vodafon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3T00:00:00" table:style-name="ce41">
            <text:p>23.12.2022</text:p>
          </table:table-cell>
          <table:table-cell office:value-type="string" table:style-name="ce43">
            <text:p>erenler pide 12- k13</text:p>
          </table:table-cell>
          <table:table-cell table:number-columns-repeated="2" table:style-name="ce49"/>
          <table:table-cell office:value-type="float" office:value="-192" table:style-name="ce36">
            <text:p>-192,00</text:p>
          </table:table-cell>
          <table:table-cell table:number-columns-repeated="3" table:style-name="ce36"/>
          <table:table-cell table:number-columns-repeated="16376"/>
        </table:table-row>
        <table:table-row table:number-rows-repeated="28" table:style-name="ro2">
          <table:table-cell table:style-name="ce41"/>
          <table:table-cell table:style-name="ce43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2 Ocak <text:s/>Devir</text:p>
          </table:table-cell>
          <table:table-cell table:style-name="ce37"/>
          <table:table-cell table:style-name="ce39"/>
          <table:table-cell office:value-type="float" office:value="356022.27" table:formula="of:=SUM([.E112:.E119])" table:style-name="ce4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6">
            <text:p>-14.998,42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4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8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8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761" table:formula="of:=SUM([.D4:.D43])" table:style-name="ce45">
            <text:p>15.761,00</text:p>
          </table:table-cell>
          <table:table-cell office:value-type="float" office:value="-56286.92" table:formula="of:=SUM([.E4:.E38])" table:style-name="ce48">
            <text:p>-56.286,92</text:p>
          </table:table-cell>
          <table:table-cell office:value-type="float" office:value="26990.010000000002" table:formula="of:=SUM([.F4:.F43])" table:style-name="ce45">
            <text:p>26.990,01</text:p>
          </table:table-cell>
          <table:table-cell office:value-type="float" office:value="-77441.489999999991" table:formula="of:=SUM([.G4:.G43])" table:style-name="ce45">
            <text:p>-77.441,49</text:p>
          </table:table-cell>
          <table:table-cell office:value-type="float" office:value="-50451.479999999989" table:formula="of:=[.F2]+[.G2]" table:style-name="ce4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4" table:style-name="ce36">
            <text:p>-264,00</text:p>
          </table:table-cell>
          <table:table-cell office:value-type="float" office:value="-264" table:formula="of:=[.H3]+[.F4]+[.G4]" table:style-name="ce36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31" table:style-name="ce36">
            <text:p>-531,00</text:p>
          </table:table-cell>
          <table:table-cell office:value-type="float" office:value="-795" table:formula="of:=[.H4]+[.F5]+[.G5]" table:style-name="ce36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6">
            <text:p>-3.076,29</text:p>
          </table:table-cell>
          <table:table-cell table:style-name="ce1"/>
          <table:table-cell office:value-type="float" office:value="-3076.29" table:style-name="ce36">
            <text:p>-3.076,29</text:p>
          </table:table-cell>
          <table:table-cell office:value-type="float" office:value="-3871.29" table:formula="of:=[.H5]+[.F6]+[.G6]" table:style-name="ce36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70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office:value-type="float" office:value="6920" table:style-name="ce73">
            <text:p>6.920,00</text:p>
          </table:table-cell>
          <table:table-cell table:style-name="ce36"/>
          <table:table-cell office:value-type="float" office:value="3048.71" table:formula="of:=[.H6]+[.F7]+[.G7]" table:style-name="ce36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70">
            <text:p>Doğuş Kira 6/12-2023-24</text:p>
          </table:table-cell>
          <table:table-cell office:value-type="string" table:style-name="ce70">
            <text:p>bankadan</text:p>
          </table:table-cell>
          <table:table-cell table:style-name="ce71"/>
          <table:table-cell table:style-name="ce72"/>
          <table:table-cell office:value-type="float" office:value="6000" table:style-name="ce73">
            <text:p>6.000,00</text:p>
          </table:table-cell>
          <table:table-cell table:style-name="ce36"/>
          <table:table-cell office:value-type="float" office:value="9048.7099999999991" table:formula="of:=[.H7]+[.F8]+[.G8]" table:style-name="ce36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6">
            <text:p>-4.657,20</text:p>
          </table:table-cell>
          <table:table-cell table:style-name="ce36"/>
          <table:table-cell office:value-type="float" office:value="-4657.21" table:style-name="ce36">
            <text:p>-4.657,21</text:p>
          </table:table-cell>
          <table:table-cell office:value-type="float" office:value="4391.4999999999991" table:formula="of:=[.H8]+[.F9]+[.G9]" table:style-name="ce36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00" table:style-name="ce36">
            <text:p>-5.000,00</text:p>
          </table:table-cell>
          <table:table-cell office:value-type="float" office:value="-608.50000000000091" table:formula="of:=[.H9]+[.F10]+[.G10]" table:style-name="ce36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Kira Adem Özen 9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08.5000000000009" table:formula="of:=[.H10]+[.F11]+[.G11]" table:style-name="ce36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Aidat Marmara Royal Site 9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0.27" table:style-name="ce36">
            <text:p>-670,27</text:p>
          </table:table-cell>
          <table:table-cell office:value-type="float" office:value="-5578.77" table:formula="of:=[.H11]+[.F12]+[.G12]" table:style-name="ce36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02.03" table:style-name="ce36">
            <text:p>-102,03</text:p>
          </table:table-cell>
          <table:table-cell office:value-type="float" office:value="-5680.8" table:formula="of:=[.H12]+[.F13]+[.G13]" table:style-name="ce36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6">
            <text:p>-2.667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8680.7999999999993" table:formula="of:=[.H13]+[.F14]+[.G14]" table:style-name="ce36">
            <text:p>-8.680,8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6">
            <text:p>-87,69</text:p>
          </table:table-cell>
          <table:table-cell table:style-name="ce1"/>
          <table:table-cell office:value-type="float" office:value="-87.69" table:formula="of:=[.D58]*-1" table:style-name="ce36">
            <text:p>-87,69</text:p>
          </table:table-cell>
          <table:table-cell office:value-type="float" office:value="-8768.49" table:formula="of:=[.H14]+[.F15]+[.G15]" table:style-name="ce36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50">
            <text:p>İstanbuldan gül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8972.49" table:formula="of:=[.H15]+[.F16]+[.G16]" table:style-name="ce36">
            <text:p>-8.972,4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Elektrik 8758480300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95" table:style-name="ce36">
            <text:p>-95,00</text:p>
          </table:table-cell>
          <table:table-cell office:value-type="float" office:value="-9067.49" table:formula="of:=[.H16]+[.F17]+[.G17]" table:style-name="ce36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4 Kümbet D10</text:p>
          </table:table-cell>
          <table:table-cell table:style-name="ce1"/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872.5" table:style-name="ce36">
            <text:p>-1.872,50</text:p>
          </table:table-cell>
          <table:table-cell office:value-type="float" office:value="-10939.99" table:formula="of:=[.H17]+[.F18]+[.G18]" table:style-name="ce36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99.5" table:style-name="ce36">
            <text:p>-99,50</text:p>
          </table:table-cell>
          <table:table-cell office:value-type="float" office:value="-11039.49" table:formula="of:=[.H18]+[.F19]+[.G19]" table:style-name="ce36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11039.49" table:formula="of:=[.H19]+[.F20]+[.G20]" table:style-name="ce36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36"/>
          <table:table-cell office:value-type="float" office:value="5570.01" table:style-name="ce36">
            <text:p>5.570,01</text:p>
          </table:table-cell>
          <table:table-cell table:style-name="ce36"/>
          <table:table-cell office:value-type="float" office:value="-5469.48" table:formula="of:=[.H20]+[.F21]+[.G21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48"/>
          <table:table-cell office:value-type="float" office:value="-5469.48" table:formula="of:=[.H21]+[.F22]+[.G22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8171.48" table:formula="of:=[.H22]+[.F23]+[.G23]" table:style-name="ce36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6">
            <text:p>-30.374,00</text:p>
          </table:table-cell>
          <table:table-cell table:number-columns-repeated="2" table:style-name="ce36"/>
          <table:table-cell office:value-type="float" office:value="-8171.48" table:formula="of:=[.H23]+[.F24]+[.G24]" table:style-name="ce36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10873.48" table:formula="of:=[.H24]+[.F25]+[.G25]" table:style-name="ce36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3623.48" table:formula="of:=[.H25]+[.F26]+[.G26]" table:style-name="ce36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40" table:style-name="ce36">
            <text:p>-5.040,00</text:p>
          </table:table-cell>
          <table:table-cell office:value-type="float" office:value="-18663.48" table:formula="of:=[.H26]+[.F27]+[.G27]" table:style-name="ce36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663.48" table:formula="of:=[.H27]+[.F28]+[.G28]" table:style-name="ce36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48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6663.48" table:formula="of:=[.H28]+[.F29]+[.G29]" table:style-name="ce36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8"/>
          <table:table-cell table:number-columns-repeated="2" table:style-name="ce36"/>
          <table:table-cell office:value-type="float" office:value="-16663.48" table:formula="of:=[.H29]+[.F30]+[.G30]" table:style-name="ce36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48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10163.48" table:formula="of:=[.H30]+[.F31]+[.G31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style-name="ce48"/>
          <table:table-cell table:number-columns-repeated="2" table:style-name="ce1"/>
          <table:table-cell office:value-type="float" office:value="-10163.48" table:formula="of:=[.H31]+[.F32]+[.G32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10163.48" table:formula="of:=[.H32]+[.F33]+[.G33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3">
            <text:p>Metin Elektrik Teminat 1200 – 6/6 200 TL</text:p>
          </table:table-cell>
          <table:table-cell table:number-columns-repeated="2" table:style-name="ce49"/>
          <table:table-cell table:number-columns-repeated="3" table:style-name="ce1"/>
          <table:table-cell office:value-type="float" office:value="-10163.48" table:formula="of:=[.H33]+[.F34]+[.G34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6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48"/>
          <table:table-cell table:style-name="ce1"/>
          <table:table-cell office:value-type="float" office:value="-1368" table:style-name="ce36">
            <text:p>-1.368,00</text:p>
          </table:table-cell>
          <table:table-cell office:value-type="float" office:value="-11531.48" table:formula="of:=[.H37]+[.F38]+[.G38]" table:style-name="ce36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6"/>
          <table:table-cell table:style-name="ce48"/>
          <table:table-cell table:style-name="ce36"/>
          <table:table-cell office:value-type="float" office:value="-6920" table:style-name="ce36">
            <text:p>-6.920,00</text:p>
          </table:table-cell>
          <table:table-cell office:value-type="float" office:value="-18451.48" table:formula="of:=[.H38]+[.F39]+[.G39]" table:style-name="ce36">
            <text:p>-18.451,48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office:value-type="float" office:value="-18451.48" table:formula="of:=[.H39]+[.F40]+[.G40]" table:style-name="ce36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6"/>
          <table:table-cell table:style-name="ce48"/>
          <table:table-cell table:style-name="ce36"/>
          <table:table-cell office:value-type="float" office:value="-32000" table:style-name="ce36">
            <text:p>-32.000,00</text:p>
          </table:table-cell>
          <table:table-cell office:value-type="float" office:value="-50451.479999999996" table:formula="of:=[.H40]+[.F41]+[.G41]" table:style-name="ce36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2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-1 ay teminattan kalan</text:p>
          </table:table-cell>
          <table:table-cell table:style-name="ce60"/>
          <table:table-cell table:style-name="ce53"/>
          <table:table-cell office:value-type="float" office:value="300" table:style-name="ce48">
            <text:p>30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 table:style-name="ce48"/>
          <table:table-cell table:number-columns-repeated="2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615.6899999999996" table:formula="of:=SUM([.D51:.D58])" table:style-name="ce65">
            <text:p>4.615,69</text:p>
          </table:table-cell>
          <table:table-cell office:value-type="float" office:value="4215.6899999999996" table:formula="of:=SUM([.E51:.E58])" table:style-name="ce48">
            <text:p>4.215,69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48">
            <text:p>1.24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48">
            <text:p>91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48">
            <text:p>29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48">
            <text:p>1.368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05.16000000000003" table:style-name="ce1">
            <text:p>305,16</text:p>
          </table:table-cell>
          <table:table-cell office:value-type="float" office:value="305" table:style-name="ce48">
            <text:p>30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49"/>
          <table:table-cell office:value-type="float" office:value="200" table:style-name="ce74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49"/>
          <table:table-cell office:value-type="float" office:value="87.69" table:style-name="ce49">
            <text:p>87,69</text:p>
          </table:table-cell>
          <table:table-cell office:value-type="float" office:value="87.69" table:style-name="ce48">
            <text:p>87,69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657.2000000000007" table:formula="of:=SUM([.E63:.E85])" table:style-name="ce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3/9</text:p>
          </table:table-cell>
          <table:table-cell table:style-name="ce49"/>
          <table:table-cell office:value-type="string" table:style-name="ce49">
            <text:p><text:s/>3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3/3</text:p>
          </table:table-cell>
          <table:table-cell table:style-name="ce49"/>
          <table:table-cell office:value-type="string" table:style-name="ce47">
            <text:p><text:s/>3 – 3</text:p>
          </table:table-cell>
          <table:table-cell office:value-type="float" office:value="-678.58" table:style-name="ce48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9T00:00:00" table:style-name="ce4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49"/>
          <table:table-cell office:value-type="float" office:value="-76.3" table:style-name="ce48">
            <text:p>-76,3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48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48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4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48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4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48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4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48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4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48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4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48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48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4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4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48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48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4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48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076.2899999999995" table:formula="of:=SUM([.E88:.E103])" table:style-name="ce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41">
            <text:p>24.12.2022</text:p>
          </table:table-cell>
          <table:table-cell office:value-type="string" table:style-name="ce49">
            <text:p>erenler pide 12- kkdnz01</text:p>
          </table:table-cell>
          <table:table-cell table:number-columns-repeated="2" table:style-name="ce49"/>
          <table:table-cell office:value-type="float" office:value="-136.19" table:style-name="ce48">
            <text:p>-136,1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erenler pide 12- kkdnz02</text:p>
          </table:table-cell>
          <table:table-cell table:number-columns-repeated="2" table:style-name="ce49"/>
          <table:table-cell office:value-type="float" office:value="-193.47" table:style-name="ce48">
            <text:p>-193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toyota rav4 yağ-filtre</text:p>
          </table:table-cell>
          <table:table-cell table:number-columns-repeated="2" table:style-name="ce49"/>
          <table:table-cell office:value-type="float" office:value="-600" table:style-name="ce48">
            <text:p>-6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erenler pide 12- kkdnz03</text:p>
          </table:table-cell>
          <table:table-cell table:number-columns-repeated="2" table:style-name="ce49"/>
          <table:table-cell office:value-type="float" office:value="-206.27" table:style-name="ce48">
            <text:p>-206,2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8T00:00:00" table:style-name="ce41">
            <text:p>28.12.2022</text:p>
          </table:table-cell>
          <table:table-cell office:value-type="string" table:style-name="ce49">
            <text:p>erenler pide 12- kkdnz04</text:p>
          </table:table-cell>
          <table:table-cell table:number-columns-repeated="2" table:style-name="ce49"/>
          <table:table-cell office:value-type="float" office:value="-146.44" table:style-name="ce48">
            <text:p>-146,4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1T00:00:00" table:style-name="ce41">
            <text:p>01.01.2023</text:p>
          </table:table-cell>
          <table:table-cell office:value-type="string" table:style-name="ce49">
            <text:p>sivas yemek</text:p>
          </table:table-cell>
          <table:table-cell table:number-columns-repeated="2" table:style-name="ce49"/>
          <table:table-cell office:value-type="float" office:value="-340" table:style-name="ce48">
            <text:p>-34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69">
            <text:p>erenler pide 01- kkdnz01</text:p>
          </table:table-cell>
          <table:table-cell table:number-columns-repeated="2" table:style-name="ce1"/>
          <table:table-cell office:value-type="float" office:value="-164.8" table:style-name="ce48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41">
            <text:p>04.01.2023</text:p>
          </table:table-cell>
          <table:table-cell office:value-type="string" table:style-name="ce6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48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41">
            <text:p>05.01.2023</text:p>
          </table:table-cell>
          <table:table-cell office:value-type="string" table:style-name="ce6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48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48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48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48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21"/>
          <table:table-cell office:value-type="float" office:value="-31.35" table:style-name="ce48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21"/>
          <table:table-cell office:value-type="float" office:value="31.35" table:style-name="ce48">
            <text:p>31,35</text:p>
          </table:table-cell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Şubat <text:s/>Devir</text:p>
          </table:table-cell>
          <table:table-cell table:style-name="ce37"/>
          <table:table-cell table:style-name="ce39"/>
          <table:table-cell office:value-type="float" office:value="335748" table:formula="of:=SUM([.E112:.E119])" table:style-name="ce4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6">
            <text:p>-50.451,4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R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8189" table:formula="of:=SUM([.D5:.D36])" table:style-name="ce45">
            <text:p>88.189,00</text:p>
          </table:table-cell>
          <table:table-cell office:value-type="float" office:value="-24634.690000000002" table:formula="of:=SUM([.E5:.E35])" table:style-name="ce45">
            <text:p>-24.634,69</text:p>
          </table:table-cell>
          <table:table-cell office:value-type="float" office:value="23139.34" table:formula="of:=SUM([.F4:.F36])" table:style-name="ce45">
            <text:p>23.139,34</text:p>
          </table:table-cell>
          <table:table-cell office:value-type="float" office:value="-33283.54" table:formula="of:=SUM([.G5:.G40])" table:style-name="ce45">
            <text:p>-33.283,54</text:p>
          </table:table-cell>
          <table:table-cell office:value-type="float" office:value="-10144.200000000001" table:formula="of:=[.F2]+[.G2]" table:style-name="ce4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6"/>
          <table:table-cell office:value-type="float" office:value="0" table:formula="of:=[.F3]+[.G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4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6"/>
          <table:table-cell office:value-type="float" office:value="5000" table:formula="of:=[.H3]+[.F4]+[.G4]" table:style-name="ce36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24" table:style-name="ce36">
            <text:p>-224,00</text:p>
          </table:table-cell>
          <table:table-cell office:value-type="float" office:value="4776" table:formula="of:=[.H4]+[.F5]+[.G5]" table:style-name="ce36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61" table:style-name="ce36">
            <text:p>-461,00</text:p>
          </table:table-cell>
          <table:table-cell office:value-type="float" office:value="4315" table:formula="of:=[.H5]+[.F6]+[.G6]" table:style-name="ce36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41">
            <text:p>14.03.2023</text:p>
          </table:table-cell>
          <table:table-cell office:value-type="string" table:style-name="ce47">
            <text:p>Kira Adem Özen 10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15" table:formula="of:=[.H6]+[.F7]+[.G7]" table:style-name="ce36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Aidat Marmara Royal Site 10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2.15" table:style-name="ce36">
            <text:p>-672,15</text:p>
          </table:table-cell>
          <table:table-cell office:value-type="float" office:value="-657.15" table:formula="of:=[.H7]+[.F8]+[.G8]" table:style-name="ce36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87.46" table:style-name="ce36">
            <text:p>-187,46</text:p>
          </table:table-cell>
          <table:table-cell office:value-type="float" office:value="-844.61" table:formula="of:=[.H8]+[.F9]+[.G9]" table:style-name="ce36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464.5" table:style-name="ce36">
            <text:p>-1.464,50</text:p>
          </table:table-cell>
          <table:table-cell office:value-type="float" office:value="-2309.11" table:formula="of:=[.H9]+[.F10]+[.G10]" table:style-name="ce36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64.5" table:style-name="ce36">
            <text:p>-64,50</text:p>
          </table:table-cell>
          <table:table-cell office:value-type="float" office:value="-2373.61" table:formula="of:=[.H10]+[.F11]+[.G11]" table:style-name="ce36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6">
            <text:p>-64,93</text:p>
          </table:table-cell>
          <table:table-cell table:style-name="ce36"/>
          <table:table-cell office:value-type="float" office:value="-64.930000000000007" table:style-name="ce36">
            <text:p>-64,93</text:p>
          </table:table-cell>
          <table:table-cell office:value-type="float" office:value="-2438.54" table:formula="of:=[.H11]+[.F12]+[.G12]" table:style-name="ce36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6">
            <text:p>-7.675,40</text:p>
          </table:table-cell>
          <table:table-cell table:style-name="ce36"/>
          <table:table-cell office:value-type="float" office:value="-7675.38" table:style-name="ce36">
            <text:p>-7.675,38</text:p>
          </table:table-cell>
          <table:table-cell office:value-type="float" office:value="-10113.92" table:formula="of:=[.H12]+[.F13]+[.G13]" table:style-name="ce36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6">
            <text:p>-1.174,72</text:p>
          </table:table-cell>
          <table:table-cell table:style-name="ce1"/>
          <table:table-cell office:value-type="float" office:value="-1174.72" table:style-name="ce36">
            <text:p>-1.174,72</text:p>
          </table:table-cell>
          <table:table-cell office:value-type="float" office:value="-11288.64" table:formula="of:=[.H13]+[.F14]+[.G14]" table:style-name="ce36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4038.64" table:formula="of:=[.H14]+[.F15]+[.G15]" table:style-name="ce36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1621" table:style-name="ce36">
            <text:p>-1.621,00</text:p>
          </table:table-cell>
          <table:table-cell office:value-type="float" office:value="-15659.64" table:formula="of:=[.H15]+[.F16]+[.G16]" table:style-name="ce36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8409.64" table:formula="of:=[.H16]+[.F17]+[.G17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7]+[.F18]+[.G18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2">
            <text:p>2.428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8]+[.F19]+[.G19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89.34" table:style-name="ce36">
            <text:p>5.589,34</text:p>
          </table:table-cell>
          <table:table-cell table:style-name="ce36"/>
          <table:table-cell office:value-type="float" office:value="-12820.3" table:formula="of:=[.H19]+[.F20]+[.G20]" table:style-name="ce36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1170.3" table:formula="of:=[.H20]+[.F21]+[.G21]" table:style-name="ce36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5">
            <text:p>6.500,00</text:p>
          </table:table-cell>
          <table:table-cell table:style-name="ce36"/>
          <table:table-cell office:value-type="float" office:value="-4670.2999999999993" table:formula="of:=[.H21]+[.F22]+[.G22]" table:style-name="ce36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6">
            <text:p>4.000,00</text:p>
          </table:table-cell>
          <table:table-cell table:style-name="ce36"/>
          <table:table-cell office:value-type="float" office:value="-670.29999999999927" table:formula="of:=[.H22]+[.F23]+[.G23]" table:style-name="ce36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6">
            <text:p>400,00</text:p>
          </table:table-cell>
          <table:table-cell table:style-name="ce36"/>
          <table:table-cell office:value-type="float" office:value="-270.29999999999927" table:formula="of:=[.H23]+[.F24]+[.G24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4]+[.F25]+[.G25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5]+[.F26]+[.G26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36"/>
          <table:table-cell office:value-type="float" office:value="-270.29999999999927" table:formula="of:=[.H26]+[.F27]+[.G27]" table:style-name="ce36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4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200" table:style-name="ce36">
            <text:p>-200,00</text:p>
          </table:table-cell>
          <table:table-cell office:value-type="float" office:value="-470.29999999999927" table:formula="of:=[.H27]+[.F28]+[.G28]" table:style-name="ce36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3450" table:style-name="ce36">
            <text:p>-3.450,00</text:p>
          </table:table-cell>
          <table:table-cell office:value-type="float" office:value="-3920.2999999999993" table:formula="of:=[.H28]+[.F29]+[.G29]" table:style-name="ce36">
            <text:p>-3.920,3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style-name="ce48"/>
          <table:table-cell table:style-name="ce1"/>
          <table:table-cell table:style-name="ce36"/>
          <table:table-cell office:value-type="float" office:value="-3920.2999999999993" table:formula="of:=[.H29]+[.F30]+[.G30]" table:style-name="ce36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6">
            <text:p>-294,90</text:p>
          </table:table-cell>
          <table:table-cell table:style-name="ce1"/>
          <table:table-cell office:value-type="float" office:value="-294.89999999999998" table:style-name="ce36">
            <text:p>-294,90</text:p>
          </table:table-cell>
          <table:table-cell office:value-type="float" office:value="-4215.1999999999989" table:formula="of:=[.H30]+[.F31]+[.G31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6"/>
          <table:table-cell office:value-type="float" office:value="-4215.1999999999989" table:formula="of:=[.H31]+[.F32]+[.G32]" table:style-name="ce36">
            <text:p>-4.2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4215.1999999999989" table:formula="of:=[.H32]+[.F33]+[.G33]" table:style-name="ce36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2" table:style-name="ce36"/>
          <table:table-cell office:value-type="float" office:value="-4215.1999999999989" table:formula="of:=[.H33]+[.F34]+[.G34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4]+[.F35]+[.G35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5]+[.F36]+[.G36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4800" table:style-name="ce36">
            <text:p>-4.800,00</text:p>
          </table:table-cell>
          <table:table-cell office:value-type="float" office:value="-9015.1999999999989" table:formula="of:=[.H36]+[.F37]+[.G37]" table:style-name="ce36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48"/>
          <table:table-cell office:value-type="float" office:value="1129" table:style-name="ce36">
            <text:p>1.129,00</text:p>
          </table:table-cell>
          <table:table-cell office:value-type="float" office:value="-1129" table:style-name="ce36">
            <text:p>-1.129,00</text:p>
          </table:table-cell>
          <table:table-cell office:value-type="float" office:value="-9015.1999999999989" table:formula="of:=[.H37]+[.F38]+[.G38]" table:style-name="ce36">
            <text:p>-9.0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office:value-type="string" table:style-name="ce36">
            <text:p>umut aylık +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number-columns-repeated="3" table:style-name="ce13"/>
          <table:table-cell table:style-name="ce55"/>
          <table:table-cell table:style-name="ce1"/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61"/>
          <table:table-cell table:style-name="ce13"/>
          <table:table-cell table:style-name="ce62"/>
          <table:table-cell table:number-columns-repeated="2" table:style-name="ce13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3" table:style-name="ce13"/>
          <table:table-cell table:style-name="ce36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899.0699999999997" table:formula="of:=SUM([.D47:.D54])" table:style-name="ce65">
            <text:p>3.899,07</text:p>
          </table:table-cell>
          <table:table-cell office:value-type="float" office:value="3699.0699999999997" table:formula="of:=SUM([.E47:.E54])" table:style-name="ce65">
            <text:p>3.699,07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6">
            <text:p>933,1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6">
            <text:p>996,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42.4" table:style-name="ce49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49">
            <text:p>64,9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67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675.4" table:formula="of:=SUM([.E59:.E92])" table:style-name="ce78">
            <text:p>-7.675,4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4/9</text:p>
          </table:table-cell>
          <table:table-cell table:style-name="ce49"/>
          <table:table-cell office:value-type="string" table:style-name="ce49">
            <text:p><text:s/>4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6T00:00:00" table:style-name="ce4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48">
            <text:p>-167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7T00:00:00" table:style-name="ce4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48">
            <text:p>-169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8T00:00:00" table:style-name="ce4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21"/>
          <table:table-cell office:value-type="float" office:value="-150.32" table:style-name="ce48">
            <text:p>-150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0T00:00:00" table:style-name="ce4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21"/>
          <table:table-cell office:value-type="float" office:value="-171.76" table:style-name="ce48">
            <text:p>-171,7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21"/>
          <table:table-cell office:value-type="float" office:value="-119.42" table:style-name="ce48">
            <text:p>-119,42</text:p>
          </table:table-cell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21"/>
          <table:table-cell office:value-type="float" office:value="-225.4" table:style-name="ce48">
            <text:p>-225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1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1 – 3</text:p>
          </table:table-cell>
          <table:table-cell office:value-type="float" office:value="-134.74" table:style-name="ce48">
            <text:p>-134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1 – 3</text:p>
          </table:table-cell>
          <table:table-cell office:value-type="float" office:value="-378.33" table:style-name="ce48">
            <text:p>-378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48">
            <text:p>-880,2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48">
            <text:p>-218,2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48">
            <text:p>-120,45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21"/>
          <table:table-cell office:value-type="float" office:value="-130.56" table:style-name="ce48">
            <text:p>-130,56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4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379" table:style-name="ce48">
            <text:p>-37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510" table:style-name="ce48">
            <text:p>-5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21"/>
          <table:table-cell office:value-type="float" office:value="-54.77" table:style-name="ce48">
            <text:p>-54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21"/>
          <table:table-cell office:value-type="float" office:value="-459" table:style-name="ce48">
            <text:p>-45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21"/>
          <table:table-cell office:value-type="float" office:value="-211" table:style-name="ce48">
            <text:p>-211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" table:style-name="ce48">
            <text:p>-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32.77000000000001" table:style-name="ce48">
            <text:p>-132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86.34" table:style-name="ce48">
            <text:p>-186,3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1 – 4</text:p>
          </table:table-cell>
          <table:table-cell office:value-type="float" office:value="-164.98" table:style-name="ce48">
            <text:p>-164,98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79">
            <text:p>25.02.2023</text:p>
          </table:table-cell>
          <table:table-cell table:number-columns-repeated="2" table:style-name="ce1"/>
          <table:table-cell table:style-name="ce21"/>
          <table:table-cell office:value-type="string" table:style-name="ce80">
            <text:p>hesap kesim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4.72" table:formula="of:=SUM([.E96:.E109])" table:style-name="ce40">
            <text:p>-1174,7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erenler pide<text:s text:c="2"/></text:p>
          </table:table-cell>
          <table:table-cell table:number-columns-repeated="2" table:style-name="ce49"/>
          <table:table-cell office:value-type="float" office:value="-122.33" table:style-name="ce48">
            <text:p>-122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trafik cezası atila</text:p>
          </table:table-cell>
          <table:table-cell table:number-columns-repeated="2" table:style-name="ce49"/>
          <table:table-cell office:value-type="float" office:value="-713.25" table:style-name="ce48">
            <text:p>-713,2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41.98" table:style-name="ce48">
            <text:p>-41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2T00:00:00" table:style-name="ce41">
            <text:p>22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30.93" table:style-name="ce48">
            <text:p>-130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3T00:00:00" table:style-name="ce41">
            <text:p>23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66.23" table:style-name="ce48">
            <text:p>-166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4T00:00:00" table:style-name="ce79">
            <text:p>24.02.2023</text:p>
          </table:table-cell>
          <table:table-cell table:style-name="ce1"/>
          <table:table-cell table:number-columns-repeated="2" table:style-name="ce49"/>
          <table:table-cell office:value-type="string" table:style-name="ce80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6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Mart <text:s/>Devir</text:p>
          </table:table-cell>
          <table:table-cell table:style-name="ce37"/>
          <table:table-cell table:style-name="ce39"/>
          <table:table-cell office:value-type="float" office:value="310932.3" table:formula="of:=SUM([.E112:.E120])" table:style-name="ce4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7383.580000000002" table:style-name="ce67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0.59" table:style-name="ce67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2">
            <text:p>1.179,83</text:p>
          </table:table-cell>
          <table:table-cell office:value-type="float" office:value="111" table:style-name="ce22">
            <text:p>111,00</text:p>
          </table:table-cell>
          <table:table-cell office:value-type="float" office:value="130961.12999999999" table:formula="of:=[.D116]*[.C116]" table:style-name="ce67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2">
            <text:p>18,78</text:p>
          </table:table-cell>
          <table:table-cell office:value-type="float" office:value="850" table:style-name="ce22">
            <text:p>850,00</text:p>
          </table:table-cell>
          <table:table-cell office:value-type="float" office:value="15963.000000000002" table:formula="of:=[.D117]*[.C117]" table:style-name="ce67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2">
            <text:p>20,36</text:p>
          </table:table-cell>
          <table:table-cell office:value-type="float" office:value="100" table:style-name="ce22">
            <text:p>100,00</text:p>
          </table:table-cell>
          <table:table-cell office:value-type="float" office:value="2036" table:formula="of:=[.D118]*[.C118]" table:style-name="ce67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26300" table:style-name="ce67">
            <text:p>26.3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rt çıkışı</text:p>
          </table:table-cell>
          <table:table-cell office:value-type="float" office:value="-10144.200000000001" table:formula="of:=[.H2]" table:style-name="ce36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6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0911" table:formula="of:=SUM([.D4:.D35])" table:style-name="ce45">
            <text:p>20.911,00</text:p>
          </table:table-cell>
          <table:table-cell office:value-type="float" office:value="-54277.093000000001" table:formula="of:=SUM([.E4:.E26])" table:style-name="ce45">
            <text:p>-54.277,09</text:p>
          </table:table-cell>
          <table:table-cell office:value-type="float" office:value="72630" table:formula="of:=SUM([.F4:.F36])" table:style-name="ce45">
            <text:p>72.630,00</text:p>
          </table:table-cell>
          <table:table-cell office:value-type="float" office:value="-58332.79" table:formula="of:=SUM([.G4:.G36])" table:style-name="ce45">
            <text:p>-58.332,79</text:p>
          </table:table-cell>
          <table:table-cell office:value-type="float" office:value="14297.21" table:formula="of:=[.F2]+[.G2]" table:style-name="ce4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7" table:style-name="ce36">
            <text:p>-207,00</text:p>
          </table:table-cell>
          <table:table-cell office:value-type="float" office:value="-207" table:formula="of:=[.H3]+[.F4]+[.G4]" table:style-name="ce36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56" table:style-name="ce36">
            <text:p>-456,00</text:p>
          </table:table-cell>
          <table:table-cell office:value-type="float" office:value="-663" table:formula="of:=[.H4]+[.F5]+[.G5]" table:style-name="ce36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Kira Adem Özen 11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63" table:formula="of:=[.H5]+[.F6]+[.G6]" table:style-name="ce36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Aidat Marmara Royal Site 1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5633.27" table:formula="of:=[.H6]+[.F7]+[.G7]" table:style-name="ce36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m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39.9" table:style-name="ce36">
            <text:p>-139,90</text:p>
          </table:table-cell>
          <table:table-cell office:value-type="float" office:value="-5773.17" table:formula="of:=[.H7]+[.F8]+[.G8]" table:style-name="ce36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36"/>
          <table:table-cell office:value-type="float" office:value="-1148" table:style-name="ce36">
            <text:p>-1.148,00</text:p>
          </table:table-cell>
          <table:table-cell office:value-type="float" office:value="-6921.17" table:formula="of:=[.H8]+[.F9]+[.G9]" table:style-name="ce36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93.5" table:style-name="ce36">
            <text:p>-93,50</text:p>
          </table:table-cell>
          <table:table-cell office:value-type="float" office:value="-7014.67" table:formula="of:=[.H9]+[.F10]+[.G10]" table:style-name="ce36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07.14" table:formula="of:=[.D48]*-1" table:style-name="ce36">
            <text:p>-107,14</text:p>
          </table:table-cell>
          <table:table-cell table:style-name="ce36"/>
          <table:table-cell office:value-type="float" office:value="-107.14" table:style-name="ce36">
            <text:p>-107,14</text:p>
          </table:table-cell>
          <table:table-cell office:value-type="float" office:value="-7121.81" table:formula="of:=[.H10]+[.F11]+[.G11]" table:style-name="ce36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6">
            <text:p>-5.461,22</text:p>
          </table:table-cell>
          <table:table-cell table:style-name="ce36"/>
          <table:table-cell office:value-type="float" office:value="-5461.22" table:style-name="ce36">
            <text:p>-5.461,22</text:p>
          </table:table-cell>
          <table:table-cell office:value-type="float" office:value="-12583.03" table:formula="of:=[.H11]+[.F12]+[.G12]" table:style-name="ce36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6">
            <text:p>-31.033,99</text:p>
          </table:table-cell>
          <table:table-cell table:style-name="ce36"/>
          <table:table-cell office:value-type="float" office:value="-31033.99" table:style-name="ce36">
            <text:p>-31.033,99</text:p>
          </table:table-cell>
          <table:table-cell office:value-type="float" office:value="-43617.020000000004" table:formula="of:=[.H12]+[.F13]+[.G13]" table:style-name="ce36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47117.020000000004" table:formula="of:=[.H13]+[.F14]+[.G14]" table:style-name="ce36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48117.020000000004" table:formula="of:=[.H14]+[.F15]+[.G15]" table:style-name="ce36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1617.020000000004" table:formula="of:=[.H15]+[.F16]+[.G16]" table:style-name="ce36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52617.020000000004" table:formula="of:=[.H16]+[.F17]+[.G17]" table:style-name="ce36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6117.020000000004" table:formula="of:=[.H17]+[.F18]+[.G18]" table:style-name="ce36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6"/>
          <table:table-cell office:value-type="float" office:value="6000" table:style-name="ce36">
            <text:p>6.000,00</text:p>
          </table:table-cell>
          <table:table-cell table:style-name="ce36"/>
          <table:table-cell office:value-type="float" office:value="-50117.020000000004" table:formula="of:=[.H18]+[.F19]+[.G19]" table:style-name="ce36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48">
            <text:p>7.500,00</text:p>
          </table:table-cell>
          <table:table-cell table:style-name="ce36"/>
          <table:table-cell office:value-type="float" office:value="-42617.020000000004" table:formula="of:=[.H19]+[.F20]+[.G20]" table:style-name="ce36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51">
            <text:p>₺2.000,00</text:p>
          </table:table-cell>
          <table:table-cell table:style-name="ce1"/>
          <table:table-cell office:value-type="float" office:value="2000" table:style-name="ce48">
            <text:p>2.000,00</text:p>
          </table:table-cell>
          <table:table-cell table:style-name="ce36"/>
          <table:table-cell office:value-type="float" office:value="-40617.020000000004" table:formula="of:=[.H20]+[.F21]+[.G21]" table:style-name="ce36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37817.020000000004" table:formula="of:=[.H21]+[.F22]+[.G22]" table:style-name="ce36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31317.020000000004" table:formula="of:=[.H22]+[.F23]+[.G23]" table:style-name="ce36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6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4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6">
            <text:p>13.000,00</text:p>
          </table:table-cell>
          <table:table-cell table:style-name="ce36"/>
          <table:table-cell office:value-type="float" office:value="-18317.020000000004" table:formula="of:=[.H24]+[.F25]+[.G25]" table:style-name="ce36">
            <text:p>-18.317,0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6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6">
            <text:p>28.080,00</text:p>
          </table:table-cell>
          <table:table-cell table:style-name="ce36"/>
          <table:table-cell office:value-type="float" office:value="9762.9799999999959" table:formula="of:=[.H26]+[.F27]+[.G27]" table:style-name="ce36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6"/>
          <table:table-cell office:value-type="float" office:value="-600" table:style-name="ce36">
            <text:p>-600,00</text:p>
          </table:table-cell>
          <table:table-cell office:value-type="float" office:value="9162.9799999999959" table:formula="of:=[.H27]+[.F28]+[.G28]" table:style-name="ce36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6"/>
          <table:table-cell office:value-type="float" office:value="-1615.77" table:style-name="ce36">
            <text:p>-1.615,77</text:p>
          </table:table-cell>
          <table:table-cell office:value-type="float" office:value="7547.2099999999955" table:formula="of:=[.H28]+[.F29]+[.G29]" table:style-name="ce36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48">
            <text:p>6.750,00</text:p>
          </table:table-cell>
          <table:table-cell table:style-name="ce36"/>
          <table:table-cell office:value-type="float" office:value="14297.209999999995" table:formula="of:=[.H29]+[.F30]+[.G30]" table:style-name="ce48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161.9400000000005" table:formula="of:=SUM([.D43:.D50])" table:style-name="ce65">
            <text:p>4.161,94</text:p>
          </table:table-cell>
          <table:table-cell office:value-type="float" office:value="4162" table:formula="of:=SUM([.E43:.E50])" table:style-name="ce65">
            <text:p>4.16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6">
            <text:p>83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6">
            <text:p>1.24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07.14" table:style-name="ce49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461.222999999999" table:formula="of:=SUM([.E55:.E75])" table:style-name="ce4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5/9</text:p>
          </table:table-cell>
          <table:table-cell table:style-name="ce49"/>
          <table:table-cell office:value-type="string" table:style-name="ce49">
            <text:p><text:s/>5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397.47" table:style-name="ce48">
            <text:p>-397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80.92" table:style-name="ce48">
            <text:p>-80,9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49.323" table:style-name="ce48">
            <text:p>-49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2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2 – 3</text:p>
          </table:table-cell>
          <table:table-cell office:value-type="float" office:value="-134.74" table:style-name="ce48">
            <text:p>-134,74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2 – 3</text:p>
          </table:table-cell>
          <table:table-cell office:value-type="float" office:value="-378.33" table:style-name="ce48">
            <text:p>-378,3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2 – 4</text:p>
          </table:table-cell>
          <table:table-cell office:value-type="float" office:value="-164.98" table:style-name="ce48">
            <text:p>-164,98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1 – 3</text:p>
          </table:table-cell>
          <table:table-cell office:value-type="float" office:value="-240.06" table:style-name="ce48">
            <text:p>-240,0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 – 10</text:p>
          </table:table-cell>
          <table:table-cell office:value-type="float" office:value="-61.39" table:style-name="ce48">
            <text:p>-61,3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1 – 6</text:p>
          </table:table-cell>
          <table:table-cell office:value-type="float" office:value="-376.49" table:style-name="ce48">
            <text:p>-376,4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61.31" table:style-name="ce48">
            <text:p>-161,31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37.93" table:style-name="ce48">
            <text:p>-137,9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21.99" table:style-name="ce48">
            <text:p>-121,9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4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21"/>
          <table:table-cell office:value-type="float" office:value="-94.85" table:style-name="ce48">
            <text:p>-94,8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21"/>
          <table:table-cell office:value-type="float" office:value="-456.1" table:style-name="ce48">
            <text:p>-456,1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4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21"/>
          <table:table-cell office:value-type="float" office:value="-554.11" table:style-name="ce48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21"/>
          <table:table-cell office:value-type="float" office:value="-530.54999999999995" table:style-name="ce48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21"/>
          <table:table-cell office:value-type="float" office:value="-26.53" table:style-name="ce48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2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1033.99" table:formula="of:=SUM([.E79:.E83])" table:style-name="ce4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49">
            <text:p>yasemin okul</text:p>
          </table:table-cell>
          <table:table-cell table:number-columns-repeated="2" table:style-name="ce49"/>
          <table:table-cell office:value-type="float" office:value="-30374" table:style-name="ce48">
            <text:p>-30.374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8T00:00:00" table:style-name="ce41">
            <text:p>08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60" table:style-name="ce48">
            <text:p>-16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9T00:00:00" table:style-name="ce41">
            <text:p>09.03.2023</text:p>
          </table:table-cell>
          <table:table-cell office:value-type="string" table:style-name="ce49">
            <text:p>benzin çapa</text:p>
          </table:table-cell>
          <table:table-cell table:number-columns-repeated="2" table:style-name="ce49"/>
          <table:table-cell office:value-type="float" office:value="-160.04" table:style-name="ce48">
            <text:p>-160,0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10" table:style-name="ce48">
            <text:p>-11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49">
            <text:p>dnz kk et yğ soğn bbr</text:p>
          </table:table-cell>
          <table:table-cell table:number-columns-repeated="2" table:style-name="ce49"/>
          <table:table-cell office:value-type="float" office:value="-229.95" table:style-name="ce48">
            <text:p>-229,9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number-rows-repeated="12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11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Nisan <text:s/>Devir</text:p>
          </table:table-cell>
          <table:table-cell table:style-name="ce37"/>
          <table:table-cell table:style-name="ce39"/>
          <table:table-cell office:value-type="float" office:value="367483.41000000003" table:formula="of:=SUM([.E112:.E120])" table:style-name="ce40">
            <text:p>367483,41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44063.82" table:style-name="ce67">
            <text:p>44.063,82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2">
            <text:p>1.265,00</text:p>
          </table:table-cell>
          <table:table-cell office:value-type="float" office:value="111" table:style-name="ce22">
            <text:p>111,00</text:p>
          </table:table-cell>
          <table:table-cell office:value-type="float" office:value="140415" table:formula="of:=[.D116]*[.C116]" table:style-name="ce67">
            <text:p>140.41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2">
            <text:p>19,50</text:p>
          </table:table-cell>
          <table:table-cell office:value-type="float" office:value="850" table:style-name="ce22">
            <text:p>850,00</text:p>
          </table:table-cell>
          <table:table-cell office:value-type="float" office:value="16575" table:formula="of:=[.D117]*[.C117]" table:style-name="ce67">
            <text:p>16.57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2">
            <text:p>21,41</text:p>
          </table:table-cell>
          <table:table-cell office:value-type="float" office:value="100" table:style-name="ce22">
            <text:p>100,00</text:p>
          </table:table-cell>
          <table:table-cell office:value-type="float" office:value="2141" table:formula="of:=[.D118]*[.C118]" table:style-name="ce67">
            <text:p>2.141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0000" table:style-name="ce67">
            <text:p>40.0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Nisan Bakiye</text:p>
          </table:table-cell>
          <table:table-cell office:value-type="float" office:value="14297.21" table:formula="of:=[.H2]" table:style-name="ce36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2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40])" table:style-name="ce45">
            <text:p>17.911,00</text:p>
          </table:table-cell>
          <table:table-cell office:value-type="float" office:value="-20977.52" table:formula="of:=SUM([.E4:.E39])" table:style-name="ce45">
            <text:p>-20.977,52</text:p>
          </table:table-cell>
          <table:table-cell office:value-type="float" office:value="19800" table:formula="of:=SUM([.F4:.F41])" table:style-name="ce45">
            <text:p>19.800,00</text:p>
          </table:table-cell>
          <table:table-cell office:value-type="float" office:value="-25248.52" table:formula="of:=SUM([.G4:.G41])" table:style-name="ce45">
            <text:p>-25.248,52</text:p>
          </table:table-cell>
          <table:table-cell office:value-type="float" office:value="-5448.52" table:formula="of:=[.F2]+[.G2]" table:style-name="ce45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7" table:style-name="ce36">
            <text:p>-267,00</text:p>
          </table:table-cell>
          <table:table-cell office:value-type="float" office:value="-267" table:formula="of:=[.H3]+[.F4]+[.G4]" table:style-name="ce36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4" table:style-name="ce36">
            <text:p>-504,00</text:p>
          </table:table-cell>
          <table:table-cell office:value-type="float" office:value="-771" table:formula="of:=[.H4]+[.F5]+[.G5]" table:style-name="ce36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10" table:formula="of:=[.D53]*-1" table:style-name="ce36">
            <text:p>-110,00</text:p>
          </table:table-cell>
          <table:table-cell table:style-name="ce36"/>
          <table:table-cell office:value-type="float" office:value="-110" table:style-name="ce36">
            <text:p>-110,00</text:p>
          </table:table-cell>
          <table:table-cell office:value-type="float" office:value="-881" table:formula="of:=[.H5]+[.F6]+[.G6]" table:style-name="ce36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6">
            <text:p>-4.975,71</text:p>
          </table:table-cell>
          <table:table-cell table:style-name="ce36"/>
          <table:table-cell office:value-type="float" office:value="-4975.71" table:style-name="ce36">
            <text:p>-4.975,71</text:p>
          </table:table-cell>
          <table:table-cell office:value-type="float" office:value="-5856.71" table:formula="of:=[.H6]+[.F7]+[.G7]" table:style-name="ce36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36">
            <text:p>-221,54</text:p>
          </table:table-cell>
          <table:table-cell table:style-name="ce1"/>
          <table:table-cell office:value-type="float" office:value="-221.54" table:style-name="ce36">
            <text:p>-221,54</text:p>
          </table:table-cell>
          <table:table-cell office:value-type="float" office:value="-6078.25" table:formula="of:=[.H7]+[.F8]+[.G8]" table:style-name="ce36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47">
            <text:p>TUSDATA 1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6328.25" table:formula="of:=[.H8]+[.F9]+[.G9]" table:style-name="ce36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12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10628.25" table:formula="of:=[.H9]+[.F10]+[.G10]" table:style-name="ce36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2/12</text:p>
          </table:table-cell>
          <table:table-cell table:number-columns-repeated="2" table:style-name="ce47"/>
          <table:table-cell office:value-type="float" office:value="-670.27" table:style-name="ce36">
            <text:p>-670,27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1298.52" table:formula="of:=[.H10]+[.F11]+[.G11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 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1]+[.F12]+[.G12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2]+[.F13]+[.G13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3]+[.F14]+[.G14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4798.52" table:formula="of:=[.H14]+[.F15]+[.G15]" table:style-name="ce36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298.52" table:formula="of:=[.H15]+[.F16]+[.G16]" table:style-name="ce36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1798.52" table:formula="of:=[.H16]+[.F17]+[.G17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6"/>
          <table:table-cell office:value-type="float" office:value="-21798.52" table:formula="of:=[.H17]+[.F18]+[.G18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4298.52" table:formula="of:=[.H18]+[.F19]+[.G19]" table:style-name="ce36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1498.52" table:formula="of:=[.H19]+[.F20]+[.G20]" table:style-name="ce36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4998.5200000000004" table:formula="of:=[.H20]+[.F21]+[.G21]" table:style-name="ce36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36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4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3450" table:style-name="ce36">
            <text:p>-3.450,00</text:p>
          </table:table-cell>
          <table:table-cell office:value-type="float" office:value="-5448.52" table:formula="of:=[.H22]+[.F23]+[.G23]" table:style-name="ce36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anlaşma 31-3-2023 te yapıldı</text:p>
          </table:table-cell>
          <table:table-cell office:value-type="string" table:style-name="ce47">
            <text:p><text:s/></text:p>
          </table:table-cell>
          <table:table-cell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USD <text:s text:c="3"/>iş alış <text:s text:c="7"/>18,78<text:s text:c="12"/>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ALTIN İŞ ALIŞ 1179,83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2838.0099999999998" table:formula="of:=SUM([.D48:.D55])" table:style-name="ce65">
            <text:p>2.838,01</text:p>
          </table:table-cell>
          <table:table-cell office:value-type="float" office:value="2839.5" table:formula="of:=SUM([.E48:.E55])" table:style-name="ce65">
            <text:p>2.839,5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6">
            <text:p>51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6">
            <text:p>938,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10" table:style-name="ce49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75.71" table:formula="of:=SUM([.E60:.E77])" table:style-name="ce4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6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3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3 – 3</text:p>
          </table:table-cell>
          <table:table-cell office:value-type="float" office:value="-134.75" table:style-name="ce48">
            <text:p>-134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3 – 3</text:p>
          </table:table-cell>
          <table:table-cell office:value-type="float" office:value="-378.34" table:style-name="ce48">
            <text:p>-378,3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3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2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2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2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çapa bıçak 24 ad</text:p>
          </table:table-cell>
          <table:table-cell table:number-columns-repeated="2" table:style-name="ce49"/>
          <table:table-cell office:value-type="float" office:value="-800" table:style-name="ce48">
            <text:p>-8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49"/>
          <table:table-cell office:value-type="float" office:value="-294.89999999999998" table:style-name="ce48">
            <text:p>-29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48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table:number-columns-repeated="3" table:style-name="ce1"/>
          <table:table-cell office:value-type="float" office:value="-77.52" table:style-name="ce48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48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48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4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48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48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48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21.54" table:formula="of:=SUM([.E81:.E106])" table:style-name="ce65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Belediye 17761</text:p>
          </table:table-cell>
          <table:table-cell table:number-columns-repeated="2" table:style-name="ce49"/>
          <table:table-cell office:value-type="float" office:value="-221.54" table:style-name="ce48">
            <text:p>-221,5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office:value-type="string" table:style-name="ce48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2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83">
            <text:p>MAYIS</text:p>
          </table:table-cell>
          <table:table-cell office:value-type="string" table:style-name="ce38">
            <text:p>2023 <text:s/>Devir</text:p>
          </table:table-cell>
          <table:table-cell table:style-name="ce37"/>
          <table:table-cell table:style-name="ce39"/>
          <table:table-cell office:value-type="float" office:value="358028.33999999997" table:formula="of:=SUM([.E112:.E120])" table:style-name="ce40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049.84" table:style-name="ce67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2">
            <text:p>1.288,25</text:p>
          </table:table-cell>
          <table:table-cell office:value-type="float" office:value="111" table:style-name="ce22">
            <text:p>111,00</text:p>
          </table:table-cell>
          <table:table-cell office:value-type="float" office:value="142995.75" table:formula="of:=[.D116]*[.C116]" table:style-name="ce67">
            <text:p>142.995,75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2">
            <text:p>20,48</text:p>
          </table:table-cell>
          <table:table-cell office:value-type="float" office:value="850" table:style-name="ce22">
            <text:p>850,00</text:p>
          </table:table-cell>
          <table:table-cell office:value-type="float" office:value="17403.920000000002" table:formula="of:=[.D117]*[.C117]" table:style-name="ce67">
            <text:p>17.403,92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2">
            <text:p>21,90</text:p>
          </table:table-cell>
          <table:table-cell office:value-type="float" office:value="100" table:style-name="ce22">
            <text:p>100,00</text:p>
          </table:table-cell>
          <table:table-cell office:value-type="float" office:value="2190.2399999999998" table:formula="of:=[.D118]*[.C118]" table:style-name="ce67">
            <text:p>2.190,2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0" table:formula="of:=[.H3]" table:style-name="ce36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2">
          <table:table-cell table:style-name="ce37"/>
          <table:table-cell table:style-name="ce38"/>
          <table:table-cell table:style-name="ce37"/>
          <table:table-cell table:style-name="ce39"/>
          <table:table-cell table:style-name="ce40"/>
          <table:table-cell table:number-columns-repeated="16379"/>
        </table:table-row>
        <table:table-row table:number-rows-repeated="9" table:style-name="ro2">
          <table:table-cell table:style-name="ce41"/>
          <table:table-cell table:style-name="ce1"/>
          <table:table-cell table:number-columns-repeated="2" table:style-name="ce22"/>
          <table:table-cell table:style-name="ce67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6"/>
          <table:table-cell table:style-name="ce36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/>
          <table:table-cell table:style-name="ce46"/>
          <table:table-cell table:number-columns-repeated="16380"/>
        </table:table-row>
        <table:table-row table:number-rows-repeated="1048431" table:style-name="ro4">
          <table:table-cell table:number-columns-repeated="16384"/>
        </table:table-row>
      </table:table>
      <table:table table:name="06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7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8744" table:formula="of:=SUM([.D4:.D30])" table:style-name="ce45">
            <text:p>28.744,00</text:p>
          </table:table-cell>
          <table:table-cell office:value-type="float" office:value="-26572.629999999997" table:formula="of:=SUM([.E4:.E29])" table:style-name="ce45">
            <text:p>-26.572,63</text:p>
          </table:table-cell>
          <table:table-cell office:value-type="float" office:value="33133" table:formula="of:=SUM([.F4:.F31])" table:style-name="ce45">
            <text:p>33.133,00</text:p>
          </table:table-cell>
          <table:table-cell office:value-type="float" office:value="-28830.22" table:formula="of:=SUM([.G4:.G31])" table:style-name="ce45">
            <text:p>-28.830,22</text:p>
          </table:table-cell>
          <table:table-cell office:value-type="float" office:value="4302.7799999999988" table:formula="of:=[.F2]+[.G2]" table:style-name="ce45">
            <text:p>4.302,7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204" table:formula="of:=[.H3]+[.F4]+[.G4]" table:style-name="ce36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11" table:style-name="ce36">
            <text:p>-411,00</text:p>
          </table:table-cell>
          <table:table-cell office:value-type="float" office:value="-615" table:formula="of:=[.H4]+[.F5]+[.G5]" table:style-name="ce36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7">
            <text:p>TUSDATA 2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865" table:formula="of:=[.H5]+[.F6]+[.G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47"/>
          <table:table-cell table:style-name="ce36"/>
          <table:table-cell office:value-type="float" office:value="-44" table:style-name="ce36">
            <text:p>-44,00</text:p>
          </table:table-cell>
          <table:table-cell table:style-name="ce36"/>
          <table:table-cell office:value-type="float" office:value="-44" table:style-name="ce36">
            <text:p>-44,00</text:p>
          </table:table-cell>
          <table:table-cell office:value-type="float" office:value="-909" table:formula="of:=[.H6]+[.F7]+[.G7]" table:style-name="ce36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4876 İşbank</text:p>
          </table:table-cell>
          <table:table-cell table:style-name="ce47"/>
          <table:table-cell table:style-name="ce1"/>
          <table:table-cell office:value-type="float" office:value="-4946.47" table:formula="of:=[.E49]" table:style-name="ce36">
            <text:p>-4.946,47</text:p>
          </table:table-cell>
          <table:table-cell table:style-name="ce36"/>
          <table:table-cell office:value-type="float" office:value="-4946.47" table:style-name="ce36">
            <text:p>-4.946,47</text:p>
          </table:table-cell>
          <table:table-cell office:value-type="float" office:value="-5855.47" table:formula="of:=[.H7]+[.F8]+[.G8]" table:style-name="ce36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5165 Denizbank</text:p>
          </table:table-cell>
          <table:table-cell table:style-name="ce47"/>
          <table:table-cell table:style-name="ce1"/>
          <table:table-cell office:value-type="float" office:value="-1207.42" table:formula="of:=[.E84]" table:style-name="ce36">
            <text:p>-1.207,42</text:p>
          </table:table-cell>
          <table:table-cell table:style-name="ce1"/>
          <table:table-cell office:value-type="float" office:value="-1207.42" table:style-name="ce36">
            <text:p>-1.207,42</text:p>
          </table:table-cell>
          <table:table-cell office:value-type="float" office:value="-7062.89" table:formula="of:=[.H8]+[.F9]+[.G9]" table:style-name="ce36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41">
            <text:p>07.06.2023</text:p>
          </table:table-cell>
          <table:table-cell office:value-type="string" table:style-name="ce47">
            <text:p>Kira Adem Özen 1/12 Mrmr Ryl A Blok 82</text:p>
          </table:table-cell>
          <table:table-cell table:style-name="ce1"/>
          <table:table-cell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2437.89" table:formula="of:=[.H9]+[.F10]+[.G10]" table:style-name="ce36">
            <text:p>-12.437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%74,42 artış - 4300 * 25 % = 5375 <text:s/>-- 700 -5375 = 2125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14562.89" table:formula="of:=[.H10]+[.F11]+[.G11]" table:style-name="ce36">
            <text:p>-14.562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havale ücreti kira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16.059999999999999" table:style-name="ce36">
            <text:p>-16,06</text:p>
          </table:table-cell>
          <table:table-cell office:value-type="float" office:value="-14578.949999999999" table:formula="of:=[.H11]+[.F12]+[.G12]" table:style-name="ce36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82">
            <text:p>1.Haz</text:p>
          </table:table-cell>
          <table:table-cell office:value-type="string" table:style-name="ce47">
            <text:p>Aidat Marmara Royal Site 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5249.22" table:formula="of:=[.H12]+[.F13]+[.G13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table:style-name="ce36"/>
          <table:table-cell office:value-type="float" office:value="-15249.22" table:formula="of:=[.H13]+[.F14]+[.G14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04" table:style-name="ce36">
            <text:p>-104,00</text:p>
          </table:table-cell>
          <table:table-cell office:value-type="float" office:value="-15353.22" table:formula="of:=[.H14]+[.F15]+[.G15]" table:style-name="ce36">
            <text:p>-15.353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27" table:style-name="ce36">
            <text:p>-127,00</text:p>
          </table:table-cell>
          <table:table-cell office:value-type="float" office:value="-15480.22" table:formula="of:=[.H15]+[.F16]+[.G16]" table:style-name="ce36">
            <text:p>-15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48"/>
          <table:table-cell office:value-type="float" office:value="-3500" table:style-name="ce36">
            <text:p>-3.500,00</text:p>
          </table:table-cell>
          <table:table-cell office:value-type="float" office:value="-18980.22" table:formula="of:=[.H16]+[.F17]+[.G17]" table:style-name="ce36">
            <text:p>-18.9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48"/>
          <table:table-cell office:value-type="float" office:value="-3500" table:style-name="ce36">
            <text:p>-3.500,00</text:p>
          </table:table-cell>
          <table:table-cell office:value-type="float" office:value="-22480.22" table:formula="of:=[.H17]+[.F18]+[.G18]" table:style-name="ce36">
            <text:p>-22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48"/>
          <table:table-cell office:value-type="float" office:value="-2750" table:style-name="ce36">
            <text:p>-2.750,00</text:p>
          </table:table-cell>
          <table:table-cell office:value-type="float" office:value="-25230.22" table:formula="of:=[.H18]+[.F19]+[.G19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5230.22" table:formula="of:=[.H19]+[.F20]+[.G20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7730.22" table:formula="of:=[.H20]+[.F21]+[.G21]" table:style-name="ce36">
            <text:p>-17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56"/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5730.220000000001" table:formula="of:=[.H21]+[.F22]+[.G22]" table:style-name="ce36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8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2930.220000000001" table:formula="of:=[.H22]+[.F23]+[.G23]" table:style-name="ce36">
            <text:p>-12.9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6430.2200000000012" table:formula="of:=[.H23]+[.F24]+[.G24]" table:style-name="ce36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51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36">
            <text:p>4.402,78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4402.7799999999988" table:formula="of:=[.H25]+[.F26]+[.G26]" table:style-name="ce36">
            <text:p>4.402,7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işçilik motorcu yusuf</text:p>
          </table:table-cell>
          <table:table-cell table:style-name="ce1"/>
          <table:table-cell table:style-name="ce5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36">
            <text:p>4.3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36"/>
          <table:table-cell table:style-name="ce1"/>
          <table:table-cell office:value-type="float" office:value="3500" table:style-name="ce36">
            <text:p>3.500,00</text:p>
          </table:table-cell>
          <table:table-cell table:style-name="ce36"/>
          <table:table-cell office:value-type="float" office:value="7802.7799999999988" table:formula="of:=[.H27]+[.F28]+[.G28]" table:style-name="ce36">
            <text:p>7.802,78</text:p>
          </table:table-cell>
          <table:table-cell table:number-columns-repeated="16376"/>
        </table:table-row>
        <table:table-row table:style-name="ro3">
          <table:table-cell office:value-type="date" office:date-value="2023-06-15T00:00:00" table:style-name="ce82">
            <text:p>15.Haz</text:p>
          </table:table-cell>
          <table:table-cell office:value-type="string" table:style-name="ce84">
            <text:p>ziraate havale</text:p>
          </table:table-cell>
          <table:table-cell table:number-columns-repeated="3" table:style-name="ce1"/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4302.7799999999988" table:formula="of:=[.H28]+[.F29]+[.G29]" table:style-name="ce36">
            <text:p>4.302,7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377.9" table:formula="of:=SUM([.D38:.D45])" table:style-name="ce65">
            <text:p>3.377,90</text:p>
          </table:table-cell>
          <table:table-cell office:value-type="float" office:value="3379.06" table:formula="of:=SUM([.E38:.E45])" table:style-name="ce65">
            <text:p>3.379,0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36">
            <text:p>55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36">
            <text:p>92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49"/>
          <table:table-cell office:value-type="float" office:value="44.06" table:style-name="ce49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46.47" table:formula="of:=SUM([.E50:.E69])" table:style-name="ce65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7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4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3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3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3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2" table:style-name="ce1"/>
          <table:table-cell table:style-name="ce21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1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1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5">
            <text:p><text:s/>1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85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kullanılan maxipuan</text:p>
          </table:table-cell>
          <table:table-cell office:value-type="float" office:value="-476.91" table:style-name="ce49">
            <text:p>-476,91</text:p>
          </table:table-cell>
          <table:table-cell table:style-name="ce85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48">
            <text:p>-49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Hepsiburada – lcd power</text:p>
          </table:table-cell>
          <table:table-cell table:number-columns-repeated="2" table:style-name="ce49"/>
          <table:table-cell office:value-type="float" office:value="-120" table:style-name="ce48">
            <text:p>-1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48">
            <text:p>-321,00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48">
            <text:p>110,52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1"/>
          <table:table-cell office:value-type="float" office:value="100.48" table:style-name="ce48">
            <text:p>100,48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6">
            <text:p>30.06.2023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4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207.42" table:formula="of:=SUM([.E85:.E96])" table:style-name="ce4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et</text:p>
          </table:table-cell>
          <table:table-cell table:number-columns-repeated="2" table:style-name="ce49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sebze erenler</text:p>
          </table:table-cell>
          <table:table-cell table:number-columns-repeated="2" table:style-name="ce49"/>
          <table:table-cell office:value-type="float" office:value="-35.78" table:style-name="ce48">
            <text:p>-35,78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9T00:00:00" table:style-name="ce41">
            <text:p>29.04.2023</text:p>
          </table:table-cell>
          <table:table-cell office:value-type="string" table:style-name="ce49">
            <text:p>ÖDEME</text:p>
          </table:table-cell>
          <table:table-cell office:value-type="float" office:value="-221.54" table:style-name="ce49">
            <text:p>-221,54</text:p>
          </table:table-cell>
          <table:table-cell table:style-name="ce49"/>
          <table:table-cell table:style-name="ce48"/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39.950000000000003" table:style-name="ce48">
            <text:p>-39,9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154.44999999999999" table:style-name="ce48">
            <text:p>-154,4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260" table:style-name="ce48">
            <text:p>-26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48">
            <text:p>-57,07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4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48">
            <text:p>-19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3" table:style-name="ro2">
          <table:table-cell table:number-columns-repeated="16384" table:style-name="ce1"/>
        </table:table-row>
        <table:table-row table:style-name="ro2">
          <table:table-cell office:value-type="string" table:style-name="ce83">
            <text:p>HAZİRAN</text:p>
          </table:table-cell>
          <table:table-cell office:value-type="string" table:style-name="ce38">
            <text:p>2023 <text:s/>Devir</text:p>
          </table:table-cell>
          <table:table-cell table:style-name="ce37"/>
          <table:table-cell table:style-name="ce39"/>
          <table:table-cell office:value-type="float" office:value="377425.43" table:formula="of:=SUM([.E112:.E120])" table:style-name="ce40">
            <text:p>3774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2">
            <text:p>1.380,00</text:p>
          </table:table-cell>
          <table:table-cell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049.84" table:style-name="ce67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2">
            <text:p>1.438,00</text:p>
          </table:table-cell>
          <table:table-cell office:value-type="float" office:value="111" table:style-name="ce22">
            <text:p>111,00</text:p>
          </table:table-cell>
          <table:table-cell office:value-type="float" office:value="159618" table:formula="of:=[.D116]*[.C116]" table:style-name="ce67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2">
            <text:p>23,34</text:p>
          </table:table-cell>
          <table:table-cell office:value-type="float" office:value="850" table:style-name="ce22">
            <text:p>850,00</text:p>
          </table:table-cell>
          <table:table-cell office:value-type="float" office:value="19839" table:formula="of:=[.D117]*[.C117]" table:style-name="ce67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2">
            <text:p>25,30</text:p>
          </table:table-cell>
          <table:table-cell office:value-type="float" office:value="100" table:style-name="ce22">
            <text:p>100,00</text:p>
          </table:table-cell>
          <table:table-cell office:value-type="float" office:value="2530" table:formula="of:=[.D118]*[.C118]" table:style-name="ce67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-5855.47" table:formula="of:=[.H8]" table:style-name="ce36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7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67911" table:formula="of:=SUM([.D4:.D34])" table:style-name="ce45">
            <text:p>67.911,00</text:p>
          </table:table-cell>
          <table:table-cell office:value-type="float" office:value="-35277.64" table:formula="of:=SUM([.E4:.E33])" table:style-name="ce45">
            <text:p>-35.277,64</text:p>
          </table:table-cell>
          <table:table-cell office:value-type="float" office:value="70250" table:formula="of:=SUM([.F4:.F35])" table:style-name="ce45">
            <text:p>70.250,00</text:p>
          </table:table-cell>
          <table:table-cell office:value-type="float" office:value="-42110.31" table:formula="of:=SUM([.G4:.G35])" table:style-name="ce45">
            <text:p>-42.110,31</text:p>
          </table:table-cell>
          <table:table-cell office:value-type="float" office:value="28139.690000000002" table:formula="of:=[.F2]+[.G2]" table:style-name="ce45">
            <text:p>28.139,69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400" table:formula="of:=[.H3]+[.F4]+[.G4]" table:style-name="ce36">
            <text:p>-400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198" table:style-name="ce36">
            <text:p>-198,00</text:p>
          </table:table-cell>
          <table:table-cell office:value-type="float" office:value="-598" table:formula="of:=[.H4]+[.F5]+[.G5]" table:style-name="ce36">
            <text:p>-598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TUSDATA 3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4" table:style-name="ce36">
            <text:p>-254,00</text:p>
          </table:table-cell>
          <table:table-cell office:value-type="float" office:value="-852" table:formula="of:=[.H5]+[.F6]+[.G6]" table:style-name="ce36">
            <text:p>-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umut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4352" table:formula="of:=[.H6]+[.F7]+[.G7]" table:style-name="ce36">
            <text:p>-4.3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yasemin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7852" table:formula="of:=[.H7]+[.F8]+[.G8]" table:style-name="ce36">
            <text:p>-7.852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36">
            <text:p>-32,70</text:p>
          </table:table-cell>
          <table:table-cell table:style-name="ce1"/>
          <table:table-cell office:value-type="float" office:value="-32.700000000000003" table:formula="of:=[.E9]" table:style-name="ce36">
            <text:p>-32,70</text:p>
          </table:table-cell>
          <table:table-cell office:value-type="float" office:value="-7884.7" table:formula="of:=[.H8]+[.F9]+[.G9]" table:style-name="ce36">
            <text:p>-7.884,7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36">
            <text:p>-6.143,73</text:p>
          </table:table-cell>
          <table:table-cell table:style-name="ce36"/>
          <table:table-cell office:value-type="float" office:value="-6143.73" table:style-name="ce36">
            <text:p>-6.143,73</text:p>
          </table:table-cell>
          <table:table-cell office:value-type="float" office:value="-14028.43" table:formula="of:=[.H9]+[.F10]+[.G10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36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 oto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3730.59" table:style-name="ce36">
            <text:p>-3.730,59</text:p>
          </table:table-cell>
          <table:table-cell office:value-type="float" office:value="-17759.02" table:formula="of:=[.H11]+[.F12]+[.G12]" table:style-name="ce36">
            <text:p>-17.759,02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82">
            <text:p>6.Tem</text:p>
          </table:table-cell>
          <table:table-cell office:value-type="string" table:style-name="ce87">
            <text:p>KK 5165 Denizbank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5595.88" table:style-name="ce36">
            <text:p>-5.595,88</text:p>
          </table:table-cell>
          <table:table-cell office:value-type="float" office:value="-23354.9" table:formula="of:=[.H12]+[.F13]+[.G13]" table:style-name="ce36">
            <text:p>-23.354,90</text:p>
          </table:table-cell>
          <table:table-cell table:style-name="ce88"/>
          <table:table-cell table:number-columns-repeated="16375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47">
            <text:p>Kira Adem Özen /12 Mrmr Ryl A Blok 82</text:p>
          </table:table-cell>
          <table:table-cell office:value-type="string" table:style-name="ce47">
            <text:p>bankadan</text:p>
          </table:table-cell>
          <table:table-cell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28729.9" table:formula="of:=[.H13]+[.F14]+[.G14]" table:style-name="ce36">
            <text:p>-28.729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30854.9" table:formula="of:=[.H14]+[.F15]+[.G15]" table:style-name="ce36">
            <text:p>-30.854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955.41" table:style-name="ce36">
            <text:p>-955,41</text:p>
          </table:table-cell>
          <table:table-cell office:value-type="float" office:value="-31810.31" table:formula="of:=[.H15]+[.F16]+[.G16]" table:style-name="ce36">
            <text:p>-31.810,3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6]+[.F17]+[.G17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7]+[.F18]+[.G18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8]+[.F19]+[.G19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36">
            <text:p>-3.3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35310.31" table:formula="of:=[.H19]+[.F20]+[.G20]" table:style-name="ce36">
            <text:p>-35.3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36">
            <text:p>-3.3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38810.31" table:formula="of:=[.H20]+[.F21]+[.G21]" table:style-name="ce36">
            <text:p>-38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36">
            <text:p>-3.300,00</text:p>
          </table:table-cell>
          <table:table-cell table:style-name="ce36"/>
          <table:table-cell office:value-type="float" office:value="-3300" table:style-name="ce36">
            <text:p>-3.300,00</text:p>
          </table:table-cell>
          <table:table-cell office:value-type="float" office:value="-42110.31" table:formula="of:=[.H21]+[.F22]+[.G22]" table:style-name="ce36">
            <text:p>-42.110,31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2">
            <text:p>50.000,00</text:p>
          </table:table-cell>
          <table:table-cell table:style-name="ce48"/>
          <table:table-cell office:value-type="float" office:value="50000" table:style-name="ce36">
            <text:p>50.000,00</text:p>
          </table:table-cell>
          <table:table-cell table:style-name="ce36"/>
          <table:table-cell office:value-type="float" office:value="7889.6900000000023" table:formula="of:=[.H22]+[.F23]+[.G23]" table:style-name="ce36">
            <text:p>7.8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7889.6900000000023" table:formula="of:=[.H23]+[.F24]+[.G24]" table:style-name="ce36">
            <text:p>7.889,69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7"/>
          <table:table-cell table:style-name="ce48"/>
          <table:table-cell office:value-type="float" office:value="3450" table:style-name="ce36">
            <text:p>3.450,00</text:p>
          </table:table-cell>
          <table:table-cell table:style-name="ce36"/>
          <table:table-cell office:value-type="float" office:value="11339.690000000002" table:formula="of:=[.H24]+[.F25]+[.G25]" table:style-name="ce36">
            <text:p>11.3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18839.690000000002" table:formula="of:=[.H25]+[.F26]+[.G26]" table:style-name="ce36">
            <text:p>18.8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21639.690000000002" table:formula="of:=[.H26]+[.F27]+[.G27]" table:style-name="ce36">
            <text:p>21.6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28139.690000000002" table:formula="of:=[.H27]+[.F28]+[.G28]" table:style-name="ce36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28139.690000000002" table:formula="of:=[.H28]+[.F29]+[.G29]" table:style-name="ce36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28139.690000000002" table:formula="of:=[.H29]+[.F30]+[.G30]" table:style-name="ce36">
            <text:p>28.139,69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120.43" table:formula="of:=SUM([.D42:.D49])" table:style-name="ce65">
            <text:p>3.120,43</text:p>
          </table:table-cell>
          <table:table-cell office:value-type="float" office:value="1344.7" table:formula="of:=SUM([.E42:.E49])" table:style-name="ce65">
            <text:p>1.344,7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36">
            <text:p>99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32.700000000000003" table:style-name="ce49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6143.73" table:formula="of:=SUM([.E54:.E66])" table:style-name="ce40">
            <text:p>-6143,7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8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4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4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2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2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5">
            <text:p><text:s/>2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5">
            <text:p><text:s/>1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5">
            <text:p><text:s/>1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5">
            <text:p><text:s/>1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5">
            <text:p><text:s/>1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5">
            <text:p><text:s/>1 – 6</text:p>
          </table:table-cell>
          <table:table-cell office:value-type="float" office:value="-666.67" table:style-name="ce48">
            <text:p>-666,67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41">
            <text:p>14.06.2023</text:p>
          </table:table-cell>
          <table:table-cell office:value-type="string" table:style-name="ce49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48">
            <text:p>-1.129,0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table:style-name="ce41"/>
          <table:table-cell table:style-name="ce49"/>
          <table:table-cell table:style-name="ce1"/>
          <table:table-cell office:value-type="string" table:style-name="ce43">
            <text:p>HESAP KESİM</text:p>
          </table:table-cell>
          <table:table-cell table:style-name="ce48"/>
          <table:table-cell table:style-name="ce36"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9326.4700000000012" table:formula="of:=SUM([.E70:.E97])" table:style-name="ce40">
            <text:p>-932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ET 2 GÜNLÜK</text:p>
          </table:table-cell>
          <table:table-cell table:number-columns-repeated="2" table:style-name="ce49"/>
          <table:table-cell office:value-type="float" office:value="-350" table:style-name="ce48">
            <text:p>-3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SEBZE</text:p>
          </table:table-cell>
          <table:table-cell table:number-columns-repeated="2" table:style-name="ce49"/>
          <table:table-cell office:value-type="float" office:value="-63.15" table:style-name="ce48">
            <text:p>-6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6T00:00:00" table:style-name="ce41">
            <text:p>26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9T00:00:00" table:style-name="ce41">
            <text:p>29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69">
            <text:p>ET</text:p>
          </table:table-cell>
          <table:table-cell table:number-columns-repeated="2" table:style-name="ce1"/>
          <table:table-cell office:value-type="float" office:value="-225" table:style-name="ce48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9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80" table:style-name="ce48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AUDİ YAĞ FİLTRE</text:p>
          </table:table-cell>
          <table:table-cell table:number-columns-repeated="2" table:style-name="ce1"/>
          <table:table-cell office:value-type="float" office:value="-850" table:style-name="ce48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RENLER</text:p>
          </table:table-cell>
          <table:table-cell table:number-columns-repeated="2" table:style-name="ce1"/>
          <table:table-cell office:value-type="float" office:value="-112.11" table:style-name="ce48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50" table:style-name="ce48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82">
            <text:p>7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8T00:00:00" table:style-name="ce82">
            <text:p>8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9T00:00:00" table:style-name="ce8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48">
            <text:p>-1.420,00</text:p>
          </table:table-cell>
          <table:table-cell table:number-columns-repeated="16379"/>
        </table:table-row>
        <table:table-row table:style-name="ro2">
          <table:table-cell office:value-type="date" office:date-value="2023-06-10T00:00:00" table:style-name="ce8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48">
            <text:p>-242,56</text:p>
          </table:table-cell>
          <table:table-cell table:number-columns-repeated="16379"/>
        </table:table-row>
        <table:table-row table:style-name="ro2">
          <table:table-cell office:value-type="date" office:date-value="2023-06-12T00:00:00" table:style-name="ce8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48">
            <text:p>-167,19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48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8T00:00:00" table:style-name="ce41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48">
            <text:p>-257,00</text:p>
          </table:table-cell>
          <table:table-cell table:number-columns-repeated="16379"/>
        </table:table-row>
        <table:table-row table:style-name="ro2">
          <table:table-cell office:value-type="date" office:date-value="2023-06-19T00:00:00" table:style-name="ce41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20T00:00:00" table:style-name="ce41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/>
        </table:table-row>
        <table:table-row table:style-name="ro2">
          <table:table-cell office:value-type="date" office:date-value="2023-06-21T00:00:00" table:style-name="ce41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48">
            <text:p>-405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48">
            <text:p>-820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48">
            <text:p>-599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48">
            <text:p>-8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48">
            <text:p>-1.197,38</text:p>
          </table:table-cell>
          <table:table-cell table:number-columns-repeated="16379"/>
        </table:table-row>
        <table:table-row table:style-name="ro2">
          <table:table-cell office:value-type="date" office:date-value="2023-06-23T00:00:00" table:style-name="ce41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48">
            <text:p>-418,5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3">
            <text:p>HESAP KESİM</text:p>
          </table:table-cell>
          <table:table-cell table:number-columns-repeated="16380" table:style-name="ce1"/>
        </table:table-row>
        <table:table-row table:number-rows-repeated="11"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office:value-type="string" table:style-name="ce83">
            <text:p>TEMMUZ</text:p>
          </table:table-cell>
          <table:table-cell office:value-type="string" table:style-name="ce38">
            <text:p>Devir</text:p>
          </table:table-cell>
          <table:table-cell office:value-type="float" office:value="2023" table:style-name="ce37">
            <text:p>2023</text:p>
          </table:table-cell>
          <table:table-cell table:style-name="ce39"/>
          <table:table-cell office:value-type="float" office:value="433286.58999999997" table:formula="of:=SUM([.E112:.E120])" table:style-name="ce40">
            <text:p>433286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2372.88" table:style-name="ce67">
            <text:p>12.372,88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26868.21" table:style-name="ce67">
            <text:p>26.868,21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2">
            <text:p>1.647,00</text:p>
          </table:table-cell>
          <table:table-cell office:value-type="float" office:value="111" table:style-name="ce22">
            <text:p>111,00</text:p>
          </table:table-cell>
          <table:table-cell office:value-type="float" office:value="182817" table:formula="of:=[.D116]*[.C116]" table:style-name="ce67">
            <text:p>182.817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2">
            <text:p>26,73</text:p>
          </table:table-cell>
          <table:table-cell office:value-type="float" office:value="850" table:style-name="ce22">
            <text:p>850,00</text:p>
          </table:table-cell>
          <table:table-cell office:value-type="float" office:value="22720.5" table:formula="of:=[.D117]*[.C117]" table:style-name="ce67">
            <text:p>22.720,5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2">
            <text:p>29,20</text:p>
          </table:table-cell>
          <table:table-cell office:value-type="float" office:value="100" table:style-name="ce22">
            <text:p>100,00</text:p>
          </table:table-cell>
          <table:table-cell office:value-type="float" office:value="2920" table:formula="of:=[.D118]*[.C118]" table:style-name="ce67">
            <text:p>2.92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67500" table:style-name="ce67">
            <text:p>67.5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000" table:style-name="ce67">
            <text:p>1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TEMMUZ" table:formula="of:=[.A111]" table:style-name="ce43">
            <text:p>TEMMUZ</text:p>
          </table:table-cell>
          <table:table-cell office:value-type="string" table:style-name="ce46">
            <text:p><text:s/>Bakiye</text:p>
          </table:table-cell>
          <table:table-cell office:value-type="float" office:value="-23354.9" table:formula="of:=[.H13]" table:style-name="ce36">
            <text:p>-23.354,9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<text:s/>- AĞUSTO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7911" table:formula="of:=SUM([.D4:.D30])" table:style-name="ce45">
            <text:p>87.911,00</text:p>
          </table:table-cell>
          <table:table-cell office:value-type="float" office:value="-32079.01" table:formula="of:=SUM([.E4:.E29])" table:style-name="ce45">
            <text:p>-32.079,01</text:p>
          </table:table-cell>
          <table:table-cell office:value-type="float" office:value="2800" table:formula="of:=SUM([.F4:.F31])" table:style-name="ce45">
            <text:p>2.800,00</text:p>
          </table:table-cell>
          <table:table-cell office:value-type="float" office:value="-28730.350000000002" table:formula="of:=SUM([.G4:.G31])" table:style-name="ce45">
            <text:p>-28.730,35</text:p>
          </table:table-cell>
          <table:table-cell office:value-type="float" office:value="-25930.350000000002" table:formula="of:=[.F2]+[.G2]" table:style-name="ce45">
            <text:p>-25.930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311" table:style-name="ce36">
            <text:p>-311,00</text:p>
          </table:table-cell>
          <table:table-cell office:value-type="float" office:value="-311" table:formula="of:=[.H3]+[.F4]+[.G4]" table:style-name="ce36">
            <text:p>-311,00</text:p>
          </table:table-cell>
          <table:table-cell table:number-columns-repeated="16376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0" table:style-name="ce36">
            <text:p>-520,00</text:p>
          </table:table-cell>
          <table:table-cell office:value-type="float" office:value="-831" table:formula="of:=[.H4]+[.F5]+[.G5]" table:style-name="ce36">
            <text:p>-83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4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1081" table:formula="of:=[.H5]+[.F6]+[.G6]" table:style-name="ce36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7]" table:style-name="ce36">
            <text:p>0,00</text:p>
          </table:table-cell>
          <table:table-cell table:style-name="ce22"/>
          <table:table-cell office:value-type="float" office:value="0" table:formula="of:=[.E37]" table:style-name="ce36">
            <text:p>0,00</text:p>
          </table:table-cell>
          <table:table-cell table:style-name="ce36"/>
          <table:table-cell office:value-type="float" office:value="-1081" table:formula="of:=[.H6]+[.F7]+[.G7]" table:style-name="ce36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36">
            <text:p>-5.147,64</text:p>
          </table:table-cell>
          <table:table-cell table:style-name="ce36"/>
          <table:table-cell office:value-type="float" office:value="-5147.6400000000003" table:style-name="ce36">
            <text:p>-5.147,64</text:p>
          </table:table-cell>
          <table:table-cell office:value-type="float" office:value="-6228.64" table:formula="of:=[.H7]+[.F8]+[.G8]" table:style-name="ce36">
            <text:p>-6.22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36">
            <text:p>-6.556,63</text:p>
          </table:table-cell>
          <table:table-cell table:style-name="ce1"/>
          <table:table-cell office:value-type="float" office:value="-6556.63" table:style-name="ce36">
            <text:p>-6.556,63</text:p>
          </table:table-cell>
          <table:table-cell office:value-type="float" office:value="-12785.27" table:formula="of:=[.H8]+[.F9]+[.G9]" table:style-name="ce36">
            <text:p>-12.785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8160.27" table:formula="of:=[.H9]+[.F10]+[.G10]" table:style-name="ce36">
            <text:p>-18.160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20285.27" table:formula="of:=[.H10]+[.F11]+[.G11]" table:style-name="ce36">
            <text:p>-20.28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945.08" table:style-name="ce36">
            <text:p>-945,08</text:p>
          </table:table-cell>
          <table:table-cell office:value-type="float" office:value="-21230.350000000002" table:formula="of:=[.H11]+[.F12]+[.G12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1230.350000000002" table:formula="of:=[.H12]+[.F13]+[.G13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1230.350000000002" table:formula="of:=[.H13]+[.F14]+[.G14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1230.350000000002" table:formula="of:=[.H14]+[.F15]+[.G15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-21230.350000000002" table:formula="of:=[.H15]+[.F16]+[.G16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-21230.350000000002" table:formula="of:=[.H16]+[.F17]+[.G17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4730.350000000002" table:formula="of:=[.H17]+[.F18]+[.G18]" table:style-name="ce36">
            <text:p>-24.7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4730.350000000002" table:formula="of:=[.H18]+[.F19]+[.G19]" table:style-name="ce36">
            <text:p>-24.7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-24730.350000000002" table:formula="of:=[.H19]+[.F20]+[.G20]" table:style-name="ce36">
            <text:p>-24.7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21930.350000000002" table:formula="of:=[.H20]+[.F21]+[.G21]" table:style-name="ce36">
            <text:p>-21.9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21930.350000000002" table:formula="of:=[.H21]+[.F22]+[.G22]" table:style-name="ce36">
            <text:p>-21.9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1930.350000000002" table:formula="of:=[.H22]+[.F23]+[.G23]" table:style-name="ce36">
            <text:p>-21.9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1930.350000000002" table:formula="of:=[.H23]+[.F24]+[.G24]" table:style-name="ce36">
            <text:p>-21.930,35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41">
            <text:p>29.08.2023</text:p>
          </table:table-cell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2" table:style-name="ce1"/>
          <table:table-cell table:style-name="ce36"/>
          <table:table-cell office:value-type="float" office:value="-21930.350000000002" table:formula="of:=[.H24]+[.F25]+[.G25]" table:style-name="ce36">
            <text:p>-21.9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4000" table:style-name="ce36">
            <text:p>-4.000,00</text:p>
          </table:table-cell>
          <table:table-cell office:value-type="float" office:value="-25930.350000000002" table:formula="of:=[.H25]+[.F26]+[.G26]" table:style-name="ce36">
            <text:p>-25.930,3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8:.D45])" table:style-name="ce65">
            <text:p>0,00</text:p>
          </table:table-cell>
          <table:table-cell office:value-type="float" office:value="0" table:formula="of:=SUM([.E38:.E4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147.6399999999985" table:formula="of:=SUM([.E50:.E64])" table:style-name="ce40">
            <text:p>-5147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9 – 9</text:p>
          </table:table-cell>
          <table:table-cell office:value-type="float" office:value="-1111.1199999999999" table:style-name="ce48">
            <text:p>-1.111,12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5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5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3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3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5">
            <text:p><text:s/>3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5">
            <text:p><text:s/>2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5">
            <text:p><text:s/>2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5">
            <text:p><text:s/>2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5">
            <text:p><text:s/>2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5">
            <text:p><text:s/>2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48">
            <text:p>-132,9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office:value-type="string" table:style-name="ce43">
            <text:p>HESAP KESİM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6556.6299999999992" table:formula="of:=SUM([.E68:.E91])" table:style-name="ce40">
            <text:p>-6556,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28T00:00:00" table:style-name="ce41">
            <text:p>28.06.2023</text:p>
          </table:table-cell>
          <table:table-cell office:value-type="string" table:style-name="ce49">
            <text:p><text:span text:style-name="T2">kbrs<text:s/></text:span>korcan iletişim kıbrıs</text:p>
          </table:table-cell>
          <table:table-cell table:number-columns-repeated="2" table:style-name="ce49"/>
          <table:table-cell office:value-type="float" office:value="-27.99" table:style-name="ce48">
            <text:p>-27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49">
            <text:p><text:span text:style-name="T2">kbrs<text:s/></text:span>benzin m nissan</text:p>
          </table:table-cell>
          <table:table-cell table:number-columns-repeated="2" table:style-name="ce49"/>
          <table:table-cell office:value-type="float" office:value="-900" table:style-name="ce48">
            <text:p>-9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1T00:00:00" table:style-name="ce41">
            <text:p>01.07.2023</text:p>
          </table:table-cell>
          <table:table-cell office:value-type="string" table:style-name="ce49">
            <text:p><text:span text:style-name="T2">kbrs<text:s/></text:span>atlex co</text:p>
          </table:table-cell>
          <table:table-cell table:number-columns-repeated="2" table:style-name="ce49"/>
          <table:table-cell office:value-type="float" office:value="-207.59" table:style-name="ce48">
            <text:p>-207,5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4T00:00:00" table:style-name="ce41">
            <text:p>04.07.2023</text:p>
          </table:table-cell>
          <table:table-cell office:value-type="string" table:style-name="ce49">
            <text:p>ödeme oto</text:p>
          </table:table-cell>
          <table:table-cell office:value-type="float" office:value="3730.59" table:style-name="ce49">
            <text:p>3730,59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69">
            <text:p>ödeme</text:p>
          </table:table-cell>
          <table:table-cell office:value-type="float" office:value="5595.88" table:style-name="ce89">
            <text:p>5595,88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9326.4700000000012" table:formula="of:=SUM([.C72:.C73])" table:style-name="ce43">
            <text:p>9326,4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3-07-09T00:00:00" table:style-name="ce41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9T00:00:00" table:style-name="ce41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21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21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3T00:00:00" table:style-name="ce41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4T00:00:00" table:style-name="ce41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7T00:00:00" table:style-name="ce41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8T00:00:00" table:style-name="ce41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2">
          <table:table-cell office:value-type="date" office:date-value="2023-07-22T00:00:00" table:style-name="ce41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41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41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3">
            <text:p>HESAP KESİM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14" table:style-name="ro4">
          <table:table-cell table:number-columns-repeated="16384"/>
        </table:table-row>
        <table:table-row table:style-name="ro2">
          <table:table-cell office:value-type="string" table:style-name="ce83">
            <text:p>AĞUSTOS</text:p>
          </table:table-cell>
          <table:table-cell office:value-type="string" table:style-name="ce38">
            <text:p>Devir</text:p>
          </table:table-cell>
          <table:table-cell office:value-type="float" office:value="2023" table:style-name="ce37">
            <text:p>2023</text:p>
          </table:table-cell>
          <table:table-cell table:style-name="ce39"/>
          <table:table-cell office:value-type="float" office:value="428379.08999999997" table:formula="of:=SUM([.E112:.E120])" table:style-name="ce40">
            <text:p>428379,0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2372.88" table:style-name="ce67">
            <text:p>12.372,88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26868.21" table:style-name="ce67">
            <text:p>26.868,21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2">
            <text:p>1.600,00</text:p>
          </table:table-cell>
          <table:table-cell office:value-type="float" office:value="111" table:style-name="ce22">
            <text:p>111,00</text:p>
          </table:table-cell>
          <table:table-cell office:value-type="float" office:value="177600" table:formula="of:=[.D116]*[.C116]" table:style-name="ce67">
            <text:p>177.6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7" table:style-name="ce22">
            <text:p>27,00</text:p>
          </table:table-cell>
          <table:table-cell office:value-type="float" office:value="850" table:style-name="ce22">
            <text:p>850,00</text:p>
          </table:table-cell>
          <table:table-cell office:value-type="float" office:value="22950" table:formula="of:=[.D117]*[.C117]" table:style-name="ce67">
            <text:p>22.95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30" table:style-name="ce22">
            <text:p>30,00</text:p>
          </table:table-cell>
          <table:table-cell office:value-type="float" office:value="100" table:style-name="ce22">
            <text:p>100,00</text:p>
          </table:table-cell>
          <table:table-cell office:value-type="float" office:value="3000" table:formula="of:=[.D118]*[.C118]" table:style-name="ce67">
            <text:p>3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67500" table:style-name="ce67">
            <text:p>67.5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000" table:style-name="ce67">
            <text:p>1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AĞUSTOS" table:formula="of:=[.A111]" table:style-name="ce43">
            <text:p>AĞUSTOS</text:p>
          </table:table-cell>
          <table:table-cell office:value-type="string" table:style-name="ce46">
            <text:p><text:s/>Bakiye</text:p>
          </table:table-cell>
          <table:table-cell office:value-type="float" office:value="-21230.350000000002" table:formula="of:=[.H13]" table:style-name="ce36">
            <text:p>-21.230,35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407148.74" table:formula="of:=SUM([.E112:.E122])" table:style-name="ce1">
            <text:p>407148,74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<text:s/>- EYLÜL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24300" table:formula="of:=SUM([.D4:.D28])" table:style-name="ce45">
            <text:p>124.300,00</text:p>
          </table:table-cell>
          <table:table-cell office:value-type="float" office:value="-31826.03" table:formula="of:=SUM([.E4:.E27])" table:style-name="ce45">
            <text:p>-31.826,03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5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22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338.2899999999991" table:formula="of:=[.E47]" table:style-name="ce48">
            <text:p>-7.338,29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156">
            <text:p>4.Eyl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842.66" table:formula="of:=[.E72]" table:style-name="ce48">
            <text:p>-3.842,66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41">
            <text:p>04.09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945.08" table:style-name="ce48">
            <text:p>-945,08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4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56">
            <text:p>₺3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338.2899999999991" table:formula="of:=SUM([.E48:.E69])" table:style-name="ce65">
            <text:p>-7.338,29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6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6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4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4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5">
            <text:p><text:s/>4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5">
            <text:p><text:s/>3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5">
            <text:p><text:s/>3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5">
            <text:p><text:s/>3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5">
            <text:p><text:s/>3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5">
            <text:p><text:s/>3 – 4</text:p>
          </table:table-cell>
          <table:table-cell office:value-type="float" office:value="-133.15" table:style-name="ce48">
            <text:p>-133,1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49">
            <text:p>gib merdal damga vrgs</text:p>
          </table:table-cell>
          <table:table-cell table:number-columns-repeated="2" table:style-name="ce1"/>
          <table:table-cell office:value-type="float" office:value="-260.02" table:style-name="ce48">
            <text:p>-260,0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82">
            <text:p>1.Ağu</text:p>
          </table:table-cell>
          <table:table-cell office:value-type="string" table:style-name="ce49">
            <text:p>gib</text:p>
          </table:table-cell>
          <table:table-cell table:number-columns-repeated="2" table:style-name="ce1"/>
          <table:table-cell office:value-type="float" office:value="-116.6" table:style-name="ce48">
            <text:p>-116,6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82">
            <text:p>1.Ağu</text:p>
          </table:table-cell>
          <table:table-cell office:value-type="string" table:style-name="ce49">
            <text:p>gib</text:p>
          </table:table-cell>
          <table:table-cell table:number-columns-repeated="2" table:style-name="ce1"/>
          <table:table-cell office:value-type="float" office:value="-23.75" table:style-name="ce48">
            <text:p>-23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2T00:00:00" table:style-name="ce82">
            <text:p>2.Ağu</text:p>
          </table:table-cell>
          <table:table-cell office:value-type="string" table:style-name="ce49">
            <text:p>çapa motor arıza enj</text:p>
          </table:table-cell>
          <table:table-cell table:number-columns-repeated="2" table:style-name="ce1"/>
          <table:table-cell office:value-type="float" office:value="-600" table:style-name="ce48">
            <text:p>-6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9T00:00:00" table:style-name="ce82">
            <text:p>9.Ağu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1"/>
          <table:table-cell office:value-type="float" office:value="-165.4" table:style-name="ce48">
            <text:p>-165,4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10T00:00:00" table:style-name="ce82">
            <text:p>10.Ağu</text:p>
          </table:table-cell>
          <table:table-cell office:value-type="string" table:style-name="ce49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48">
            <text:p>-7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15T00:00:00" table:style-name="ce82">
            <text:p>15.Ağu</text:p>
          </table:table-cell>
          <table:table-cell office:value-type="string" table:style-name="ce49">
            <text:p>audi bnzn</text:p>
          </table:table-cell>
          <table:table-cell table:number-columns-repeated="2" table:style-name="ce1"/>
          <table:table-cell office:value-type="float" office:value="-1806" table:style-name="ce48">
            <text:p>-1.80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0T00:00:00" table:style-name="ce82">
            <text:p>20.Ağu</text:p>
          </table:table-cell>
          <table:table-cell office:value-type="string" table:style-name="ce49">
            <text:p>ev interntet superonline</text:p>
          </table:table-cell>
          <table:table-cell table:number-columns-repeated="2" table:style-name="ce1"/>
          <table:table-cell office:value-type="float" office:value="-160.9" table:style-name="ce48">
            <text:p>-160,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2T00:00:00" table:style-name="ce82">
            <text:p>22.Ağu</text:p>
          </table:table-cell>
          <table:table-cell office:value-type="string" table:style-name="ce49">
            <text:p>tcdd umut svs-ank-business <text:s/>248+</text:p>
          </table:table-cell>
          <table:table-cell table:style-name="ce1"/>
          <table:table-cell table:style-name="ce21"/>
          <table:table-cell office:value-type="float" office:value="-231" table:style-name="ce48">
            <text:p>-231,00</text:p>
          </table:table-cell>
          <table:table-cell table:number-columns-repeated="16379" table:style-name="ce1"/>
        </table:table-row>
        <table:table-row table:style-name="ro3">
          <table:table-cell table:style-name="ce82"/>
          <table:table-cell table:style-name="ce49"/>
          <table:table-cell table:style-name="ce1"/>
          <table:table-cell office:value-type="string" table:style-name="ce147">
            <text:p>HESAP KESİM</text:p>
          </table:table-cell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style-name="ce82"/>
          <table:table-cell table:style-name="ce49"/>
          <table:table-cell table:style-name="ce1"/>
          <table:table-cell table:style-name="ce2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842.66" table:formula="of:=SUM([.E73:.E93])" table:style-name="ce40">
            <text:p>-3842,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6T00:00:00" table:style-name="ce41">
            <text:p>26.07.2023</text:p>
          </table:table-cell>
          <table:table-cell office:value-type="string" table:style-name="ce49">
            <text:p>Lokanta yemek</text:p>
          </table:table-cell>
          <table:table-cell table:number-columns-repeated="2" table:style-name="ce49"/>
          <table:table-cell office:value-type="float" office:value="-245" table:style-name="ce48">
            <text:p>-245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7T00:00:00" table:style-name="ce41">
            <text:p>27.07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8T00:00:00" table:style-name="ce41">
            <text:p>28.07.2023</text:p>
          </table:table-cell>
          <table:table-cell office:value-type="string" table:style-name="ce49">
            <text:p>toyota gaz afyon</text:p>
          </table:table-cell>
          <table:table-cell table:number-columns-repeated="2" table:style-name="ce49"/>
          <table:table-cell office:value-type="float" office:value="-555.87" table:style-name="ce48">
            <text:p>-555,8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8T00:00:00" table:style-name="ce41">
            <text:p>28.07.2023</text:p>
          </table:table-cell>
          <table:table-cell office:value-type="string" table:style-name="ce49">
            <text:p>kft ysf</text:p>
          </table:table-cell>
          <table:table-cell table:number-columns-repeated="2" table:style-name="ce49"/>
          <table:table-cell office:value-type="float" office:value="-328" table:style-name="ce48">
            <text:p>-328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42.15" table:style-name="ce48">
            <text:p>-42,1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2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21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5T00:00:00" table:style-name="ce8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5T00:00:00" table:style-name="ce8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3T00:00:00" table:style-name="ce8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3">
          <table:table-cell table:number-columns-repeated="3" table:style-name="ce1"/>
          <table:table-cell office:value-type="string" table:style-name="ce147">
            <text:p>HESAP KESİM</text:p>
          </table:table-cell>
          <table:table-cell table:number-columns-repeated="16380" table:style-name="ce1"/>
        </table:table-row>
        <table:table-row table:number-rows-repeated="1048487" table:style-name="ro4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6800" table:formula="of:=SUM([.D4:.D28])" table:style-name="ce45">
            <text:p>16.800,00</text:p>
          </table:table-cell>
          <table:table-cell office:value-type="float" office:value="-79544.209999999992" table:formula="of:=SUM([.E4:.E27])" table:style-name="ce45">
            <text:p>-79.544,2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6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22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527.13" table:formula="of:=[.E47]" table:style-name="ce22">
            <text:p>-3.527,13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72" table:formula="of:=[.E63]" table:style-name="ce22">
            <text:p>-372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945.08" table:style-name="ce48">
            <text:p>-945,08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48">
            <text:p>-55.0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527.13" table:formula="of:=SUM([.E48:.E60])" table:style-name="ce40">
            <text:p>-3527,1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7 – 10</text:p>
          </table:table-cell>
          <table:table-cell office:value-type="float" office:value="-61.39" table:style-name="ce48">
            <text:p>-61,39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5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5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5">
            <text:p><text:s/>5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5">
            <text:p><text:s/>4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5">
            <text:p><text:s/>4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5">
            <text:p><text:s/>4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5">
            <text:p><text:s/>4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5">
            <text:p><text:s/>4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72" table:formula="of:=SUM([.E64:.E75])" table:style-name="ce40">
            <text:p>-37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21">
            <text:p><text:s/>2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2" table:default-cell-style-name="ce1"/>
        <table:table-column table:style-name="co4" table:default-cell-style-name="ce1"/>
        <table:table-column table:style-name="co10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96800" table:formula="of:=SUM([.D4:.D27])" table:style-name="ce45">
            <text:p>196.800,00</text:p>
          </table:table-cell>
          <table:table-cell office:value-type="float" office:value="-24711.58" table:formula="of:=SUM([.E4:.E26])" table:style-name="ce45">
            <text:p>-24.711,58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7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4]" table:style-name="ce36">
            <text:p>0,00</text:p>
          </table:table-cell>
          <table:table-cell table:style-name="ce22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994.5" table:formula="of:=[.E46]" table:style-name="ce22">
            <text:p>-2.994,5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72" table:formula="of:=[.E62]" table:style-name="ce22">
            <text:p>-372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945.08" table:style-name="ce48">
            <text:p>-945,08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41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56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41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994.5" table:formula="of:=SUM([.E47:.E59])" table:style-name="ce40">
            <text:p>-2994,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8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6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6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5">
            <text:p>6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5">
            <text:p><text:s/>5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72" table:formula="of:=SUM([.E63:.E74])" table:style-name="ce40">
            <text:p>-37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21">
            <text:p><text:s/>3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1" table:style-name="ro4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3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6800" table:formula="of:=SUM([.D4:.D31])" table:style-name="ce45">
            <text:p>136.800,00</text:p>
          </table:table-cell>
          <table:table-cell office:value-type="float" office:value="-117422.71" table:formula="of:=SUM([.E4:.E31])" table:style-name="ce45">
            <text:p>-117.422,71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22933.078000000001" table:formula="of:=SUM([.G4:.G31])" table:style-name="ce45">
            <text:p>-22.933,08</text:p>
          </table:table-cell>
          <table:table-cell office:value-type="float" office:value="-22933.078000000001" table:formula="of:=[.F2]+[.G2]" table:style-name="ce45">
            <text:p>-22.933,0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office:value-type="float" office:value="-3000" table:style-name="ce48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office:value-type="float" office:value="-88450" table:style-name="ce48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7]" table:style-name="ce36">
            <text:p>0,00</text:p>
          </table:table-cell>
          <table:table-cell table:style-name="ce22"/>
          <table:table-cell office:value-type="float" office:value="0" table:formula="of:=[.E47]" table:style-name="ce36">
            <text:p>0,00</text:p>
          </table:table-cell>
          <table:table-cell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377.6299999999992" table:formula="of:=[.E59]" table:style-name="ce48">
            <text:p>-4.377,63</text:p>
          </table:table-cell>
          <table:table-cell table:style-name="ce36"/>
          <table:table-cell table:style-name="ce1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48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945.08" table:style-name="ce48">
            <text:p>-945,08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5]+[.F26]+[.G26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6]+[.F27]+[.G2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7]+[.F28]+[.G2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8]+[.F29]+[.G2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1">
            <text:p>2023 YILI NAZAN BALCI</text:p>
          </table:table-cell>
          <table:table-cell table:number-columns-repeated="4" table:style-name="ce1"/>
          <table:table-cell office:value-type="float" office:value="-22933.078000000001" table:formula="of:=[.H39]" table:style-name="ce90">
            <text:p>-22.933,08</text:p>
          </table:table-cell>
          <table:table-cell office:value-type="float" office:value="-22933.078000000001" table:formula="of:=[.H29]+[.F30]+[.G30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office:value-type="string" table:style-name="ce41">
            <text:p>2023 YILI NAZAN BALCI</text:p>
          </table:table-cell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91">
            <text:p>6920</text:p>
          </table:table-cell>
          <table:table-cell office:value-type="percentage" office:value="0.234011" table:style-name="ce92">
            <text:p>23,4011%</text:p>
          </table:table-cell>
          <table:table-cell office:value-type="float" office:value="-1619.3561199999999" table:formula="of:=[.C33]*[.D33]*-1" table:style-name="ce27">
            <text:p>-1.619,36</text:p>
          </table:table-cell>
          <table:table-cell table:style-name="ce1"/>
          <table:table-cell office:value-type="float" office:value="-1619.3561199999999" table:formula="of:=[.C33]*[.D33]*-1" table:style-name="ce48">
            <text:p>-1.619,36</text:p>
          </table:table-cell>
          <table:table-cell office:value-type="float" office:value="-1619.3561199999999" table:formula="of:=[.H32]+[.F33]+[.G33]" table:style-name="ce36">
            <text:p>-1.619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011" table:style-name="ce92">
            <text:p>23,4011%</text:p>
          </table:table-cell>
          <table:table-cell office:value-type="float" office:value="-3042.143" table:formula="of:=[.C34]*[.D34]*-1" table:style-name="ce27">
            <text:p>-3.042,14</text:p>
          </table:table-cell>
          <table:table-cell table:style-name="ce1"/>
          <table:table-cell office:value-type="float" office:value="-3042.143" table:formula="of:=[.C34]*[.D34]*-1" table:style-name="ce48">
            <text:p>-3.042,14</text:p>
          </table:table-cell>
          <table:table-cell office:value-type="float" office:value="-4661.4991200000004" table:formula="of:=[.H33]+[.F34]+[.G34]" table:style-name="ce36">
            <text:p>-4.66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011" table:style-name="ce92">
            <text:p>23,4011%</text:p>
          </table:table-cell>
          <table:table-cell office:value-type="float" office:value="-6571.0288799999998" table:formula="of:=[.C35]*[.D35]*-1" table:style-name="ce27">
            <text:p>-6.571,03</text:p>
          </table:table-cell>
          <table:table-cell table:style-name="ce1"/>
          <table:table-cell office:value-type="float" office:value="-6571.0288799999998" table:formula="of:=[.C35]*[.D35]*-1" table:style-name="ce48">
            <text:p>-6.571,03</text:p>
          </table:table-cell>
          <table:table-cell office:value-type="float" office:value="-11232.528" table:formula="of:=[.H34]+[.F35]+[.G35]" table:style-name="ce36">
            <text:p>-11.232,53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1">
            <text:p>50000</text:p>
          </table:table-cell>
          <table:table-cell office:value-type="percentage" office:value="0.234011" table:style-name="ce92">
            <text:p>23,4011%</text:p>
          </table:table-cell>
          <table:table-cell office:value-type="float" office:value="-11700.55" table:formula="of:=[.C36]*[.D36]*-1" table:style-name="ce27">
            <text:p>-11.700,55</text:p>
          </table:table-cell>
          <table:table-cell table:style-name="ce1"/>
          <table:table-cell office:value-type="float" office:value="-11700.55" table:formula="of:=[.C36]*[.D36]*-1" table:style-name="ce48">
            <text:p>-11.700,55</text:p>
          </table:table-cell>
          <table:table-cell office:value-type="float" office:value="-22933.078000000001" table:formula="of:=[.H35]+[.F36]+[.G36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6]+[.F37]+[.G37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7]+[.F38]+[.G38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8]+[.F39]+[.G39]" table:style-name="ce90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8:.D55])" table:style-name="ce65">
            <text:p>0,00</text:p>
          </table:table-cell>
          <table:table-cell office:value-type="float" office:value="0" table:formula="of:=SUM([.E48:.E54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377.6299999999992" table:formula="of:=SUM([.E60:.E73])" table:style-name="ce40">
            <text:p>-4377,6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9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0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7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8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9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5">
            <text:p><text:s/>6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0" table:formula="of:=SUM([.E77:.E88])" table:style-name="ce40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87" table:style-name="ro4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4" table:default-cell-style-name="ce1"/>
        <table:table-column table:style-name="co13" table:number-columns-repeated="3" table:default-cell-style-name="ce22"/>
        <table:table-column table:style-name="co12" table:number-columns-repeated="16378" table:default-cell-style-name="ce1"/>
        <table:table-row table:style-name="ro2">
          <table:table-cell/>
          <table:table-cell table:number-columns-repeated="2" table:style-name="ce1"/>
          <table:table-cell table:style-name="ce22"/>
          <table:table-cell office:value-type="string" table:style-name="ce93">
            <text:p>Peri</text:p>
          </table:table-cell>
          <table:table-cell office:value-type="string" table:style-name="ce93">
            <text:p>BAKİYE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office:value-type="string" table:style-name="ce94">
            <text:p>ödeme</text:p>
          </table:table-cell>
          <table:table-cell table:style-name="ce22"/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2">
            <text:p>1.250,00</text:p>
          </table:table-cell>
          <table:table-cell table:style-name="ce22"/>
          <table:table-cell office:value-type="float" office:value="1250" table:formula="of:=[.F2]+[.D3]-[.E3]" table:style-name="ce22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2250" table:style-name="ce67">
            <text:p>2.250,00</text:p>
          </table:table-cell>
          <table:table-cell office:value-type="float" office:value="-1000" table:formula="of:=[.F3]+[.D4]-[.E4]" table:style-name="ce22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2"/>
          <table:table-cell table:style-name="ce67"/>
          <table:table-cell office:value-type="float" office:value="-1000" table:formula="of:=[.F4]+[.D5]-[.E5]" table:style-name="ce22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11.1099999999999" table:formula="of:=[.F5]+[.D6]-[.E6]" table:style-name="ce22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150" table:style-name="ce67">
            <text:p>150,00</text:p>
          </table:table-cell>
          <table:table-cell office:value-type="float" office:value="-38.8900000000001" table:formula="of:=[.F6]+[.D7]-[.E7]" table:style-name="ce22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072.2199999999998" table:formula="of:=[.F7]+[.D8]-[.E8]" table:style-name="ce22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2500" table:style-name="ce67">
            <text:p>2.500,00</text:p>
          </table:table-cell>
          <table:table-cell office:value-type="float" office:value="-1427.7800000000002" table:formula="of:=[.F8]+[.D9]-[.E9]" table:style-name="ce22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316.6700000000003" table:formula="of:=[.F9]+[.D10]-[.E10]" table:style-name="ce22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41">
            <text:p>15.01.2023</text:p>
          </table:table-cell>
          <table:table-cell office:value-type="string" table:style-name="ce43">
            <text:p>peri havale</text:p>
          </table:table-cell>
          <table:table-cell table:style-name="ce22"/>
          <table:table-cell office:value-type="float" office:value="1500" table:style-name="ce67">
            <text:p>1.500,00</text:p>
          </table:table-cell>
          <table:table-cell office:value-type="float" office:value="-1816.6700000000003" table:formula="of:=[.F10]+[.D11]-[.E11]" table:style-name="ce22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2">
            <text:p>225,40</text:p>
          </table:table-cell>
          <table:table-cell table:style-name="ce67"/>
          <table:table-cell office:value-type="float" office:value="-1591.2700000000002" table:formula="of:=[.F11]+[.D12]-[.E12]" table:style-name="ce22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2">
            <text:p>225,40</text:p>
          </table:table-cell>
          <table:table-cell table:style-name="ce67"/>
          <table:table-cell office:value-type="float" office:value="-1365.8700000000001" table:formula="of:=[.F12]+[.D13]-[.E13]" table:style-name="ce22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2">
            <text:p>437,97</text:p>
          </table:table-cell>
          <table:table-cell table:style-name="ce67"/>
          <table:table-cell office:value-type="float" office:value="-927.90000000000009" table:formula="of:=[.F13]+[.D14]-[.E14]" table:style-name="ce22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2">
            <text:p>404,23</text:p>
          </table:table-cell>
          <table:table-cell table:style-name="ce67"/>
          <table:table-cell office:value-type="float" office:value="-523.67000000000007" table:formula="of:=[.F14]+[.D15]-[.E15]" table:style-name="ce22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2">
            <text:p>1.135,00</text:p>
          </table:table-cell>
          <table:table-cell table:style-name="ce67"/>
          <table:table-cell office:value-type="float" office:value="611.32999999999993" table:formula="of:=[.F15]+[.D16]-[.E16]" table:style-name="ce22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41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722.4399999999998" table:formula="of:=[.F16]+[.D17]-[.E17]" table:style-name="ce22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41">
            <text:p>24.02.2023</text:p>
          </table:table-cell>
          <table:table-cell office:value-type="string" table:style-name="ce43">
            <text:p>iş havale</text:p>
          </table:table-cell>
          <table:table-cell table:style-name="ce22"/>
          <table:table-cell office:value-type="float" office:value="2000" table:style-name="ce67">
            <text:p>2.000,00</text:p>
          </table:table-cell>
          <table:table-cell office:value-type="float" office:value="-277.56000000000017" table:formula="of:=[.F17]+[.D18]-[.E18]" table:style-name="ce22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41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833.54999999999973" table:formula="of:=[.F18]+[.D19]-[.E19]" table:style-name="ce22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41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944.6599999999996" table:formula="of:=[.F19]+[.D20]-[.E20]" table:style-name="ce22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41">
            <text:p>15.04.2023</text:p>
          </table:table-cell>
          <table:table-cell office:value-type="string" table:style-name="ce43">
            <text:p>iş havale</text:p>
          </table:table-cell>
          <table:table-cell table:style-name="ce22"/>
          <table:table-cell office:value-type="float" office:value="6000" table:style-name="ce67">
            <text:p>6.000,00</text:p>
          </table:table-cell>
          <table:table-cell office:value-type="float" office:value="-4055.34" table:formula="of:=[.F20]+[.D21]-[.E21]" table:style-name="ce22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41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2944.2300000000005" table:formula="of:=[.F21]+[.D22]-[.E22]" table:style-name="ce22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41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1833.1200000000006" table:formula="of:=[.F22]+[.D23]-[.E23]" table:style-name="ce22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2">
            <text:p>1.111,12</text:p>
          </table:table-cell>
          <table:table-cell table:style-name="ce67"/>
          <table:table-cell office:value-type="float" office:value="-722.00000000000068" table:formula="of:=[.F23]+[.D24]-[.E24]" table:style-name="ce22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2">
            <text:p>2.258,00</text:p>
          </table:table-cell>
          <table:table-cell table:style-name="ce67"/>
          <table:table-cell office:value-type="float" office:value="1535.9999999999993" table:formula="of:=[.F24]+[.D25]-[.E25]" table:style-name="ce22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2">
            <text:p>613,00</text:p>
          </table:table-cell>
          <table:table-cell table:style-name="ce93"/>
          <table:table-cell office:value-type="float" office:value="2148.9999999999991" table:formula="of:=[.F25]+[.D26]-[.E26]" table:style-name="ce22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2">
            <text:p>720,00</text:p>
          </table:table-cell>
          <table:table-cell table:style-name="ce93"/>
          <table:table-cell office:value-type="float" office:value="2868.9999999999991" table:formula="of:=[.F26]+[.D27]-[.E27]" table:style-name="ce22">
            <text:p>2.86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2"/>
          <table:table-cell office:value-type="float" office:value="1036" table:style-name="ce93">
            <text:p>1.036,00</text:p>
          </table:table-cell>
          <table:table-cell office:value-type="float" office:value="1832.9999999999991" table:formula="of:=[.F27]+[.D28]-[.E28]" table:style-name="ce22">
            <text:p>1.8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Mersin-tokat otobüs bileti topçam</text:p>
          </table:table-cell>
          <table:table-cell table:style-name="ce22"/>
          <table:table-cell office:value-type="float" office:value="500" table:style-name="ce93">
            <text:p>500,00</text:p>
          </table:table-cell>
          <table:table-cell office:value-type="float" office:value="1332.9999999999991" table:formula="of:=[.F28]+[.D29]-[.E29]" table:style-name="ce22">
            <text:p>1.3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7T00:00:00" table:style-name="ce41">
            <text:p>0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2">
            <text:p>2.650,00</text:p>
          </table:table-cell>
          <table:table-cell table:style-name="ce93"/>
          <table:table-cell office:value-type="float" office:value="3982.9999999999991" table:formula="of:=[.F29]+[.D30]-[.E30]" table:style-name="ce22">
            <text:p>3.983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2">
            <text:p>1.356,00</text:p>
          </table:table-cell>
          <table:table-cell table:style-name="ce93"/>
          <table:table-cell office:value-type="float" office:value="5338.9999999999991" table:formula="of:=[.F30]+[.D31]-[.E31]" table:style-name="ce22">
            <text:p>5.33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2">
            <text:p>869,00</text:p>
          </table:table-cell>
          <table:table-cell table:style-name="ce93"/>
          <table:table-cell office:value-type="float" office:value="6207.9999999999991" table:formula="of:=[.F31]+[.D32]-[.E32]" table:style-name="ce22">
            <text:p>6.208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2"/>
          <table:table-cell table:style-name="ce93"/>
          <table:table-cell office:value-type="float" office:value="6207.9999999999991" table:formula="of:=[.F32]+[.D33]-[.E33]" table:style-name="ce22">
            <text:p>6.208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15T00:00:00" table:style-name="ce82">
            <text:p>15.Tem</text:p>
          </table:table-cell>
          <table:table-cell office:value-type="string" table:style-name="ce1">
            <text:p>aliden ziraat kredi için alınan</text:p>
          </table:table-cell>
          <table:table-cell table:style-name="ce22"/>
          <table:table-cell office:value-type="float" office:value="3450" table:style-name="ce93">
            <text:p>3.450,00</text:p>
          </table:table-cell>
          <table:table-cell office:value-type="float" office:value="2757.9999999999991" table:formula="of:=[.F33]+[.D34]-[.E34]" table:style-name="ce22">
            <text:p>2.758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2">
            <text:p>1.750,00</text:p>
          </table:table-cell>
          <table:table-cell table:style-name="ce67"/>
          <table:table-cell office:value-type="float" office:value="4507.9999999999991" table:formula="of:=[.F34]+[.D35]-[.E35]" table:style-name="ce22">
            <text:p>4.508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8-11T00:00:00" table:style-name="ce82">
            <text:p>11.Ağu</text:p>
          </table:table-cell>
          <table:table-cell office:value-type="string" table:style-name="ce1">
            <text:p>aliden ziraat kredi için alınan</text:p>
          </table:table-cell>
          <table:table-cell table:style-name="ce22"/>
          <table:table-cell office:value-type="float" office:value="3450" table:style-name="ce67">
            <text:p>3.450,00</text:p>
          </table:table-cell>
          <table:table-cell office:value-type="float" office:value="1057.9999999999991" table:formula="of:=[.F35]+[.D36]-[.E36]" table:style-name="ce22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table:style-name="ce67"/>
          <table:table-cell office:value-type="float" office:value="1057.9999999999991" table:formula="of:=[.F36]+[.D37]-[.E37]" table:style-name="ce22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table:style-name="ce67"/>
          <table:table-cell office:value-type="float" office:value="1057.9999999999991" table:formula="of:=[.F37]+[.D38]-[.E38]" table:style-name="ce95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table:style-name="ce67"/>
          <table:table-cell table:style-name="ce22"/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43">
            <text:p>TOPLAMLAR - KALAN BAKİYE</text:p>
          </table:table-cell>
          <table:table-cell office:value-type="float" office:value="23894" table:formula="of:=SUM([.D3:.D38])" table:style-name="ce22">
            <text:p>23.894,00</text:p>
          </table:table-cell>
          <table:table-cell office:value-type="float" office:value="22836" table:formula="of:=SUM([.E3:.E38])" table:style-name="ce67">
            <text:p>22.836,00</text:p>
          </table:table-cell>
          <table:table-cell office:value-type="float" office:value="1058" table:formula="of:=[.D40]-[.E40]" table:style-name="ce96">
            <text:p>1.058,00</text:p>
          </table:table-cell>
          <table:table-cell table:number-columns-repeated="16378"/>
        </table:table-row>
        <table:table-row table:number-rows-repeated="1048536" table:style-name="ro2">
          <table:table-cell table:number-columns-repeated="16384"/>
        </table:table-row>
      </table:table>
      <table:table table:name="GNLK-_2022" table:style-name="ta1">
        <table:table-column table:style-name="co35" table:default-cell-style-name="ce1"/>
        <table:table-column table:style-name="co36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7" table:number-columns-repeated="2" table:default-cell-style-name="ce1"/>
        <table:table-column table:style-name="co38" table:default-cell-style-name="ce22"/>
        <table:table-column table:style-name="co10" table:default-cell-style-name="ce22"/>
        <table:table-column table:style-name="co39" table:default-cell-style-name="ce22"/>
        <table:table-column table:style-name="co30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3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4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5">
            <text:p>TOPLAM</text:p>
          </table:table-cell>
          <table:table-cell office:value-type="float" office:value="446314.05000000005" table:formula="of:=SUM([.B3:.B14])" table:style-name="ce26">
            <text:p>446.314,05</text:p>
          </table:table-cell>
          <table:table-cell office:value-type="float" office:value="-262242.81000000006" table:formula="of:=SUM([.C3:.C14])" table:style-name="ce27">
            <text:p>-262.242,81</text:p>
          </table:table-cell>
          <table:table-cell office:value-type="float" office:value="184071.24" table:formula="of:=[.B15]+[.C15]" table:style-name="ce97">
            <text:p>184.071,24</text:p>
          </table:table-cell>
          <table:table-cell office:value-type="float" office:value="545372.04" table:formula="of:=SUM([.E3:.E14])" table:style-name="ce26">
            <text:p>545.372,04</text:p>
          </table:table-cell>
          <table:table-cell office:value-type="float" office:value="-316596.7" table:formula="of:=SUM([.F3:.F14])" table:style-name="ce27">
            <text:p>-316.596,70</text:p>
          </table:table-cell>
          <table:table-cell office:value-type="float" office:value="228775.34000000003" table:formula="of:=[.E15]+[.F15]" table:style-name="ce97">
            <text:p>228.775,34</text:p>
          </table:table-cell>
          <table:table-cell table:style-name="ce18"/>
          <table:table-cell table:style-name="ce29"/>
          <table:table-cell office:value-type="float" office:value="351" table:formula="of:=SUM([.J9:.J14])" table:style-name="ce29">
            <text:p>351</text:p>
          </table:table-cell>
          <table:table-cell office:value-type="float" office:value="82.383210000000005" table:formula="of:=SUM([.K9:.K14])" table:style-name="ce30">
            <text:p>82,38</text:p>
          </table:table-cell>
          <table:table-cell office:value-type="float" office:value="268.61678999999998" table:formula="of:=SUM([.L9:.L14])" table:style-name="ce30">
            <text:p>268,62</text:p>
          </table:table-cell>
          <table:table-cell office:value-type="float" office:value="86.05" table:formula="of:=SUM([.M3:.M14])" table:style-name="ce30">
            <text:p>86,05</text:p>
          </table:table-cell>
          <table:table-cell office:value-type="float" office:value="46.1" table:formula="of:=SUM([.N3:.N7])" table:style-name="ce30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8">
            <text:p>Tpl / 12</text:p>
          </table:table-cell>
          <table:table-cell office:value-type="float" office:value="37192.837500000001" table:formula="of:=[.B15]/[.A16]" table:style-name="ce99">
            <text:p>37.192,84</text:p>
          </table:table-cell>
          <table:table-cell office:value-type="float" office:value="-21853.567500000005" table:formula="of:=[.C15]/[.A16]" table:style-name="ce100">
            <text:p>-21.853,57</text:p>
          </table:table-cell>
          <table:table-cell table:style-name="ce100"/>
          <table:table-cell office:value-type="float" office:value="45447.670000000006" table:formula="of:=[.E15]/[.A16]" table:style-name="ce100">
            <text:p>45.447,67</text:p>
          </table:table-cell>
          <table:table-cell office:value-type="float" office:value="-26383.058333333334" table:formula="of:=[.F15]/[.A16]" table:style-name="ce100">
            <text:p>-26.383,06</text:p>
          </table:table-cell>
          <table:table-cell office:value-type="float" office:value="19064.611666666668" table:formula="of:=[.G15]/[.A16]" table:style-name="ce100">
            <text:p>19.064,61</text:p>
          </table:table-cell>
          <table:table-cell table:style-name="ce34"/>
          <table:table-cell table:style-name="ce35"/>
          <table:table-cell office:value-type="float" office:value="29.25" table:formula="of:=[.J15]/12" table:style-name="ce100">
            <text:p>29,25</text:p>
          </table:table-cell>
          <table:table-cell office:value-type="float" office:value="6.8652675000000007" table:formula="of:=[.K15]/12" table:style-name="ce100">
            <text:p>6,87</text:p>
          </table:table-cell>
          <table:table-cell office:value-type="float" office:value="22.384732499999998" table:formula="of:=[.L15]/12" table:style-name="ce100">
            <text:p>22,38</text:p>
          </table:table-cell>
          <table:table-cell office:value-type="float" office:value="7.1708333333333334" table:formula="of:=[.M15]/12" table:style-name="ce100">
            <text:p>7,17</text:p>
          </table:table-cell>
          <table:table-cell office:value-type="float" office:value="3.8416666666666668" table:formula="of:=[.N15]/12" table:style-name="ce100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22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21"/>
          <table:table-cell table:number-columns-repeated="3" table:style-name="ce22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2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14" table:default-cell-style-name="ce1"/>
        <table:table-column table:style-name="co40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101">
            <text:p>11,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102">
            <text:p>- OCA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7333.3" table:formula="of:=SUM([.D3:.D57])" table:style-name="ce45">
            <text:p>7.333,30</text:p>
          </table:table-cell>
          <table:table-cell office:value-type="float" office:value="-6834.05" table:formula="of:=SUM([.E3:.E57])" table:style-name="ce45">
            <text:p>-6.834,05</text:p>
          </table:table-cell>
          <table:table-cell office:value-type="float" office:value="46462.64" table:formula="of:=SUM([.F3:.F57])" table:style-name="ce45">
            <text:p>46.462,64</text:p>
          </table:table-cell>
          <table:table-cell office:value-type="float" office:value="-6834.05" table:formula="of:=SUM([.G3:.G57])" table:style-name="ce45">
            <text:p>-6.834,05</text:p>
          </table:table-cell>
          <table:table-cell office:value-type="float" office:value="39628.589999999997" table:formula="of:=[.F2]+[.G2]" table:style-name="ce45">
            <text:p>39.628,5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6">
            <text:p>31-12-2021 İşbank</text:p>
          </table:table-cell>
          <table:table-cell table:number-columns-repeated="2" table:style-name="ce1"/>
          <table:table-cell table:style-name="ce36"/>
          <table:table-cell office:value-type="float" office:value="40129.339999999997" table:style-name="ce36">
            <text:p>40.129,34</text:p>
          </table:table-cell>
          <table:table-cell table:style-name="ce36"/>
          <table:table-cell office:value-type="float" office:value="40129.339999999997" table:formula="of:=[.F3]+[.G3]" table:style-name="ce36">
            <text:p>40.129,34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40129.339999999997" table:formula="of:=[.H3]+[.F4]+[.G4]" table:style-name="ce36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6">
            <text:p>298,99</text:p>
          </table:table-cell>
          <table:table-cell table:style-name="ce1"/>
          <table:table-cell office:value-type="float" office:value="298.99" table:style-name="ce36">
            <text:p>298,99</text:p>
          </table:table-cell>
          <table:table-cell table:style-name="ce36"/>
          <table:table-cell office:value-type="float" office:value="40428.329999999994" table:formula="of:=[.H4]+[.F5]+[.G5]" table:style-name="ce36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6">
            <text:p>630,74</text:p>
          </table:table-cell>
          <table:table-cell table:style-name="ce1"/>
          <table:table-cell office:value-type="float" office:value="630.74" table:style-name="ce36">
            <text:p>630,74</text:p>
          </table:table-cell>
          <table:table-cell table:style-name="ce36"/>
          <table:table-cell office:value-type="float" office:value="41059.069999999992" table:formula="of:=[.H5]+[.F6]+[.G6]" table:style-name="ce36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6">
            <text:p>230,29</text:p>
          </table:table-cell>
          <table:table-cell table:style-name="ce1"/>
          <table:table-cell office:value-type="float" office:value="230.29" table:style-name="ce36">
            <text:p>230,29</text:p>
          </table:table-cell>
          <table:table-cell table:style-name="ce36"/>
          <table:table-cell office:value-type="float" office:value="41289.359999999993" table:formula="of:=[.H6]+[.F7]+[.G7]" table:style-name="ce36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6">
            <text:p>152,91</text:p>
          </table:table-cell>
          <table:table-cell table:style-name="ce1"/>
          <table:table-cell office:value-type="float" office:value="152.91" table:style-name="ce36">
            <text:p>152,91</text:p>
          </table:table-cell>
          <table:table-cell table:style-name="ce36"/>
          <table:table-cell office:value-type="float" office:value="41442.269999999997" table:formula="of:=[.H7]+[.F8]+[.G8]" table:style-name="ce36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41">
            <text:p>13.01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250.4000000000001" table:style-name="ce36">
            <text:p>-1.250,40</text:p>
          </table:table-cell>
          <table:table-cell table:style-name="ce36"/>
          <table:table-cell office:value-type="float" office:value="-1250.4000000000001" table:style-name="ce36">
            <text:p>-1.250,40</text:p>
          </table:table-cell>
          <table:table-cell office:value-type="float" office:value="40191.869999999995" table:formula="of:=[.H8]+[.F9]+[.G9]" table:style-name="ce36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30.30000000000001" table:style-name="ce42">
            <text:p>-130,30</text:p>
          </table:table-cell>
          <table:table-cell table:style-name="ce42"/>
          <table:table-cell office:value-type="float" office:value="-130.30000000000001" table:style-name="ce42">
            <text:p>-130,30</text:p>
          </table:table-cell>
          <table:table-cell office:value-type="float" office:value="40061.569999999992" table:formula="of:=[.H9]+[.F10]+[.G10]" table:style-name="ce36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255.4" table:style-name="ce42">
            <text:p>-255,40</text:p>
          </table:table-cell>
          <table:table-cell table:style-name="ce42"/>
          <table:table-cell office:value-type="float" office:value="-255.4" table:style-name="ce42">
            <text:p>-255,40</text:p>
          </table:table-cell>
          <table:table-cell office:value-type="float" office:value="39806.169999999991" table:formula="of:=[.H10]+[.F11]+[.G11]" table:style-name="ce36">
            <text:p>39.806,1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806.169999999991" table:formula="of:=[.H11]+[.F12]+[.G12]" table:style-name="ce36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37.869999999999997" table:style-name="ce36">
            <text:p>-37,87</text:p>
          </table:table-cell>
          <table:table-cell table:style-name="ce36"/>
          <table:table-cell office:value-type="float" office:value="-37.869999999999997" table:style-name="ce36">
            <text:p>-37,87</text:p>
          </table:table-cell>
          <table:table-cell office:value-type="float" office:value="39768.299999999988" table:formula="of:=[.H12]+[.F13]+[.G13]" table:style-name="ce36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608.08000000000004" table:style-name="ce36">
            <text:p>-608,08</text:p>
          </table:table-cell>
          <table:table-cell table:style-name="ce36"/>
          <table:table-cell office:value-type="float" office:value="-608.08000000000004" table:style-name="ce36">
            <text:p>-608,08</text:p>
          </table:table-cell>
          <table:table-cell office:value-type="float" office:value="39160.219999999987" table:formula="of:=[.H13]+[.F14]+[.G14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160.219999999987" table:formula="of:=[.H14]+[.F15]+[.G15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39160.219999999987" table:formula="of:=[.H15]+[.F16]+[.G16]" table:style-name="ce36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41">
            <text:p>04.01.2022</text:p>
          </table:table-cell>
          <table:table-cell office:value-type="string" table:style-name="ce103">
            <text:p>4876 KK</text:p>
          </table:table-cell>
          <table:table-cell office:value-type="string" table:style-name="ce103">
            <text:p>B</text:p>
          </table:table-cell>
          <table:table-cell table:style-name="ce103"/>
          <table:table-cell table:number-columns-repeated="2" table:style-name="ce42"/>
          <table:table-cell office:value-type="float" office:value="-50" table:style-name="ce42">
            <text:p>-50,00</text:p>
          </table:table-cell>
          <table:table-cell office:value-type="float" office:value="39110.219999999987" table:formula="of:=[.H16]+[.F17]+[.G17]" table:style-name="ce36">
            <text:p>39.11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9110.219999999987" table:formula="of:=[.H17]+[.F18]+[.G18]" table:style-name="ce36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7609.219999999987" table:formula="of:=[.H18]+[.F19]+[.G19]" table:style-name="ce36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6108.219999999987" table:formula="of:=[.H19]+[.F20]+[.G20]" table:style-name="ce36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34608.219999999987" table:formula="of:=[.H20]+[.F21]+[.G21]" table:style-name="ce36">
            <text:p>34.608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4608.219999999987" table:formula="of:=[.H21]+[.F22]+[.G22]" table:style-name="ce36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7628.589999999989" table:formula="of:=[.H22]+[.F23]+[.G23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4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37628.589999999989" table:formula="of:=[.H23]+[.F24]+[.G24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39628.589999999989" table:formula="of:=[.H24]+[.F25]+[.G25]" table:style-name="ce36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6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1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16384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17" table:style-name="ro2">
          <table:table-cell table:style-name="ce41"/>
          <table:table-cell table:number-columns-repeated="16383" table:style-name="ce1"/>
        </table:table-row>
        <table:table-row table:number-rows-repeated="4" table:style-name="ro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43"/>
          <table:table-cell table:number-columns-repeated="16380"/>
        </table:table-row>
        <table:table-row table:number-rows-repeated="1048286" table:style-name="ro2">
          <table:table-cell table:number-columns-repeated="16384"/>
        </table:table-row>
      </table:table>
      <table:table table:name="22_2" table:style-name="ta4">
        <table:table-column table:style-name="co41" table:default-cell-style-name="ce1"/>
        <table:table-column table:style-name="co14" table:default-cell-style-name="ce1"/>
        <table:table-column table:style-name="co40" table:default-cell-style-name="ce1"/>
        <table:table-column table:style-name="co36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7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101">
            <text:p>4,8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0567.09" table:formula="of:=SUM([.D5:.D63])" table:style-name="ce45">
            <text:p>10.567,09</text:p>
          </table:table-cell>
          <table:table-cell office:value-type="float" office:value="-21938.15" table:formula="of:=SUM([.E5:.E63])" table:style-name="ce45">
            <text:p>-21.938,15</text:p>
          </table:table-cell>
          <table:table-cell office:value-type="float" office:value="11567.09" table:formula="of:=SUM([.F5:.F63])" table:style-name="ce45">
            <text:p>11.567,09</text:p>
          </table:table-cell>
          <table:table-cell office:value-type="float" office:value="-21938.15" table:formula="of:=SUM([.G5:.G63])" table:style-name="ce45">
            <text:p>-21.938,15</text:p>
          </table:table-cell>
          <table:table-cell office:value-type="float" office:value="-10371.060000000001" table:formula="of:=[.F2]+[.G2]" table:style-name="ce45">
            <text:p>-10.371,0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table:style-name="ce42"/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36"/>
          <table:table-cell office:value-type="float" office:value="508.99" table:formula="of:=[.H4]+[.F5]+[.G5]" table:style-name="ce36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36"/>
          <table:table-cell office:value-type="float" office:value="1996.82" table:formula="of:=[.H5]+[.F6]+[.G6]" table:style-name="ce36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36"/>
          <table:table-cell office:value-type="float" office:value="2486.48" table:formula="of:=[.H6]+[.F7]+[.G7]" table:style-name="ce36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36"/>
          <table:table-cell office:value-type="float" office:value="2546.7199999999998" table:formula="of:=[.H7]+[.F8]+[.G8]" table:style-name="ce36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41">
            <text:p>14.02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2319.48" table:style-name="ce36">
            <text:p>-2.319,48</text:p>
          </table:table-cell>
          <table:table-cell table:style-name="ce36"/>
          <table:table-cell office:value-type="float" office:value="-2319.48" table:style-name="ce36">
            <text:p>-2.319,48</text:p>
          </table:table-cell>
          <table:table-cell office:value-type="float" office:value="227.23999999999978" table:formula="of:=[.H8]+[.F9]+[.G9]" table:style-name="ce36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82.2" table:style-name="ce36">
            <text:p>-182,20</text:p>
          </table:table-cell>
          <table:table-cell table:style-name="ce36"/>
          <table:table-cell office:value-type="float" office:value="-182.2" table:style-name="ce36">
            <text:p>-182,20</text:p>
          </table:table-cell>
          <table:table-cell office:value-type="float" office:value="45.039999999999793" table:formula="of:=[.H9]+[.F10]+[.G10]" table:style-name="ce36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36.3" table:style-name="ce36">
            <text:p>-436,30</text:p>
          </table:table-cell>
          <table:table-cell table:style-name="ce36"/>
          <table:table-cell office:value-type="float" office:value="-436.3" table:style-name="ce36">
            <text:p>-436,30</text:p>
          </table:table-cell>
          <table:table-cell office:value-type="float" office:value="-391.26000000000022" table:formula="of:=[.H10]+[.F11]+[.G11]" table:style-name="ce36">
            <text:p>-391,26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3" table:style-name="ce36"/>
          <table:table-cell office:value-type="float" office:value="-391.26000000000022" table:formula="of:=[.H11]+[.F12]+[.G12]" table:style-name="ce36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44.38" table:style-name="ce36">
            <text:p>-44,38</text:p>
          </table:table-cell>
          <table:table-cell table:style-name="ce36"/>
          <table:table-cell office:value-type="float" office:value="-44.38" table:style-name="ce36">
            <text:p>-44,38</text:p>
          </table:table-cell>
          <table:table-cell office:value-type="float" office:value="-435.64000000000021" table:formula="of:=[.H12]+[.F13]+[.G13]" table:style-name="ce36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078.07" table:style-name="ce36">
            <text:p>-1.078,07</text:p>
          </table:table-cell>
          <table:table-cell table:style-name="ce36"/>
          <table:table-cell office:value-type="float" office:value="-1078.07" table:style-name="ce36">
            <text:p>-1.078,07</text:p>
          </table:table-cell>
          <table:table-cell office:value-type="float" office:value="-1513.71" table:formula="of:=[.H13]+[.F14]+[.G14]" table:style-name="ce36">
            <text:p>-1.513,7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1513.71" table:formula="of:=[.H14]+[.F15]+[.G15]" table:style-name="ce36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41">
            <text:p>04.02.2022</text:p>
          </table:table-cell>
          <table:table-cell office:value-type="string" table:style-name="ce103">
            <text:p>4876 KK</text:p>
          </table:table-cell>
          <table:table-cell office:value-type="string" table:style-name="ce103">
            <text:p>B</text:p>
          </table:table-cell>
          <table:table-cell table:style-name="ce103"/>
          <table:table-cell table:number-columns-repeated="2" table:style-name="ce36"/>
          <table:table-cell office:value-type="float" office:value="-5577.72" table:style-name="ce36">
            <text:p>-5.577,72</text:p>
          </table:table-cell>
          <table:table-cell office:value-type="float" office:value="-7091.43" table:formula="of:=[.H15]+[.F16]+[.G16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15" table:style-name="ce36">
            <text:p>-15,00</text:p>
          </table:table-cell>
          <table:table-cell table:number-columns-repeated="2" table:style-name="ce36"/>
          <table:table-cell office:value-type="float" office:value="-7091.43" table:formula="of:=[.H16]+[.F17]+[.G17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lmer bilgisayar</text:p>
          </table:table-cell>
          <table:table-cell table:number-columns-repeated="2" table:style-name="ce49"/>
          <table:table-cell office:value-type="float" office:value="-5254.4" table:style-name="ce36">
            <text:p>-5.254,40</text:p>
          </table:table-cell>
          <table:table-cell table:number-columns-repeated="2" table:style-name="ce36"/>
          <table:table-cell office:value-type="float" office:value="-7091.43" table:formula="of:=[.H17]+[.F18]+[.G18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nggood lcd controller</text:p>
          </table:table-cell>
          <table:table-cell table:number-columns-repeated="2" table:style-name="ce49"/>
          <table:table-cell office:value-type="float" office:value="-308.32" table:style-name="ce36">
            <text:p>-308,32</text:p>
          </table:table-cell>
          <table:table-cell table:number-columns-repeated="2" table:style-name="ce36"/>
          <table:table-cell office:value-type="float" office:value="-7091.43" table:formula="of:=[.H18]+[.F19]+[.G19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7091.43" table:formula="of:=[.H19]+[.F20]+[.G20]" table:style-name="ce36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8591.43" table:formula="of:=[.H20]+[.F21]+[.G21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6"/>
          <table:table-cell office:value-type="float" office:value="-8591.43" table:formula="of:=[.H21]+[.F22]+[.G22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6">
            <text:p>-1.400,00</text:p>
          </table:table-cell>
          <table:table-cell table:style-name="ce36"/>
          <table:table-cell office:value-type="float" office:value="-1400" table:style-name="ce36">
            <text:p>-1.400,00</text:p>
          </table:table-cell>
          <table:table-cell office:value-type="float" office:value="-9991.43" table:formula="of:=[.H22]+[.F23]+[.G23]" table:style-name="ce36">
            <text:p>-9.9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6">
            <text:p>-7.900,00</text:p>
          </table:table-cell>
          <table:table-cell table:style-name="ce36"/>
          <table:table-cell office:value-type="float" office:value="-7900" table:style-name="ce36">
            <text:p>-7.900,00</text:p>
          </table:table-cell>
          <table:table-cell office:value-type="float" office:value="-17891.43" table:formula="of:=[.H23]+[.F24]+[.G24]" table:style-name="ce36">
            <text:p>-17.8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19391.43" table:formula="of:=[.H24]+[.F25]+[.G25]" table:style-name="ce36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6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16371.060000000001" table:formula="of:=[.H26]+[.F27]+[.G27]" table:style-name="ce36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13871.060000000001" table:formula="of:=[.H27]+[.F28]+[.G28]" table:style-name="ce36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6"/>
          <table:table-cell office:value-type="float" office:value="-13371.060000000001" table:formula="of:=[.H28]+[.F29]+[.G29]" table:style-name="ce36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4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10371.060000000001" table:formula="of:=[.H29]+[.F30]+[.G30]" table:style-name="ce36">
            <text:p>-10.371,06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36"/>
          <table:table-cell table:number-columns-repeated="2" table:style-name="ce48"/>
          <table:table-cell table:style-name="ce36"/>
          <table:table-cell table:number-columns-repeated="16376"/>
        </table:table-row>
        <table:table-row table:number-rows-repeated="1048538" table:style-name="ro4">
          <table:table-cell table:number-columns-repeated="16384"/>
        </table:table-row>
      </table:table>
      <table:table table:name="03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101">
            <text:p>5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MAR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6859.61" table:formula="of:=SUM([.D5:.D61])" table:style-name="ce45">
            <text:p>36.859,61</text:p>
          </table:table-cell>
          <table:table-cell office:value-type="float" office:value="-30109.3" table:formula="of:=SUM([.E5:.E61])" table:style-name="ce45">
            <text:p>-30.109,30</text:p>
          </table:table-cell>
          <table:table-cell office:value-type="float" office:value="35859.61" table:formula="of:=SUM([.F5:.F61])" table:style-name="ce45">
            <text:p>35.859,61</text:p>
          </table:table-cell>
          <table:table-cell office:value-type="float" office:value="-30109.3" table:formula="of:=SUM([.G5:.G61])" table:style-name="ce45">
            <text:p>-30.109,30</text:p>
          </table:table-cell>
          <table:table-cell office:value-type="float" office:value="5750.3100000000013" table:formula="of:=[.F2]+[.G2]" table:style-name="ce4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style-name="ce46"/>
          <table:table-cell table:number-columns-repeated="2" table:style-name="ce43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3" table:style-name="ce48"/>
          <table:table-cell office:value-type="float" office:value="0" table:formula="of:=[.H3]+[.F4]+[.G4]" table:style-name="ce36">
            <text:p>0,00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6">
            <text:p>375,60</text:p>
          </table:table-cell>
          <table:table-cell table:style-name="ce1"/>
          <table:table-cell office:value-type="float" office:value="375.6" table:style-name="ce36">
            <text:p>375,60</text:p>
          </table:table-cell>
          <table:table-cell table:style-name="ce36"/>
          <table:table-cell office:value-type="float" office:value="375.6" table:formula="of:=[.H4]+[.F5]+[.G5]" table:style-name="ce36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6">
            <text:p>1.137,88</text:p>
          </table:table-cell>
          <table:table-cell table:style-name="ce1"/>
          <table:table-cell office:value-type="float" office:value="1137.8800000000001" table:style-name="ce36">
            <text:p>1.137,88</text:p>
          </table:table-cell>
          <table:table-cell table:style-name="ce36"/>
          <table:table-cell office:value-type="float" office:value="1513.48" table:formula="of:=[.H5]+[.F6]+[.G6]" table:style-name="ce36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6">
            <text:p>256,45</text:p>
          </table:table-cell>
          <table:table-cell table:style-name="ce1"/>
          <table:table-cell office:value-type="float" office:value="256.45" table:style-name="ce36">
            <text:p>256,45</text:p>
          </table:table-cell>
          <table:table-cell table:style-name="ce36"/>
          <table:table-cell office:value-type="float" office:value="1769.93" table:formula="of:=[.H6]+[.F7]+[.G7]" table:style-name="ce36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6">
            <text:p>69,31</text:p>
          </table:table-cell>
          <table:table-cell table:style-name="ce1"/>
          <table:table-cell office:value-type="float" office:value="69.31" table:style-name="ce36">
            <text:p>69,31</text:p>
          </table:table-cell>
          <table:table-cell table:style-name="ce36"/>
          <table:table-cell office:value-type="float" office:value="1839.24" table:formula="of:=[.H7]+[.F8]+[.G8]" table:style-name="ce36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41">
            <text:p>11.03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608.4" table:style-name="ce36">
            <text:p>-1.608,40</text:p>
          </table:table-cell>
          <table:table-cell table:style-name="ce36"/>
          <table:table-cell office:value-type="float" office:value="-1608.4" table:style-name="ce36">
            <text:p>-1.608,40</text:p>
          </table:table-cell>
          <table:table-cell office:value-type="float" office:value="230.83999999999992" table:formula="of:=[.H8]+[.F9]+[.G9]" table:style-name="ce36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41">
            <text:p>04.03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67" table:style-name="ce36">
            <text:p>-167,00</text:p>
          </table:table-cell>
          <table:table-cell table:style-name="ce48"/>
          <table:table-cell office:value-type="float" office:value="-167" table:style-name="ce48">
            <text:p>-167,00</text:p>
          </table:table-cell>
          <table:table-cell office:value-type="float" office:value="63.839999999999918" table:formula="of:=[.H9]+[.F10]+[.G10]" table:style-name="ce36">
            <text:p>63,84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28" table:style-name="ce36">
            <text:p>-428,00</text:p>
          </table:table-cell>
          <table:table-cell table:style-name="ce48"/>
          <table:table-cell office:value-type="float" office:value="-428" table:style-name="ce48">
            <text:p>-428,00</text:p>
          </table:table-cell>
          <table:table-cell office:value-type="float" office:value="-364.16000000000008" table:formula="of:=[.H10]+[.F11]+[.G11]" table:style-name="ce36">
            <text:p>-364,1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364.16000000000008" table:formula="of:=[.H11]+[.F12]+[.G12]" table:style-name="ce36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37.229999999999997" table:style-name="ce36">
            <text:p>-37,23</text:p>
          </table:table-cell>
          <table:table-cell table:style-name="ce36"/>
          <table:table-cell office:value-type="float" office:value="-37.229999999999997" table:style-name="ce36">
            <text:p>-37,23</text:p>
          </table:table-cell>
          <table:table-cell office:value-type="float" office:value="-401.3900000000001" table:formula="of:=[.H12]+[.F13]+[.G13]" table:style-name="ce36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632.91999999999996" table:style-name="ce36">
            <text:p>-632,92</text:p>
          </table:table-cell>
          <table:table-cell table:style-name="ce36"/>
          <table:table-cell office:value-type="float" office:value="-632.91999999999996" table:style-name="ce36">
            <text:p>-632,92</text:p>
          </table:table-cell>
          <table:table-cell office:value-type="float" office:value="-1034.31" table:formula="of:=[.H13]+[.F14]+[.G14]" table:style-name="ce36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number-columns-repeated="2" table:style-name="ce48"/>
          <table:table-cell office:value-type="float" office:value="-1034.31" table:formula="of:=[.H14]+[.F15]+[.G15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48"/>
          <table:table-cell office:value-type="float" office:value="-1034.31" table:formula="of:=[.H15]+[.F16]+[.G16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daü yasemin 21-22 <text:s/>bahar okul ücreti</text:p>
          </table:table-cell>
          <table:table-cell table:number-columns-repeated="2" table:style-name="ce49"/>
          <table:table-cell office:value-type="float" office:value="-21510.75" table:style-name="ce36">
            <text:p>-21.510,75</text:p>
          </table:table-cell>
          <table:table-cell table:number-columns-repeated="2" table:style-name="ce48"/>
          <table:table-cell office:value-type="float" office:value="-1034.31" table:formula="of:=[.H16]+[.F17]+[.G17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06 yb 1397 1. taksit</text:p>
          </table:table-cell>
          <table:table-cell table:number-columns-repeated="2" table:style-name="ce49"/>
          <table:table-cell office:value-type="float" office:value="-169" table:style-name="ce36">
            <text:p>-169,00</text:p>
          </table:table-cell>
          <table:table-cell table:number-columns-repeated="2" table:style-name="ce48"/>
          <table:table-cell office:value-type="float" office:value="-1034.31" table:formula="of:=[.H17]+[.F18]+[.G18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7T00:00:00" table:style-name="ce41">
            <text:p>07.03.2022</text:p>
          </table:table-cell>
          <table:table-cell office:value-type="string" table:style-name="ce103">
            <text:p>4876 KK</text:p>
          </table:table-cell>
          <table:table-cell office:value-type="string" table:style-name="ce103">
            <text:p>B</text:p>
          </table:table-cell>
          <table:table-cell table:style-name="ce103"/>
          <table:table-cell table:style-name="ce36"/>
          <table:table-cell table:style-name="ce48"/>
          <table:table-cell office:value-type="float" office:value="-21729.75" table:style-name="ce48">
            <text:p>-21.729,75</text:p>
          </table:table-cell>
          <table:table-cell office:value-type="float" office:value="-22764.06" table:formula="of:=[.H18]+[.F19]+[.G19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8"/>
          <table:table-cell office:value-type="float" office:value="-22764.06" table:formula="of:=[.H19]+[.F20]+[.G20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4267.06" table:formula="of:=[.H20]+[.F21]+[.G21]" table:style-name="ce36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5770.06" table:formula="of:=[.H21]+[.F22]+[.G22]" table:style-name="ce36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4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000" table:style-name="ce36">
            <text:p>-1.000,00</text:p>
          </table:table-cell>
          <table:table-cell table:style-name="ce1"/>
          <table:table-cell office:value-type="float" office:value="-1000" table:style-name="ce36">
            <text:p>-1.000,00</text:p>
          </table:table-cell>
          <table:table-cell office:value-type="float" office:value="-26770.06" table:formula="of:=[.H22]+[.F23]+[.G23]" table:style-name="ce36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28270.06" table:formula="of:=[.H23]+[.F24]+[.G24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5249.690000000002" table:formula="of:=[.H25]+[.F26]+[.G26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4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-25249.690000000002" table:formula="of:=[.H26]+[.F27]+[.G27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4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6">
            <text:p>N</text:p>
          </table:table-cell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249.690000000002" table:formula="of:=[.H27]+[.F28]+[.G28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4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6">
            <text:p>N</text:p>
          </table:table-cell>
          <table:table-cell office:value-type="float" office:value="28000" table:style-name="ce36">
            <text:p>28.000,00</text:p>
          </table:table-cell>
          <table:table-cell table:style-name="ce36"/>
          <table:table-cell office:value-type="float" office:value="28000" table:style-name="ce36">
            <text:p>28.000,00</text:p>
          </table:table-cell>
          <table:table-cell table:style-name="ce1"/>
          <table:table-cell office:value-type="float" office:value="5750.3099999999977" table:formula="of:=[.H29]+[.F30]+[.G30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48000 TL-28000 7 aylık peşin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0]+[.F31]+[.G31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Aylık 4000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1]+[.F32]+[.G32]" table:style-name="ce36">
            <text:p>5.750,31</text:p>
          </table:table-cell>
          <table:table-cell table:number-columns-repeated="16376" table:style-name="ce1"/>
        </table:table-row>
        <table:table-row table:number-rows-repeated="1048544" table:style-name="ro4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45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101">
            <text:p>7,2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937.59" table:formula="of:=SUM([.D5:.D66])" table:style-name="ce45">
            <text:p>15.937,59</text:p>
          </table:table-cell>
          <table:table-cell office:value-type="float" office:value="-11790.68" table:formula="of:=SUM([.E5:.E66])" table:style-name="ce45">
            <text:p>-11.790,68</text:p>
          </table:table-cell>
          <table:table-cell office:value-type="float" office:value="17940.28" table:formula="of:=SUM([.F5:.F66])" table:style-name="ce45">
            <text:p>17.940,28</text:p>
          </table:table-cell>
          <table:table-cell office:value-type="float" office:value="-11140.68" table:formula="of:=SUM([.G5:.G66])" table:style-name="ce45">
            <text:p>-11.140,68</text:p>
          </table:table-cell>
          <table:table-cell office:value-type="float" office:value="6799.5999999999985" table:formula="of:=[.F2]+[.G2]" table:style-name="ce45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4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6"/>
          <table:table-cell office:value-type="float" office:value="260" table:style-name="ce36">
            <text:p>260,00</text:p>
          </table:table-cell>
          <table:table-cell table:style-name="ce36"/>
          <table:table-cell office:value-type="float" office:value="260" table:formula="of:=[.H4]+[.F5]+[.G5]" table:style-name="ce36">
            <text:p>260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6"/>
          <table:table-cell office:value-type="float" office:value="1089.6300000000001" table:style-name="ce36">
            <text:p>1.089,63</text:p>
          </table:table-cell>
          <table:table-cell table:style-name="ce36"/>
          <table:table-cell office:value-type="float" office:value="1349.63" table:formula="of:=[.H5]+[.F6]+[.G6]" table:style-name="ce36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6"/>
          <table:table-cell office:value-type="float" office:value="384.4" table:style-name="ce36">
            <text:p>384,40</text:p>
          </table:table-cell>
          <table:table-cell table:style-name="ce36"/>
          <table:table-cell office:value-type="float" office:value="1734.0300000000002" table:formula="of:=[.H6]+[.F7]+[.G7]" table:style-name="ce36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6"/>
          <table:table-cell office:value-type="float" office:value="85.88" table:style-name="ce36">
            <text:p>85,88</text:p>
          </table:table-cell>
          <table:table-cell table:style-name="ce36"/>
          <table:table-cell office:value-type="float" office:value="1819.9100000000003" table:formula="of:=[.H7]+[.F8]+[.G8]" table:style-name="ce36">
            <text:p>1.819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78.43" table:style-name="ce36">
            <text:p>-1.578,43</text:p>
          </table:table-cell>
          <table:table-cell table:style-name="ce36"/>
          <table:table-cell office:value-type="float" office:value="-1578.43" table:style-name="ce36">
            <text:p>-1.578,43</text:p>
          </table:table-cell>
          <table:table-cell office:value-type="float" office:value="241.48000000000025" table:formula="of:=[.H8]+[.F9]+[.G9]" table:style-name="ce36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383.8" table:style-name="ce36">
            <text:p>-383,80</text:p>
          </table:table-cell>
          <table:table-cell table:style-name="ce48"/>
          <table:table-cell office:value-type="float" office:value="-383.8" table:style-name="ce36">
            <text:p>-383,80</text:p>
          </table:table-cell>
          <table:table-cell office:value-type="float" office:value="-142.31999999999977" table:formula="of:=[.H9]+[.F10]+[.G10]" table:style-name="ce36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171.6" table:style-name="ce36">
            <text:p>-171,60</text:p>
          </table:table-cell>
          <table:table-cell table:style-name="ce48"/>
          <table:table-cell office:value-type="float" office:value="-171.6" table:style-name="ce36">
            <text:p>-171,60</text:p>
          </table:table-cell>
          <table:table-cell office:value-type="float" office:value="-313.91999999999973" table:formula="of:=[.H10]+[.F11]+[.G11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1"/>
          <table:table-cell table:style-name="ce48"/>
          <table:table-cell table:style-name="ce36"/>
          <table:table-cell office:value-type="float" office:value="-313.91999999999973" table:formula="of:=[.H11]+[.F12]+[.G12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313.91999999999973" table:formula="of:=[.H12]+[.F13]+[.G13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36"/>
          <table:table-cell office:value-type="float" office:value="-313.91999999999973" table:formula="of:=[.H13]+[.F14]+[.G14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313.91999999999973" table:formula="of:=[.H14]+[.F15]+[.G15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04">
            <text:p>06 yb 1397 2. taksit</text:p>
          </table:table-cell>
          <table:table-cell table:number-columns-repeated="2" table:style-name="ce104"/>
          <table:table-cell office:value-type="float" office:value="-169" table:style-name="ce105">
            <text:p>-169,00</text:p>
          </table:table-cell>
          <table:table-cell table:style-name="ce106"/>
          <table:table-cell table:style-name="ce105"/>
          <table:table-cell office:value-type="float" office:value="-313.91999999999973" table:formula="of:=[.H15]+[.F16]+[.G16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HAS KOMP ÇORUM</text:p>
          </table:table-cell>
          <table:table-cell table:number-columns-repeated="2" table:style-name="ce49"/>
          <table:table-cell office:value-type="float" office:value="-3270" table:style-name="ce36">
            <text:p>-3.270,00</text:p>
          </table:table-cell>
          <table:table-cell table:style-name="ce48"/>
          <table:table-cell table:style-name="ce36"/>
          <table:table-cell office:value-type="float" office:value="-313.91999999999973" table:formula="of:=[.H16]+[.F17]+[.G17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</text:p>
          </table:table-cell>
          <table:table-cell table:number-columns-repeated="2" table:style-name="ce49"/>
          <table:table-cell office:value-type="float" office:value="-238" table:style-name="ce36">
            <text:p>-238,00</text:p>
          </table:table-cell>
          <table:table-cell table:style-name="ce48"/>
          <table:table-cell table:style-name="ce36"/>
          <table:table-cell office:value-type="float" office:value="-313.91999999999973" table:formula="of:=[.H17]+[.F18]+[.G18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 bsmv</text:p>
          </table:table-cell>
          <table:table-cell table:number-columns-repeated="2" table:style-name="ce49"/>
          <table:table-cell office:value-type="float" office:value="-11.9" table:style-name="ce36">
            <text:p>-11,90</text:p>
          </table:table-cell>
          <table:table-cell table:style-name="ce48"/>
          <table:table-cell table:style-name="ce36"/>
          <table:table-cell office:value-type="float" office:value="-313.91999999999973" table:formula="of:=[.H18]+[.F19]+[.G19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amazon 240gbWd ssd-braun-64gb 1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style-name="ce48"/>
          <table:table-cell table:style-name="ce36"/>
          <table:table-cell office:value-type="float" office:value="-313.91999999999973" table:formula="of:=[.H19]+[.F20]+[.G20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gib gov tr kira damga v.</text:p>
          </table:table-cell>
          <table:table-cell table:number-columns-repeated="2" table:style-name="ce49"/>
          <table:table-cell office:value-type="float" office:value="-132.30000000000001" table:style-name="ce36">
            <text:p>-132,30</text:p>
          </table:table-cell>
          <table:table-cell table:style-name="ce48"/>
          <table:table-cell table:style-name="ce36"/>
          <table:table-cell office:value-type="float" office:value="-313.91999999999973" table:formula="of:=[.H20]+[.F21]+[.G21]" table:style-name="ce36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07">
            <text:p>4876 KK</text:p>
          </table:table-cell>
          <table:table-cell table:number-columns-repeated="2" table:style-name="ce107"/>
          <table:table-cell table:number-columns-repeated="2" table:style-name="ce108"/>
          <table:table-cell office:value-type="float" office:value="-3998.85" table:style-name="ce109">
            <text:p>-3.998,85</text:p>
          </table:table-cell>
          <table:table-cell office:value-type="float" office:value="-4312.7699999999995" table:formula="of:=[.H21]+[.F22]+[.G22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4312.7699999999995" table:formula="of:=[.H22]+[.F23]+[.G23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5816.7699999999995" table:formula="of:=[.H23]+[.F24]+[.G24]" table:style-name="ce36">
            <text:p>-5.816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7320.7699999999995" table:formula="of:=[.H24]+[.F25]+[.G25]" table:style-name="ce36">
            <text:p>-7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0" table:style-name="ce36">
            <text:p>-500,00</text:p>
          </table:table-cell>
          <table:table-cell office:value-type="float" office:value="-7820.7699999999995" table:formula="of:=[.H25]+[.F26]+[.G26]" table:style-name="ce36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9320.77" table:formula="of:=[.H26]+[.F27]+[.G27]" table:style-name="ce36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6">
            <text:p>-9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6300.4000000000005" table:formula="of:=[.H28]+[.F29]+[.G29]" table:style-name="ce36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3800.4000000000005" table:formula="of:=[.H29]+[.F30]+[.G30]" table:style-name="ce36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4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6">
            <text:p>1.600,00</text:p>
          </table:table-cell>
          <table:table-cell table:style-name="ce1"/>
          <table:table-cell office:value-type="float" office:value="1600" table:style-name="ce55">
            <text:p>1.600,00</text:p>
          </table:table-cell>
          <table:table-cell table:style-name="ce36"/>
          <table:table-cell office:value-type="float" office:value="-2200.4000000000005" table:formula="of:=[.H30]+[.F31]+[.G31]" table:style-name="ce36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110">
            <text:p>Doğuş Kira 9/12-2022-23 <text:s text:c="3"/>+2000</text:p>
          </table:table-cell>
          <table:table-cell table:style-name="ce11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2799.5999999999995" table:formula="of:=[.H31]+[.F32]+[.G32]" table:style-name="ce36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6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4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2">
            <text:p>4.000,00</text:p>
          </table:table-cell>
          <table:table-cell table:style-name="ce1"/>
          <table:table-cell office:value-type="float" office:value="4000" table:style-name="ce22">
            <text:p>4.000,00</text:p>
          </table:table-cell>
          <table:table-cell table:style-name="ce1"/>
          <table:table-cell office:value-type="float" office:value="6799.5999999999995" table:formula="of:=[.H33]+[.F34]+[.G34]" table:style-name="ce36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6"/>
          <table:table-cell table:style-name="ce1"/>
          <table:table-cell table:style-name="ce55"/>
          <table:table-cell table:style-name="ce36"/>
          <table:table-cell office:value-type="float" office:value="6799.5999999999995" table:formula="of:=[.H34]+[.F35]+[.G35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4" table:style-name="ce1"/>
          <table:table-cell table:number-columns-repeated="3" table:style-name="ce36"/>
          <table:table-cell table:number-columns-repeated="16376"/>
        </table:table-row>
        <table:table-row table:number-rows-repeated="1048538" table:style-name="ro4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45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101">
            <text:p>2,98</text:p>
          </table:table-cell>
          <table:table-cell table:number-columns-repeated="3" table:style-name="ce1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1328.34" table:formula="of:=SUM([.D4:.D32])" table:style-name="ce45">
            <text:p>11.328,34</text:p>
          </table:table-cell>
          <table:table-cell office:value-type="float" office:value="-7712.66" table:formula="of:=SUM([.E4:.E68])" table:style-name="ce45">
            <text:p>-7.712,66</text:p>
          </table:table-cell>
          <table:table-cell office:value-type="float" office:value="9522.369999999999" table:formula="of:=SUM([.F4:.F65])" table:style-name="ce45">
            <text:p>9.522,37</text:p>
          </table:table-cell>
          <table:table-cell office:value-type="float" office:value="-7722.66" table:formula="of:=SUM([.G4:.G65])" table:style-name="ce45">
            <text:p>-7.722,66</text:p>
          </table:table-cell>
          <table:table-cell office:value-type="float" office:value="1799.7099999999991" table:formula="of:=[.F2]+[.G2]" table:style-name="ce4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number-columns-repeated="3" table:style-name="ce4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6"/>
          <table:table-cell office:value-type="float" office:value="155" table:style-name="ce36">
            <text:p>155,00</text:p>
          </table:table-cell>
          <table:table-cell table:style-name="ce36"/>
          <table:table-cell office:value-type="float" office:value="155" table:formula="of:=[.H4]+[.F5]+[.G5]" table:style-name="ce36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6"/>
          <table:table-cell office:value-type="float" office:value="1035" table:style-name="ce36">
            <text:p>1.035,00</text:p>
          </table:table-cell>
          <table:table-cell table:style-name="ce36"/>
          <table:table-cell office:value-type="float" office:value="1190" table:formula="of:=[.H5]+[.F6]+[.G6]" table:style-name="ce36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6"/>
          <table:table-cell office:value-type="float" office:value="350" table:style-name="ce36">
            <text:p>350,00</text:p>
          </table:table-cell>
          <table:table-cell table:style-name="ce36"/>
          <table:table-cell office:value-type="float" office:value="1540" table:formula="of:=[.H6]+[.F7]+[.G7]" table:style-name="ce36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6"/>
          <table:table-cell office:value-type="float" office:value="230" table:style-name="ce36">
            <text:p>230,00</text:p>
          </table:table-cell>
          <table:table-cell table:style-name="ce36"/>
          <table:table-cell office:value-type="float" office:value="1770" table:formula="of:=[.H7]+[.F8]+[.G8]" table:style-name="ce36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6"/>
          <table:table-cell office:value-type="float" office:value="82" table:style-name="ce36">
            <text:p>82,00</text:p>
          </table:table-cell>
          <table:table-cell table:style-name="ce36"/>
          <table:table-cell office:value-type="float" office:value="1852" table:formula="of:=[.H8]+[.F9]+[.G9]" table:style-name="ce36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360.1" table:style-name="ce36">
            <text:p>-1.360,10</text:p>
          </table:table-cell>
          <table:table-cell table:style-name="ce36"/>
          <table:table-cell office:value-type="float" office:value="-1360.1" table:style-name="ce36">
            <text:p>-1.360,10</text:p>
          </table:table-cell>
          <table:table-cell office:value-type="float" office:value="491.90000000000009" table:formula="of:=[.H9]+[.F10]+[.G10]" table:style-name="ce36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197.1" table:style-name="ce36">
            <text:p>-197,10</text:p>
          </table:table-cell>
          <table:table-cell table:style-name="ce36"/>
          <table:table-cell office:value-type="float" office:value="-197.1" table:style-name="ce36">
            <text:p>-197,10</text:p>
          </table:table-cell>
          <table:table-cell office:value-type="float" office:value="294.80000000000007" table:formula="of:=[.H10]+[.F11]+[.G11]" table:style-name="ce36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65.7" table:style-name="ce36">
            <text:p>-365,70</text:p>
          </table:table-cell>
          <table:table-cell table:style-name="ce36"/>
          <table:table-cell office:value-type="float" office:value="-365.7" table:style-name="ce36">
            <text:p>-365,70</text:p>
          </table:table-cell>
          <table:table-cell office:value-type="float" office:value="-70.89999999999992" table:formula="of:=[.H11]+[.F12]+[.G12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70.89999999999992" table:formula="of:=[.H12]+[.F13]+[.G13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54.54" table:style-name="ce36">
            <text:p>-54,54</text:p>
          </table:table-cell>
          <table:table-cell table:style-name="ce36"/>
          <table:table-cell office:value-type="float" office:value="-54.54" table:style-name="ce36">
            <text:p>-54,54</text:p>
          </table:table-cell>
          <table:table-cell office:value-type="float" office:value="-125.43999999999991" table:formula="of:=[.H13]+[.F14]+[.G14]" table:style-name="ce36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327.25" table:style-name="ce36">
            <text:p>-327,25</text:p>
          </table:table-cell>
          <table:table-cell table:style-name="ce36"/>
          <table:table-cell office:value-type="float" office:value="-327.25" table:style-name="ce36">
            <text:p>-327,25</text:p>
          </table:table-cell>
          <table:table-cell office:value-type="float" office:value="-452.68999999999994" table:formula="of:=[.H14]+[.F15]+[.G15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452.68999999999994" table:formula="of:=[.H15]+[.F16]+[.G16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4">
            <text:p>audi benzin</text:p>
          </table:table-cell>
          <table:table-cell table:number-columns-repeated="2" table:style-name="ce104"/>
          <table:table-cell office:value-type="float" office:value="-100" table:style-name="ce105">
            <text:p>-100,00</text:p>
          </table:table-cell>
          <table:table-cell table:number-columns-repeated="2" table:style-name="ce105"/>
          <table:table-cell office:value-type="float" office:value="-452.68999999999994" table:formula="of:=[.H16]+[.F17]+[.G17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115.31" table:style-name="ce36">
            <text:p>-115,31</text:p>
          </table:table-cell>
          <table:table-cell table:number-columns-repeated="2" table:style-name="ce36"/>
          <table:table-cell office:value-type="float" office:value="-452.68999999999994" table:formula="of:=[.H17]+[.F18]+[.G18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39.18" table:style-name="ce36">
            <text:p>-39,18</text:p>
          </table:table-cell>
          <table:table-cell table:number-columns-repeated="2" table:style-name="ce36"/>
          <table:table-cell office:value-type="float" office:value="-452.68999999999994" table:formula="of:=[.H18]+[.F19]+[.G19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452.68999999999994" table:formula="of:=[.H19]+[.F20]+[.G20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452.68999999999994" table:formula="of:=[.H20]+[.F21]+[.G21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ahçe su parası</text:p>
          </table:table-cell>
          <table:table-cell table:number-columns-repeated="2" table:style-name="ce49"/>
          <table:table-cell office:value-type="float" office:value="-205.83" table:style-name="ce36">
            <text:p>-205,83</text:p>
          </table:table-cell>
          <table:table-cell table:number-columns-repeated="2" table:style-name="ce36"/>
          <table:table-cell office:value-type="float" office:value="-452.68999999999994" table:formula="of:=[.H21]+[.F22]+[.G22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2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452.68999999999994" table:formula="of:=[.H22]+[.F23]+[.G23]" table:style-name="ce36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107">
            <text:p>4876 KK</text:p>
          </table:table-cell>
          <table:table-cell table:number-columns-repeated="2" table:style-name="ce107"/>
          <table:table-cell table:style-name="ce108"/>
          <table:table-cell table:style-name="ce109"/>
          <table:table-cell office:value-type="float" office:value="-907.97" table:style-name="ce109">
            <text:p>-907,97</text:p>
          </table:table-cell>
          <table:table-cell office:value-type="float" office:value="-1360.6599999999999" table:formula="of:=[.H23]+[.F24]+[.G24]" table:style-name="ce36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360.6599999999999" table:formula="of:=[.H24]+[.F25]+[.G25]" table:style-name="ce36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2865.66" table:formula="of:=[.H25]+[.F26]+[.G26]" table:style-name="ce36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4370.66" table:formula="of:=[.H26]+[.F27]+[.G27]" table:style-name="ce36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5870.66" table:formula="of:=[.H27]+[.F28]+[.G28]" table:style-name="ce36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-5870.66" table:formula="of:=[.H28]+[.F29]+[.G29]" table:style-name="ce36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850.29" table:formula="of:=[.H29]+[.F30]+[.G30]" table:style-name="ce36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200.29" table:formula="of:=[.H30]+[.F31]+[.G31]" table:style-name="ce36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1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1799.71" table:formula="of:=[.H31]+[.F32]+[.G32]" table:style-name="ce36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1799.71" table:formula="of:=[.H32]+[.F33]+[.G33]" table:style-name="ce36">
            <text:p>1.799,71</text:p>
          </table:table-cell>
          <table:table-cell table:number-columns-repeated="16376"/>
        </table:table-row>
        <table:table-row table:style-name="ro2">
          <table:table-cell table:style-name="ce112"/>
          <table:table-cell office:value-type="string" table:style-name="ce113">
            <text:p>SnyF-Kynkçı Merdal 9/12-2022</text:p>
          </table:table-cell>
          <table:table-cell table:style-name="ce113"/>
          <table:table-cell office:value-type="float" office:value="4000" table:style-name="ce114">
            <text:p>4.000,00</text:p>
          </table:table-cell>
          <table:table-cell table:style-name="ce113"/>
          <table:table-cell table:number-columns-repeated="2" table:style-name="ce115"/>
          <table:table-cell office:value-type="float" office:value="1799.71" table:formula="of:=[.H33]+[.F34]+[.G34]" table:style-name="ce36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36" table:style-name="ro4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45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101">
            <text:p>4,9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837.05" table:formula="of:=SUM([.D4:.D44])" table:style-name="ce45">
            <text:p>17.837,05</text:p>
          </table:table-cell>
          <table:table-cell office:value-type="float" office:value="-28058.100000000002" table:formula="of:=SUM([.E4:.E80])" table:style-name="ce45">
            <text:p>-28.058,10</text:p>
          </table:table-cell>
          <table:table-cell office:value-type="float" office:value="16654.189999999999" table:formula="of:=SUM([.F4:.F77])" table:style-name="ce45">
            <text:p>16.654,19</text:p>
          </table:table-cell>
          <table:table-cell office:value-type="float" office:value="-28058.1" table:formula="of:=SUM([.G4:.G77])" table:style-name="ce45">
            <text:p>-28.058,10</text:p>
          </table:table-cell>
          <table:table-cell office:value-type="float" office:value="-11403.91" table:formula="of:=[.F2]+[.G2]" table:style-name="ce4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6">
            <text:p>Mesut Elektrik</text:p>
          </table:table-cell>
          <table:table-cell table:style-name="ce116"/>
          <table:table-cell office:value-type="float" office:value="182.86" table:style-name="ce116">
            <text:p>182,86</text:p>
          </table:table-cell>
          <table:table-cell table:number-columns-repeated="3" table:style-name="ce117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6"/>
          <table:table-cell office:value-type="float" office:value="996.77" table:style-name="ce36">
            <text:p>996,77</text:p>
          </table:table-cell>
          <table:table-cell table:style-name="ce36"/>
          <table:table-cell office:value-type="float" office:value="996.77" table:formula="of:=[.H5]+[.F6]+[.G6]" table:style-name="ce36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6"/>
          <table:table-cell office:value-type="float" office:value="249.02" table:style-name="ce36">
            <text:p>249,02</text:p>
          </table:table-cell>
          <table:table-cell table:style-name="ce36"/>
          <table:table-cell office:value-type="float" office:value="1245.79" table:formula="of:=[.H6]+[.F7]+[.G7]" table:style-name="ce36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6"/>
          <table:table-cell office:value-type="float" office:value="140.4" table:style-name="ce36">
            <text:p>140,40</text:p>
          </table:table-cell>
          <table:table-cell table:style-name="ce36"/>
          <table:table-cell office:value-type="float" office:value="1386.19" table:formula="of:=[.H7]+[.F8]+[.G8]" table:style-name="ce36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7">
            <text:p>9522138254 /CK ÇEPESAŞ/FATURA</text:p>
          </table:table-cell>
          <table:table-cell table:number-columns-repeated="2" table:style-name="ce107"/>
          <table:table-cell office:value-type="float" office:value="-1317.2" table:style-name="ce109">
            <text:p>-1.317,20</text:p>
          </table:table-cell>
          <table:table-cell table:style-name="ce109"/>
          <table:table-cell office:value-type="float" office:value="-1317.2" table:style-name="ce109">
            <text:p>-1.317,20</text:p>
          </table:table-cell>
          <table:table-cell office:value-type="float" office:value="68.990000000000009" table:formula="of:=[.H8]+[.F9]+[.G9]" table:style-name="ce36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68.990000000000009" table:formula="of:=[.H9]+[.F10]+[.G10]" table:style-name="ce36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.1" table:style-name="ce36">
            <text:p>-200,10</text:p>
          </table:table-cell>
          <table:table-cell table:style-name="ce48"/>
          <table:table-cell office:value-type="float" office:value="-200.1" table:style-name="ce36">
            <text:p>-200,10</text:p>
          </table:table-cell>
          <table:table-cell office:value-type="float" office:value="-131.10999999999999" table:formula="of:=[.H10]+[.F11]+[.G11]" table:style-name="ce36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95.4" table:style-name="ce36">
            <text:p>-395,40</text:p>
          </table:table-cell>
          <table:table-cell table:style-name="ce48"/>
          <table:table-cell office:value-type="float" office:value="-395.4" table:style-name="ce36">
            <text:p>-395,40</text:p>
          </table:table-cell>
          <table:table-cell office:value-type="float" office:value="-526.51" table:formula="of:=[.H11]+[.F12]+[.G12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526.51" table:formula="of:=[.H12]+[.F13]+[.G13]" table:style-name="ce36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41">
            <text:p>07.06.2022</text:p>
          </table:table-cell>
          <table:table-cell office:value-type="string" table:style-name="ce47">
            <text:p>Yasemin İstanbul Kira</text:p>
          </table:table-cell>
          <table:table-cell table:number-columns-repeated="2" table:style-name="ce47"/>
          <table:table-cell table:number-columns-repeated="2" table:style-name="ce48"/>
          <table:table-cell table:style-name="ce36"/>
          <table:table-cell office:value-type="float" office:value="-526.51" table:formula="of:=[.H13]+[.F14]+[.G14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6">
            <text:p>-4.820,00</text:p>
          </table:table-cell>
          <table:table-cell table:style-name="ce36"/>
          <table:table-cell office:value-type="float" office:value="-4820" table:style-name="ce36">
            <text:p>-4.820,00</text:p>
          </table:table-cell>
          <table:table-cell office:value-type="float" office:value="-5346.51" table:formula="of:=[.H14]+[.F15]+[.G15]" table:style-name="ce36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table:style-name="ce36"/>
          <table:table-cell office:value-type="float" office:value="-250" table:style-name="ce36">
            <text:p>-250,00</text:p>
          </table:table-cell>
          <table:table-cell office:value-type="float" office:value="-5596.51" table:formula="of:=[.H15]+[.F16]+[.G16]" table:style-name="ce36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5596.51" table:formula="of:=[.H16]+[.F17]+[.G17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7]+[.F18]+[.G18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8]+[.F19]+[.G19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9]+[.F20]+[.G20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6">
            <text:p>-12.800,00</text:p>
          </table:table-cell>
          <table:table-cell table:style-name="ce36"/>
          <table:table-cell office:value-type="float" office:value="-12800" table:style-name="ce36">
            <text:p>-12.800,00</text:p>
          </table:table-cell>
          <table:table-cell office:value-type="float" office:value="-18396.510000000002" table:formula="of:=[.H20]+[.F21]+[.G21]" table:style-name="ce36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6">
            <text:p>-421,50</text:p>
          </table:table-cell>
          <table:table-cell table:style-name="ce36"/>
          <table:table-cell office:value-type="float" office:value="-421.5" table:style-name="ce36">
            <text:p>-421,50</text:p>
          </table:table-cell>
          <table:table-cell office:value-type="float" office:value="-18818.010000000002" table:formula="of:=[.H21]+[.F22]+[.G22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18818.010000000002" table:formula="of:=[.H22]+[.F23]+[.G23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4">
            <text:p>amazon 240gbWd ssd-braun-64gb 3/6</text:p>
          </table:table-cell>
          <table:table-cell table:number-columns-repeated="2" table:style-name="ce104"/>
          <table:table-cell office:value-type="float" office:value="-177.65" table:style-name="ce105">
            <text:p>-177,65</text:p>
          </table:table-cell>
          <table:table-cell table:number-columns-repeated="2" table:style-name="ce105"/>
          <table:table-cell office:value-type="float" office:value="-18818.010000000002" table:formula="of:=[.H23]+[.F24]+[.G24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389.06" table:style-name="ce36">
            <text:p>-389,06</text:p>
          </table:table-cell>
          <table:table-cell table:number-columns-repeated="2" table:style-name="ce36"/>
          <table:table-cell office:value-type="float" office:value="-18818.010000000002" table:formula="of:=[.H24]+[.F25]+[.G25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<text:s text:c="3"/>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5]+[.F26]+[.G26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igros şimşek yem</text:p>
          </table:table-cell>
          <table:table-cell table:number-columns-repeated="2" table:style-name="ce49"/>
          <table:table-cell office:value-type="float" office:value="-225" table:style-name="ce36">
            <text:p>-225,00</text:p>
          </table:table-cell>
          <table:table-cell table:number-columns-repeated="2" table:style-name="ce36"/>
          <table:table-cell office:value-type="float" office:value="-18818.010000000002" table:formula="of:=[.H26]+[.F27]+[.G27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fide bahçe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18818.010000000002" table:formula="of:=[.H27]+[.F28]+[.G28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 + gaz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8]+[.F29]+[.G29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e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18818.010000000002" table:formula="of:=[.H29]+[.F30]+[.G30]" table:style-name="ce36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107">
            <text:p>4876 KK</text:p>
          </table:table-cell>
          <table:table-cell table:number-columns-repeated="2" table:style-name="ce107"/>
          <table:table-cell table:style-name="ce108"/>
          <table:table-cell table:style-name="ce109"/>
          <table:table-cell office:value-type="float" office:value="-1561.71" table:style-name="ce109">
            <text:p>-1.561,71</text:p>
          </table:table-cell>
          <table:table-cell office:value-type="float" office:value="-20379.72" table:formula="of:=[.H30]+[.F31]+[.G31]" table:style-name="ce36">
            <text:p>-20.379,7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0379.72" table:formula="of:=[.H31]+[.F32]+[.G32]" table:style-name="ce36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8758480300 çepesaş</text:p>
          </table:table-cell>
          <table:table-cell table:number-columns-repeated="2" table:style-name="ce49"/>
          <table:table-cell office:value-type="float" office:value="-99.5" table:style-name="ce36">
            <text:p>-99,50</text:p>
          </table:table-cell>
          <table:table-cell table:style-name="ce36"/>
          <table:table-cell office:value-type="float" office:value="-130.72999999999999" table:style-name="ce36">
            <text:p>-130,73</text:p>
          </table:table-cell>
          <table:table-cell office:value-type="float" office:value="-20510.45" table:formula="of:=[.H32]+[.F33]+[.G33]" table:style-name="ce36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41">
            <text:p>17.06.2022</text:p>
          </table:table-cell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49.96" table:style-name="ce36">
            <text:p>-49,96</text:p>
          </table:table-cell>
          <table:table-cell table:style-name="ce36"/>
          <table:table-cell office:value-type="float" office:value="-49.96" table:style-name="ce36">
            <text:p>-49,96</text:p>
          </table:table-cell>
          <table:table-cell office:value-type="float" office:value="-20560.41" table:formula="of:=[.H33]+[.F34]+[.G34]" table:style-name="ce36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130.72999999999999" table:style-name="ce36">
            <text:p>-130,73</text:p>
          </table:table-cell>
          <table:table-cell table:style-name="ce36"/>
          <table:table-cell office:value-type="float" office:value="-99.5" table:style-name="ce36">
            <text:p>-99,50</text:p>
          </table:table-cell>
          <table:table-cell office:value-type="float" office:value="-20659.91" table:formula="of:=[.H34]+[.F35]+[.G35]" table:style-name="ce36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0659.91" table:formula="of:=[.H35]+[.F36]+[.G36]" table:style-name="ce36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2165.91" table:formula="of:=[.H36]+[.F37]+[.G37]" table:style-name="ce36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3671.91" table:formula="of:=[.H37]+[.F38]+[.G38]" table:style-name="ce36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6">
            <text:p>-3.000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26671.91" table:formula="of:=[.H38]+[.F39]+[.G39]" table:style-name="ce36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6671.91" table:formula="of:=[.H39]+[.F40]+[.G40]" table:style-name="ce36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3651.54" table:formula="of:=[.H40]+[.F41]+[.G41]" table:style-name="ce36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4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22001.54" table:formula="of:=[.H41]+[.F42]+[.G42]" table:style-name="ce36">
            <text:p>-22.001,54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3">
            <text:p>Doğuş Kira 11/12-2022-23</text:p>
          </table:table-cell>
          <table:table-cell table:style-name="ce113"/>
          <table:table-cell office:value-type="float" office:value="5000" table:style-name="ce115">
            <text:p>5.000,00</text:p>
          </table:table-cell>
          <table:table-cell table:number-columns-repeated="3" table:style-name="ce115"/>
          <table:table-cell office:value-type="float" office:value="-22001.54" table:formula="of:=[.H42]+[.F43]+[.G43]" table:style-name="ce36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2">
            <text:p>6.597,63</text:p>
          </table:table-cell>
          <table:table-cell table:style-name="ce1"/>
          <table:table-cell office:value-type="float" office:value="-15403.91" table:formula="of:=[.H43]+[.F44]+[.G44]" table:style-name="ce36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22"/>
          <table:table-cell table:style-name="ce1"/>
          <table:table-cell office:value-type="float" office:value="-15403.91" table:formula="of:=[.H44]+[.F45]+[.G45]" table:style-name="ce36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18">
            <text:p>20.06.2022</text:p>
          </table:table-cell>
          <table:table-cell office:value-type="string" table:style-name="ce110">
            <text:p>SnyF-Kynkçı Merdal 9/12-2022</text:p>
          </table:table-cell>
          <table:table-cell table:number-columns-repeated="3" table:style-name="ce110"/>
          <table:table-cell office:value-type="float" office:value="4000" table:style-name="ce119">
            <text:p>4.000,00</text:p>
          </table:table-cell>
          <table:table-cell table:style-name="ce110"/>
          <table:table-cell office:value-type="float" office:value="-11403.91" table:formula="of:=[.H45]+[.F46]+[.G46]" table:style-name="ce36">
            <text:p>-11.403,91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3">
            <text:p>SnyF-Kynkçı Merdal 10/12-2022</text:p>
          </table:table-cell>
          <table:table-cell table:style-name="ce113"/>
          <table:table-cell office:value-type="float" office:value="4000" table:style-name="ce120">
            <text:p>4.000,00</text:p>
          </table:table-cell>
          <table:table-cell table:number-columns-repeated="3" table:style-name="ce113"/>
          <table:table-cell office:value-type="float" office:value="-11403.91" table:formula="of:=[.H46]+[.F47]+[.G47]" table:style-name="ce36">
            <text:p>-11.403,91</text:p>
          </table:table-cell>
          <table:table-cell table:number-columns-repeated="16376"/>
        </table:table-row>
        <table:table-row table:number-rows-repeated="1048529" table:style-name="ro4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45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101">
            <text:p>2,37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TEMMUZ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131.070000000003" table:formula="of:=SUM([.D4:.D90])" table:style-name="ce45">
            <text:p>27.131,07</text:p>
          </table:table-cell>
          <table:table-cell office:value-type="float" office:value="-17400.82" table:formula="of:=SUM([.E4:.E90])" table:style-name="ce45">
            <text:p>-17.400,82</text:p>
          </table:table-cell>
          <table:table-cell office:value-type="float" office:value="16133.3" table:formula="of:=SUM([.F4:.F87])" table:style-name="ce45">
            <text:p>16.133,30</text:p>
          </table:table-cell>
          <table:table-cell office:value-type="float" office:value="-20600.82" table:formula="of:=SUM([.G4:.G87])" table:style-name="ce45">
            <text:p>-20.600,82</text:p>
          </table:table-cell>
          <table:table-cell office:value-type="float" office:value="-4467.5200000000004" table:formula="of:=[.F2]+[.G2]" table:style-name="ce4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6"/>
          <table:table-cell office:value-type="float" office:value="1060" table:style-name="ce1">
            <text:p>1060</text:p>
          </table:table-cell>
          <table:table-cell table:style-name="ce36"/>
          <table:table-cell office:value-type="float" office:value="1060" table:formula="of:=[.H4]+[.F5]+[.G5]" table:style-name="ce36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6"/>
          <table:table-cell office:value-type="float" office:value="325" table:style-name="ce1">
            <text:p>325</text:p>
          </table:table-cell>
          <table:table-cell table:style-name="ce36"/>
          <table:table-cell office:value-type="float" office:value="1385" table:formula="of:=[.H5]+[.F6]+[.G6]" table:style-name="ce36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6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6"/>
          <table:table-cell office:value-type="float" office:value="48.8" table:style-name="ce36">
            <text:p>48,80</text:p>
          </table:table-cell>
          <table:table-cell table:style-name="ce36"/>
          <table:table-cell office:value-type="float" office:value="1433.8" table:formula="of:=[.H7]+[.F8]+[.G8]" table:style-name="ce36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41">
            <text:p>13.07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429.2" table:style-name="ce36">
            <text:p>-1.429,20</text:p>
          </table:table-cell>
          <table:table-cell table:style-name="ce36"/>
          <table:table-cell office:value-type="float" office:value="-1429.2" table:style-name="ce36">
            <text:p>-1.429,20</text:p>
          </table:table-cell>
          <table:table-cell office:value-type="float" office:value="4.5999999999999091" table:formula="of:=[.H8]+[.F9]+[.G9]" table:style-name="ce36">
            <text:p>4,6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4.5999999999999091" table:formula="of:=[.H9]+[.F10]+[.G10]" table:style-name="ce36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19" table:style-name="ce36">
            <text:p>-219,00</text:p>
          </table:table-cell>
          <table:table-cell table:style-name="ce48"/>
          <table:table-cell office:value-type="float" office:value="-219" table:style-name="ce36">
            <text:p>-219,00</text:p>
          </table:table-cell>
          <table:table-cell office:value-type="float" office:value="-214.40000000000009" table:formula="of:=[.H10]+[.F11]+[.G11]" table:style-name="ce36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38.6" table:style-name="ce36">
            <text:p>-438,60</text:p>
          </table:table-cell>
          <table:table-cell table:style-name="ce48"/>
          <table:table-cell office:value-type="float" office:value="-438.6" table:style-name="ce36">
            <text:p>-438,60</text:p>
          </table:table-cell>
          <table:table-cell office:value-type="float" office:value="-653.00000000000011" table:formula="of:=[.H11]+[.F12]+[.G12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653.00000000000011" table:formula="of:=[.H12]+[.F13]+[.G13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7">
            <text:p>ziraat pervine havale kredi için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3450" table:style-name="ce36">
            <text:p>-3.450,00</text:p>
          </table:table-cell>
          <table:table-cell office:value-type="float" office:value="-4103" table:formula="of:=[.H13]+[.F14]+[.G14]" table:style-name="ce36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2">
            <text:p>3.450,00</text:p>
          </table:table-cell>
          <table:table-cell table:style-name="ce1"/>
          <table:table-cell office:value-type="float" office:value="-653" table:formula="of:=[.H14]+[.F15]+[.G15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4" table:style-name="ce1"/>
          <table:table-cell table:style-name="ce22"/>
          <table:table-cell table:style-name="ce1"/>
          <table:table-cell office:value-type="float" office:value="-653" table:formula="of:=[.H15]+[.F16]+[.G16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6">
            <text:p>-4,89</text:p>
          </table:table-cell>
          <table:table-cell table:style-name="ce22"/>
          <table:table-cell office:value-type="float" office:value="-4.8899999999999997" table:style-name="ce36">
            <text:p>-4,89</text:p>
          </table:table-cell>
          <table:table-cell office:value-type="float" office:value="-657.89" table:formula="of:=[.H16]+[.F17]+[.G17]" table:style-name="ce36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Adem Özen Kira Ödemesi 2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957.8900000000003" table:formula="of:=[.H17]+[.F18]+[.G18]" table:style-name="ce36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MarRyl Aidat 2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354.39" table:formula="of:=[.H18]+[.F19]+[.G1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19]+[.F20]+[.G2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2" table:style-name="ce36"/>
          <table:table-cell office:value-type="float" office:value="-5354.39" table:formula="of:=[.H20]+[.F21]+[.G2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48">
            <text:p>-50,00</text:p>
          </table:table-cell>
          <table:table-cell table:number-columns-repeated="2" table:style-name="ce36"/>
          <table:table-cell office:value-type="float" office:value="-5354.39" table:formula="of:=[.H21]+[.F22]+[.G2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22]+[.F23]+[.G23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4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354.39" table:formula="of:=[.H23]+[.F24]+[.G24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5354.39" table:formula="of:=[.H24]+[.F25]+[.G25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istanbulkart</text:p>
          </table:table-cell>
          <table:table-cell table:number-columns-repeated="2" table:style-name="ce49"/>
          <table:table-cell office:value-type="float" office:value="-31.99" table:style-name="ce36">
            <text:p>-31,99</text:p>
          </table:table-cell>
          <table:table-cell table:number-columns-repeated="2" table:style-name="ce36"/>
          <table:table-cell office:value-type="float" office:value="-5354.39" table:formula="of:=[.H25]+[.F26]+[.G26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yakkabı dechatlon ½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354.39" table:formula="of:=[.H26]+[.F27]+[.G27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kamil bebek</text:p>
          </table:table-cell>
          <table:table-cell table:number-columns-repeated="2" table:style-name="ce49"/>
          <table:table-cell office:value-type="float" office:value="-344.2" table:style-name="ce36">
            <text:p>-344,20</text:p>
          </table:table-cell>
          <table:table-cell table:number-columns-repeated="2" table:style-name="ce36"/>
          <table:table-cell office:value-type="float" office:value="-5354.39" table:formula="of:=[.H27]+[.F28]+[.G28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 eskişehir tokat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28]+[.F29]+[.G2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256.89" table:style-name="ce36">
            <text:p>-256,89</text:p>
          </table:table-cell>
          <table:table-cell table:number-columns-repeated="2" table:style-name="ce36"/>
          <table:table-cell office:value-type="float" office:value="-5354.39" table:formula="of:=[.H29]+[.F30]+[.G3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sen yıl petrol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30]+[.F31]+[.G3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101 merdiven</text:p>
          </table:table-cell>
          <table:table-cell table:number-columns-repeated="2" table:style-name="ce49"/>
          <table:table-cell office:value-type="float" office:value="-529.9" table:style-name="ce36">
            <text:p>-529,90</text:p>
          </table:table-cell>
          <table:table-cell table:number-columns-repeated="2" table:style-name="ce36"/>
          <table:table-cell office:value-type="float" office:value="-5354.39" table:formula="of:=[.H31]+[.F32]+[.G3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5354.39" table:formula="of:=[.H32]+[.F33]+[.G33]" table:style-name="ce36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2610.63" table:style-name="ce36">
            <text:p>-2.610,63</text:p>
          </table:table-cell>
          <table:table-cell office:value-type="float" office:value="-7965.02" table:formula="of:=[.H33]+[.F34]+[.G34]" table:style-name="ce36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erdiven alüminyum motorcu ibo iade</text:p>
          </table:table-cell>
          <table:table-cell table:style-name="ce49"/>
          <table:table-cell office:value-type="float" office:value="200" table:style-name="ce121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6"/>
          <table:table-cell office:value-type="float" office:value="-7765.02" table:formula="of:=[.H34]+[.F35]+[.G35]" table:style-name="ce36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9872.02" table:formula="of:=[.H35]+[.F36]+[.G36]" table:style-name="ce36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0372.02" table:formula="of:=[.H36]+[.F37]+[.G37]" table:style-name="ce36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12479.02" table:formula="of:=[.H37]+[.F38]+[.G38]" table:style-name="ce36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2979.02" table:formula="of:=[.H38]+[.F39]+[.G39]" table:style-name="ce36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14479.02" table:formula="of:=[.H39]+[.F40]+[.G40]" table:style-name="ce36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4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5517.02" table:formula="of:=[.H40]+[.F41]+[.G41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5517.02" table:formula="of:=[.H41]+[.F42]+[.G42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aaş bayramlık</text:p>
          </table:table-cell>
          <table:table-cell table:style-name="ce49"/>
          <table:table-cell office:value-type="float" office:value="1100" table:style-name="ce121">
            <text:p>1.100,00</text:p>
          </table:table-cell>
          <table:table-cell table:style-name="ce36"/>
          <table:table-cell office:value-type="float" office:value="1100" table:style-name="ce36">
            <text:p>1.100,00</text:p>
          </table:table-cell>
          <table:table-cell table:style-name="ce36"/>
          <table:table-cell office:value-type="float" office:value="-14417.02" table:formula="of:=[.H42]+[.F43]+[.G43]" table:style-name="ce36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8">
            <text:p>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0117.52" table:formula="of:=[.H43]+[.F44]+[.G44]" table:style-name="ce36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8467.52" table:formula="of:=[.H44]+[.F45]+[.G45]" table:style-name="ce36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style-name="ce1"/>
          <table:table-cell table:number-columns-repeated="2" table:style-name="ce36"/>
          <table:table-cell office:value-type="float" office:value="-8467.52" table:formula="of:=[.H45]+[.F46]+[.G46]" table:style-name="ce36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18">
            <text:p>05.07.2022</text:p>
          </table:table-cell>
          <table:table-cell office:value-type="string" table:style-name="ce110">
            <text:p>Doğuş Kira 11/12-2022-23<text:s/><text:span text:style-name="T4">BANKADAN</text:span></text:p>
          </table:table-cell>
          <table:table-cell table:style-name="ce110"/>
          <table:table-cell office:value-type="float" office:value="4000" table:style-name="ce122">
            <text:p>4.000,00</text:p>
          </table:table-cell>
          <table:table-cell table:style-name="ce110"/>
          <table:table-cell office:value-type="float" office:value="4000" table:style-name="ce119">
            <text:p>4.000,00</text:p>
          </table:table-cell>
          <table:table-cell table:style-name="ce55"/>
          <table:table-cell office:value-type="float" office:value="-4467.5200000000004" table:formula="of:=[.H46]+[.F47]+[.G47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61"/>
          <table:table-cell office:value-type="string" table:style-name="ce123">
            <text:p>Doğuş Kira 11/12-2022-23 kalan bakiye</text:p>
          </table:table-cell>
          <table:table-cell table:style-name="ce123"/>
          <table:table-cell office:value-type="float" office:value="1000" table:style-name="ce124">
            <text:p>1.000,00</text:p>
          </table:table-cell>
          <table:table-cell table:style-name="ce123"/>
          <table:table-cell table:style-name="ce125"/>
          <table:table-cell table:style-name="ce126"/>
          <table:table-cell office:value-type="float" office:value="-4467.5200000000004" table:formula="of:=[.H47]+[.F48]+[.G48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48">
            <text:p>5.000,00</text:p>
          </table:table-cell>
          <table:table-cell table:number-columns-repeated="3" table:style-name="ce36"/>
          <table:table-cell office:value-type="float" office:value="-4467.5200000000004" table:formula="of:=[.H48]+[.F49]+[.G49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36"/>
          <table:table-cell office:value-type="float" office:value="-4467.5200000000004" table:formula="of:=[.H49]+[.F50]+[.G50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0]+[.F51]+[.G51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1]+[.F52]+[.G52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2]+[.F53]+[.G53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3">
            <text:p>SnyF-Kynkçı Merdal elektrik</text:p>
          </table:table-cell>
          <table:table-cell table:style-name="ce113"/>
          <table:table-cell office:value-type="float" office:value="445.63" table:style-name="ce127">
            <text:p>445,63</text:p>
          </table:table-cell>
          <table:table-cell table:style-name="ce115"/>
          <table:table-cell table:style-name="ce113"/>
          <table:table-cell table:style-name="ce115"/>
          <table:table-cell office:value-type="float" office:value="-4467.5200000000004" table:formula="of:=[.H53]+[.F54]+[.G54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3">
            <text:p>SnyF-Kynkçı Merdal 10/12-2022</text:p>
          </table:table-cell>
          <table:table-cell table:style-name="ce113"/>
          <table:table-cell office:value-type="float" office:value="4000" table:style-name="ce128">
            <text:p>4.000,00</text:p>
          </table:table-cell>
          <table:table-cell table:number-columns-repeated="3" table:style-name="ce123"/>
          <table:table-cell office:value-type="float" office:value="-4467.5200000000004" table:formula="of:=[.H54]+[.F55]+[.G55]" table:style-name="ce36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18" table:style-name="ro4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45" table:default-cell-style-name="ce1"/>
        <table:table-column table:style-name="co40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101">
            <text:p>1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ĞUSTO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4617.910000000003" table:formula="of:=SUM([.D4:.D52])" table:style-name="ce45">
            <text:p>34.617,91</text:p>
          </table:table-cell>
          <table:table-cell office:value-type="float" office:value="-11695.349999999999" table:formula="of:=SUM([.E4:.E84])" table:style-name="ce45">
            <text:p>-11.695,35</text:p>
          </table:table-cell>
          <table:table-cell office:value-type="float" office:value="102061.66" table:formula="of:=SUM([.F4:.F81])" table:style-name="ce45">
            <text:p>102.061,66</text:p>
          </table:table-cell>
          <table:table-cell office:value-type="float" office:value="-33894.33" table:formula="of:=SUM([.G4:.G81])" table:style-name="ce45">
            <text:p>-33.894,33</text:p>
          </table:table-cell>
          <table:table-cell office:value-type="float" office:value="68167.33" table:formula="of:=[.F2]+[.G2]" table:style-name="ce4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6"/>
          <table:table-cell office:value-type="float" office:value="900" table:style-name="ce36">
            <text:p>900,00</text:p>
          </table:table-cell>
          <table:table-cell table:style-name="ce36"/>
          <table:table-cell office:value-type="float" office:value="900" table:formula="of:=[.H4]+[.F5]+[.G5]" table:style-name="ce36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6"/>
          <table:table-cell office:value-type="float" office:value="208.85" table:style-name="ce36">
            <text:p>208,85</text:p>
          </table:table-cell>
          <table:table-cell table:style-name="ce36"/>
          <table:table-cell office:value-type="float" office:value="1108.8499999999999" table:formula="of:=[.H5]+[.F6]+[.G6]" table:style-name="ce36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6"/>
          <table:table-cell office:value-type="float" office:value="488.3" table:style-name="ce36">
            <text:p>488,30</text:p>
          </table:table-cell>
          <table:table-cell table:style-name="ce36"/>
          <table:table-cell office:value-type="float" office:value="1597.1499999999999" table:formula="of:=[.H6]+[.F7]+[.G7]" table:style-name="ce36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6"/>
          <table:table-cell office:value-type="float" office:value="69.38" table:style-name="ce36">
            <text:p>69,38</text:p>
          </table:table-cell>
          <table:table-cell table:style-name="ce36"/>
          <table:table-cell office:value-type="float" office:value="1666.5299999999997" table:formula="of:=[.H7]+[.F8]+[.G8]" table:style-name="ce36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style-name="ce49"/>
          <table:table-cell table:style-name="ce69"/>
          <table:table-cell office:value-type="float" office:value="-1311.2" table:style-name="ce36">
            <text:p>-1.311,20</text:p>
          </table:table-cell>
          <table:table-cell table:style-name="ce36"/>
          <table:table-cell office:value-type="float" office:value="-1311.2" table:style-name="ce36">
            <text:p>-1.311,20</text:p>
          </table:table-cell>
          <table:table-cell office:value-type="float" office:value="355.3299999999997" table:formula="of:=[.H8]+[.F9]+[.G9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355.3299999999997" table:formula="of:=[.H9]+[.F10]+[.G10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5847500300 /CK ÇEPESAŞ/FATURA</text:p>
          </table:table-cell>
          <table:table-cell table:style-name="ce47"/>
          <table:table-cell table:style-name="ce129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54.9" table:style-name="ce36">
            <text:p>-254,90</text:p>
          </table:table-cell>
          <table:table-cell office:value-type="float" office:value="100.42999999999969" table:formula="of:=[.H10]+[.F11]+[.G11]" table:style-name="ce36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8222520300 /CK ÇEPESAŞ/FATURA</text:p>
          </table:table-cell>
          <table:table-cell table:style-name="ce47"/>
          <table:table-cell table:style-name="ce129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31.9" table:style-name="ce36">
            <text:p>-531,90</text:p>
          </table:table-cell>
          <table:table-cell office:value-type="float" office:value="-431.47000000000025" table:formula="of:=[.H11]+[.F12]+[.G12]" table:style-name="ce36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49">
            <text:p>8758480300 /CK ÇEPESAŞ/FATURA</text:p>
          </table:table-cell>
          <table:table-cell table:style-name="ce47"/>
          <table:table-cell table:style-name="ce129"/>
          <table:table-cell table:number-columns-repeated="2" table:style-name="ce48"/>
          <table:table-cell office:value-type="float" office:value="-149.30000000000001" table:style-name="ce36">
            <text:p>-149,30</text:p>
          </table:table-cell>
          <table:table-cell office:value-type="float" office:value="-580.77000000000021" table:formula="of:=[.H12]+[.F13]+[.G13]" table:style-name="ce36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dem Özen Kira Ödemesi 3/12</text:p>
          </table:table-cell>
          <table:table-cell table:style-name="ce47"/>
          <table:table-cell table:style-name="ce129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880.7700000000004" table:formula="of:=[.H13]+[.F14]+[.G14]" table:style-name="ce36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MarRyl Aidat 3/12</text:p>
          </table:table-cell>
          <table:table-cell table:style-name="ce47"/>
          <table:table-cell table:style-name="ce129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277.27" table:formula="of:=[.H14]+[.F15]+[.G15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277.27" table:formula="of:=[.H15]+[.F16]+[.G16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style-name="ce49"/>
          <table:table-cell table:style-name="ce6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140.51" table:style-name="ce36">
            <text:p>-140,51</text:p>
          </table:table-cell>
          <table:table-cell office:value-type="float" office:value="-5417.7800000000007" table:formula="of:=[.H16]+[.F17]+[.G17]" table:style-name="ce36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style-name="ce49"/>
          <table:table-cell table:style-name="ce6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59.47" table:style-name="ce36">
            <text:p>-59,47</text:p>
          </table:table-cell>
          <table:table-cell office:value-type="float" office:value="-5477.2500000000009" table:formula="of:=[.H17]+[.F18]+[.G18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477.2500000000009" table:formula="of:=[.H18]+[.F19]+[.G19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5/6</text:p>
          </table:table-cell>
          <table:table-cell table:style-name="ce49"/>
          <table:table-cell table:style-name="ce6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477.2500000000009" table:formula="of:=[.H19]+[.F20]+[.G20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ecathlon ayakkabı</text:p>
          </table:table-cell>
          <table:table-cell table:style-name="ce49"/>
          <table:table-cell table:style-name="ce6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477.2500000000009" table:formula="of:=[.H20]+[.F21]+[.G21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49">
            <text:p>2240</text:p>
          </table:table-cell>
          <table:table-cell table:style-name="ce49"/>
          <table:table-cell table:style-name="ce69"/>
          <table:table-cell office:value-type="float" office:value="-60" table:style-name="ce36">
            <text:p>-60,00</text:p>
          </table:table-cell>
          <table:table-cell table:number-columns-repeated="2" table:style-name="ce36"/>
          <table:table-cell office:value-type="float" office:value="-5477.2500000000009" table:formula="of:=[.H21]+[.F22]+[.G22]" table:style-name="ce36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41">
            <text:p>04.08.2022</text:p>
          </table:table-cell>
          <table:table-cell office:value-type="string" table:style-name="ce49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337.65" table:style-name="ce36">
            <text:p>-337,65</text:p>
          </table:table-cell>
          <table:table-cell office:value-type="float" office:value="-5814.9000000000005" table:formula="of:=[.H22]+[.F23]+[.G23]" table:style-name="ce36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7314.9000000000005" table:formula="of:=[.H23]+[.F24]+[.G24]" table:style-name="ce36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9422.9000000000015" table:formula="of:=[.H24]+[.F25]+[.G25]" table:style-name="ce36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11530.900000000001" table:formula="of:=[.H25]+[.F26]+[.G26]" table:style-name="ce36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6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2568.900000000001" table:formula="of:=[.H27]+[.F28]+[.G28]" table:style-name="ce36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15568.900000000001" table:formula="of:=[.H28]+[.F29]+[.G29]" table:style-name="ce36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638" table:style-name="ce36">
            <text:p>-638,00</text:p>
          </table:table-cell>
          <table:table-cell office:value-type="float" office:value="-16206.900000000001" table:formula="of:=[.H29]+[.F30]+[.G30]" table:style-name="ce36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16606.900000000001" table:formula="of:=[.H30]+[.F31]+[.G31]" table:style-name="ce36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872.16" table:style-name="ce36">
            <text:p>-1.872,16</text:p>
          </table:table-cell>
          <table:table-cell office:value-type="float" office:value="-18479.060000000001" table:formula="of:=[.H31]+[.F32]+[.G32]" table:style-name="ce36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.74" table:style-name="ce36">
            <text:p>-3,74</text:p>
          </table:table-cell>
          <table:table-cell office:value-type="float" office:value="-18482.800000000003" table:formula="of:=[.H32]+[.F33]+[.G33]" table:style-name="ce36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" table:style-name="ce36">
            <text:p>-700,00</text:p>
          </table:table-cell>
          <table:table-cell office:value-type="float" office:value="-19182.800000000003" table:formula="of:=[.H33]+[.F34]+[.G34]" table:style-name="ce36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80" table:style-name="ce36">
            <text:p>-380,00</text:p>
          </table:table-cell>
          <table:table-cell office:value-type="float" office:value="-19562.800000000003" table:formula="of:=[.H34]+[.F35]+[.G35]" table:style-name="ce36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200" table:style-name="ce36">
            <text:p>-200,00</text:p>
          </table:table-cell>
          <table:table-cell office:value-type="float" office:value="-19762.800000000003" table:formula="of:=[.H35]+[.F36]+[.G36]" table:style-name="ce36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0" table:style-name="ce36">
            <text:p>-100,00</text:p>
          </table:table-cell>
          <table:table-cell office:value-type="float" office:value="-19862.800000000003" table:formula="of:=[.H36]+[.F37]+[.G37]" table:style-name="ce36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6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43"/>
          <table:table-cell table:number-columns-repeated="2" table:style-name="ce1"/>
          <table:table-cell office:value-type="float" office:value="-26862.800000000003" table:formula="of:=[.H38]+[.F39]+[.G39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26862.800000000003" table:formula="of:=[.H39]+[.F40]+[.G40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121"/>
          <table:table-cell table:style-name="ce48"/>
          <table:table-cell office:value-type="float" office:value="20000" table:style-name="ce36">
            <text:p>20.000,00</text:p>
          </table:table-cell>
          <table:table-cell table:style-name="ce36"/>
          <table:table-cell office:value-type="float" office:value="-6862.8000000000029" table:formula="of:=[.H40]+[.F41]+[.G41]" table:style-name="ce36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4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office:value-type="float" office:value="25000" table:style-name="ce36">
            <text:p>25.000,00</text:p>
          </table:table-cell>
          <table:table-cell table:style-name="ce36"/>
          <table:table-cell office:value-type="float" office:value="18137.199999999997" table:formula="of:=[.H41]+[.F42]+[.G42]" table:style-name="ce36">
            <text:p>18.137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5365" table:style-name="ce36">
            <text:p>-5.365,00</text:p>
          </table:table-cell>
          <table:table-cell office:value-type="float" office:value="12772.199999999997" table:formula="of:=[.H42]+[.F43]+[.G43]" table:style-name="ce36">
            <text:p>1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office:value-type="float" office:value="40000" table:style-name="ce36">
            <text:p>40.000,00</text:p>
          </table:table-cell>
          <table:table-cell table:style-name="ce36"/>
          <table:table-cell office:value-type="float" office:value="52772.2" table:formula="of:=[.H43]+[.F44]+[.G44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4]+[.F45]+[.G45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5]+[.F46]+[.G46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43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57071.7" table:formula="of:=[.H46]+[.F47]+[.G47]" table:style-name="ce36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58721.7" table:formula="of:=[.H47]+[.F48]+[.G48]" table:style-name="ce36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61721.7" table:formula="of:=[.H48]+[.F49]+[.G49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7">
            <text:p>20.000,00</text:p>
          </table:table-cell>
          <table:table-cell table:style-name="ce43"/>
          <table:table-cell table:number-columns-repeated="2" table:style-name="ce1"/>
          <table:table-cell office:value-type="float" office:value="61721.7" table:formula="of:=[.H49]+[.F50]+[.G50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Doğuş Kira 11/12-2022-23 kalan bakiye</text:p>
          </table:table-cell>
          <table:table-cell table:style-name="ce70"/>
          <table:table-cell office:value-type="float" office:value="1000" table:style-name="ce73">
            <text:p>1.000,00</text:p>
          </table:table-cell>
          <table:table-cell table:style-name="ce70"/>
          <table:table-cell office:value-type="float" office:value="1000" table:style-name="ce131">
            <text:p>1.000,00</text:p>
          </table:table-cell>
          <table:table-cell table:style-name="ce1"/>
          <table:table-cell office:value-type="float" office:value="62721.7" table:formula="of:=[.H54]+[.F55]+[.G55]" table:style-name="ce36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10">
            <text:p>Doğuş Kira 12/12-2022-23 BANKADAN</text:p>
          </table:table-cell>
          <table:table-cell office:value-type="string" table:style-name="ce110">
            <text:p>BH</text:p>
          </table:table-cell>
          <table:table-cell office:value-type="float" office:value="5000" table:style-name="ce122">
            <text:p>5.000,00</text:p>
          </table:table-cell>
          <table:table-cell table:style-name="ce110"/>
          <table:table-cell office:value-type="float" office:value="5000" table:style-name="ce119">
            <text:p>5.000,00</text:p>
          </table:table-cell>
          <table:table-cell table:style-name="ce1"/>
          <table:table-cell office:value-type="float" office:value="67721.7" table:formula="of:=[.H55]+[.F56]+[.G56]" table:style-name="ce36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SnyF-Kynkçı Merdal elektrik haziran</text:p>
          </table:table-cell>
          <table:table-cell table:style-name="ce70"/>
          <table:table-cell table:style-name="ce132"/>
          <table:table-cell table:style-name="ce70"/>
          <table:table-cell office:value-type="float" office:value="445.63" table:style-name="ce70">
            <text:p>445,63</text:p>
          </table:table-cell>
          <table:table-cell table:style-name="ce1"/>
          <table:table-cell office:value-type="float" office:value="68167.33" table:formula="of:=[.H56]+[.F57]+[.G57]" table:style-name="ce36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formula="of:=['07'.D55]" table:style-name="ce134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3">
            <text:p>SnyF-Kynkçı Merdal 11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6">
            <text:p>68.167,33</text:p>
          </table:table-cell>
          <table:table-cell table:number-columns-repeated="16376"/>
        </table:table-row>
        <table:table-row table:number-rows-repeated="1048516" table:style-name="ro4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45" table:default-cell-style-name="ce1"/>
        <table:table-column table:style-name="co40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101">
            <text:p>3,08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YLÜL 2022</text:p>
          </table:table-cell>
          <table:table-cell table:style-name="ce135"/>
          <table:table-cell office:value-type="string" table:style-name="ce44">
            <text:p>TOPLAM</text:p>
          </table:table-cell>
          <table:table-cell office:value-type="float" office:value="66162.31" table:formula="of:=SUM([.D5:.D42])" table:style-name="ce45">
            <text:p>66.162,31</text:p>
          </table:table-cell>
          <table:table-cell office:value-type="float" office:value="-61978.720000000001" table:formula="of:=SUM([.E5:.E69])" table:style-name="ce45">
            <text:p>-61.978,72</text:p>
          </table:table-cell>
          <table:table-cell office:value-type="float" office:value="9260.5" table:formula="of:=SUM([.F5:.F66])" table:style-name="ce45">
            <text:p>9.260,50</text:p>
          </table:table-cell>
          <table:table-cell office:value-type="float" office:value="-25729.239999999998" table:formula="of:=SUM([.G5:.G66])" table:style-name="ce45">
            <text:p>-25.729,24</text:p>
          </table:table-cell>
          <table:table-cell office:value-type="float" office:value="-16468.739999999998" table:formula="of:=[.F2]+[.G2]" table:style-name="ce4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6"/>
          <table:table-cell office:value-type="float" office:value="1155" table:style-name="ce36">
            <text:p>1.155,00</text:p>
          </table:table-cell>
          <table:table-cell table:style-name="ce36"/>
          <table:table-cell office:value-type="float" office:value="1155" table:formula="of:=[.H5]+[.F6]+[.G6]" table:style-name="ce36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6"/>
          <table:table-cell office:value-type="float" office:value="905" table:style-name="ce36">
            <text:p>905,00</text:p>
          </table:table-cell>
          <table:table-cell table:style-name="ce36"/>
          <table:table-cell office:value-type="float" office:value="2060" table:formula="of:=[.H6]+[.F7]+[.G7]" table:style-name="ce36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6"/>
          <table:table-cell office:value-type="float" office:value="51" table:style-name="ce36">
            <text:p>51,00</text:p>
          </table:table-cell>
          <table:table-cell table:style-name="ce36"/>
          <table:table-cell office:value-type="float" office:value="2111" table:formula="of:=[.H7]+[.F8]+[.G8]" table:style-name="ce36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763.74" table:style-name="ce36">
            <text:p>-1.763,74</text:p>
          </table:table-cell>
          <table:table-cell office:value-type="float" office:value="347.26" table:formula="of:=[.H8]+[.F9]+[.G9]" table:style-name="ce36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29.9" table:style-name="ce36">
            <text:p>-229,90</text:p>
          </table:table-cell>
          <table:table-cell office:value-type="float" office:value="117.35999999999999" table:formula="of:=[.H9]+[.F10]+[.G10]" table:style-name="ce36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01.1" table:style-name="ce36">
            <text:p>-501,10</text:p>
          </table:table-cell>
          <table:table-cell office:value-type="float" office:value="-383.74" table:formula="of:=[.H10]+[.F11]+[.G11]" table:style-name="ce36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7">
            <text:p>nakit istanbul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1000" table:style-name="ce36">
            <text:p>-1.000,00</text:p>
          </table:table-cell>
          <table:table-cell office:value-type="float" office:value="-1383.74" table:formula="of:=[.H11]+[.F12]+[.G12]" table:style-name="ce36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41">
            <text:p>12.09.2022</text:p>
          </table:table-cell>
          <table:table-cell office:value-type="string" table:style-name="ce47">
            <text:p>Adem Özen Kira Ödemesi 4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5683.74" table:formula="of:=[.H12]+[.F13]+[.G13]" table:style-name="ce36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MarRyl Aidat 4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696.5" table:style-name="ce36">
            <text:p>-696,50</text:p>
          </table:table-cell>
          <table:table-cell office:value-type="float" office:value="-6380.24" table:formula="of:=[.H13]+[.F14]+[.G14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380.24" table:formula="of:=[.H14]+[.F15]+[.G15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61.44" table:style-name="ce36">
            <text:p>-61,44</text:p>
          </table:table-cell>
          <table:table-cell office:value-type="float" office:value="-6441.6799999999994" table:formula="of:=[.H15]+[.F16]+[.G16]" table:style-name="ce36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26.33" table:style-name="ce36">
            <text:p>-26,33</text:p>
          </table:table-cell>
          <table:table-cell office:value-type="float" office:value="-6468.0099999999993" table:formula="of:=[.H16]+[.F17]+[.G17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468.0099999999993" table:formula="of:=[.H17]+[.F18]+[.G18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string" table:style-name="ce49">
            <text:p>amazon 240gbWd ssd-braun-64gb 6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6468.0099999999993" table:formula="of:=[.H18]+[.F19]+[.G19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toyota trafik cezası</text:p>
          </table:table-cell>
          <table:table-cell table:number-columns-repeated="2" table:style-name="ce49"/>
          <table:table-cell office:value-type="float" office:value="-448.35" table:style-name="ce36">
            <text:p>-448,35</text:p>
          </table:table-cell>
          <table:table-cell table:number-columns-repeated="2" table:style-name="ce36"/>
          <table:table-cell office:value-type="float" office:value="-6468.0099999999993" table:formula="of:=[.H19]+[.F20]+[.G20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mtv taksit 1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6468.0099999999993" table:formula="of:=[.H20]+[.F21]+[.G21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6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41">
            <text:p>10.08.2022</text:p>
          </table:table-cell>
          <table:table-cell office:value-type="string" table:style-name="ce49">
            <text:p>akgünler deniz otobüs bileti girne -taşucu</text:p>
          </table:table-cell>
          <table:table-cell table:number-columns-repeated="2" table:style-name="ce49"/>
          <table:table-cell office:value-type="float" office:value="-633.20000000000005" table:style-name="ce36">
            <text:p>-633,20</text:p>
          </table:table-cell>
          <table:table-cell table:number-columns-repeated="2" table:style-name="ce36"/>
          <table:table-cell office:value-type="float" office:value="-6468.0099999999993" table:formula="of:=[.H22]+[.F23]+[.G23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41">
            <text:p>14.08.2022</text:p>
          </table:table-cell>
          <table:table-cell office:value-type="string" table:style-name="ce49">
            <text:p>toros benzin taşucu-tokat</text:p>
          </table:table-cell>
          <table:table-cell table:number-columns-repeated="2" table:style-name="ce49"/>
          <table:table-cell office:value-type="float" office:value="-1080.1600000000001" table:style-name="ce36">
            <text:p>-1.080,16</text:p>
          </table:table-cell>
          <table:table-cell table:number-columns-repeated="2" table:style-name="ce36"/>
          <table:table-cell office:value-type="float" office:value="-6468.0099999999993" table:formula="of:=[.H23]+[.F24]+[.G24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49"/>
          <table:table-cell office:value-type="float" office:value="-80" table:style-name="ce36">
            <text:p>-80,00</text:p>
          </table:table-cell>
          <table:table-cell table:number-columns-repeated="2" table:style-name="ce36"/>
          <table:table-cell office:value-type="float" office:value="-6468.0099999999993" table:formula="of:=[.H24]+[.F25]+[.G25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432.23" table:style-name="ce36">
            <text:p>-3.432,23</text:p>
          </table:table-cell>
          <table:table-cell office:value-type="float" office:value="-9900.24" table:formula="of:=[.H25]+[.F26]+[.G26]" table:style-name="ce36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arraro 327 bisiklet</text:p>
          </table:table-cell>
          <table:table-cell office:value-type="string" table:style-name="ce49">
            <text:p>bh</text:p>
          </table:table-cell>
          <table:table-cell table:style-name="ce49"/>
          <table:table-cell table:style-name="ce48"/>
          <table:table-cell table:style-name="ce36"/>
          <table:table-cell office:value-type="float" office:value="-7000" table:style-name="ce36">
            <text:p>-7.000,00</text:p>
          </table:table-cell>
          <table:table-cell office:value-type="float" office:value="-16900.239999999998" table:formula="of:=[.H26]+[.F27]+[.G27]" table:style-name="ce36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16900.239999999998" table:formula="of:=[.H27]+[.F28]+[.G28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16900.239999999998" table:formula="of:=[.H28]+[.F29]+[.G29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19509.239999999998" table:formula="of:=[.H29]+[.F30]+[.G30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6"/>
          <table:table-cell office:value-type="float" office:value="-32000" table:style-name="ce36">
            <text:p>-32.000,00</text:p>
          </table:table-cell>
          <table:table-cell table:style-name="ce1"/>
          <table:table-cell table:style-name="ce36"/>
          <table:table-cell office:value-type="float" office:value="-19509.239999999998" table:formula="of:=[.H30]+[.F31]+[.G31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22118.239999999998" table:formula="of:=[.H31]+[.F32]+[.G32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6"/>
          <table:table-cell office:value-type="float" office:value="-15000" table:style-name="ce48">
            <text:p>-15.000,00</text:p>
          </table:table-cell>
          <table:table-cell table:number-columns-repeated="2" table:style-name="ce36"/>
          <table:table-cell office:value-type="float" office:value="-22118.239999999998" table:formula="of:=[.H32]+[.F33]+[.G33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22">
            <text:p>-1.500,00</text:p>
          </table:table-cell>
          <table:table-cell office:value-type="float" office:value="-23618.239999999998" table:formula="of:=[.H33]+[.F34]+[.G34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3618.239999999998" table:formula="of:=[.H34]+[.F35]+[.G35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6">
            <text:p>4.200,0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9318.739999999998" table:formula="of:=[.H35]+[.F36]+[.G36]" table:style-name="ce36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7668.739999999998" table:formula="of:=[.H36]+[.F37]+[.G37]" table:style-name="ce36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2">
            <text:p>1.200,00</text:p>
          </table:table-cell>
          <table:table-cell table:style-name="ce1"/>
          <table:table-cell office:value-type="float" office:value="1200" table:style-name="ce22">
            <text:p>1.200,00</text:p>
          </table:table-cell>
          <table:table-cell table:style-name="ce1"/>
          <table:table-cell office:value-type="float" office:value="-16468.739999999998" table:formula="of:=[.H37]+[.F38]+[.G38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2">
            <text:p>54.000,00</text:p>
          </table:table-cell>
          <table:table-cell table:style-name="ce1"/>
          <table:table-cell table:number-columns-repeated="2" table:style-name="ce22"/>
          <table:table-cell office:value-type="float" office:value="-16468.739999999998" table:formula="of:=[.H38]+[.F39]+[.G39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4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67"/>
          <table:table-cell table:number-columns-repeated="3" table:style-name="ce1"/>
          <table:table-cell office:value-type="float" office:value="-16468.739999999998" table:formula="of:=[.H41]+[.F42]+[.G42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3">
            <text:p>Lise Arkası Kira ++++++++++++++++</text:p>
          </table:table-cell>
          <table:table-cell table:style-name="ce123"/>
          <table:table-cell office:value-type="float" office:value="20000" table:style-name="ce128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36">
            <text:p>30.08.2022</text:p>
          </table:table-cell>
          <table:table-cell office:value-type="string" table:style-name="ce133">
            <text:p>SnyF-Kynkçı Merdal 12/12-2022-23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36">
            <text:p>30.07.2022</text:p>
          </table:table-cell>
          <table:table-cell office:value-type="string" table:style-name="ce133">
            <text:p>SnyF-Kynkçı Merdal 11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6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36">
            <text:p>30.06.2022</text:p>
          </table:table-cell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16380" table:style-name="ce1"/>
        </table:table-row>
        <table:table-row table:number-rows-repeated="1048528" table:style-name="ro4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45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101">
            <text:p>3,54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Kİ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3872.199999999997" table:formula="of:=SUM([.D4:.D78])" table:style-name="ce45">
            <text:p>23.872,20</text:p>
          </table:table-cell>
          <table:table-cell office:value-type="float" office:value="-33587.82" table:formula="of:=SUM([.E4:.E107])" table:style-name="ce45">
            <text:p>-33.587,82</text:p>
          </table:table-cell>
          <table:table-cell office:value-type="float" office:value="79418.41" table:formula="of:=SUM([.F4:.F104])" table:style-name="ce45">
            <text:p>79.418,41</text:p>
          </table:table-cell>
          <table:table-cell office:value-type="float" office:value="-90424.320000000007" table:formula="of:=SUM([.G4:.G104])" table:style-name="ce45">
            <text:p>-90.424,32</text:p>
          </table:table-cell>
          <table:table-cell office:value-type="float" office:value="-11005.910000000003" table:formula="of:=[.F2]+[.G2]" table:style-name="ce4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73">
            <text:p>3.000,00</text:p>
          </table:table-cell>
          <table:table-cell table:style-name="ce36"/>
          <table:table-cell office:value-type="float" office:value="3000" table:formula="of:=[.H3]+[.F4]+[.G4]" table:style-name="ce36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3000" table:formula="of:=[.H4]+[.F5]+[.G5]" table:style-name="ce36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2">
            <text:p>933,39</text:p>
          </table:table-cell>
          <table:table-cell table:style-name="ce36"/>
          <table:table-cell office:value-type="float" office:value="933" table:style-name="ce36">
            <text:p>933,00</text:p>
          </table:table-cell>
          <table:table-cell table:style-name="ce36"/>
          <table:table-cell office:value-type="float" office:value="3933" table:formula="of:=[.H5]+[.F6]+[.G6]" table:style-name="ce36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2">
            <text:p>99,80</text:p>
          </table:table-cell>
          <table:table-cell table:style-name="ce36"/>
          <table:table-cell office:value-type="float" office:value="99" table:style-name="ce36">
            <text:p>99,00</text:p>
          </table:table-cell>
          <table:table-cell table:style-name="ce36"/>
          <table:table-cell office:value-type="float" office:value="4032" table:formula="of:=[.H6]+[.F7]+[.G7]" table:style-name="ce36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2">
            <text:p>846,70</text:p>
          </table:table-cell>
          <table:table-cell table:style-name="ce36"/>
          <table:table-cell office:value-type="float" office:value="845" table:style-name="ce36">
            <text:p>845,00</text:p>
          </table:table-cell>
          <table:table-cell table:style-name="ce36"/>
          <table:table-cell office:value-type="float" office:value="4877" table:formula="of:=[.H7]+[.F9]+[.G9]" table:style-name="ce36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2">
            <text:p>445,75</text:p>
          </table:table-cell>
          <table:table-cell table:style-name="ce36"/>
          <table:table-cell office:value-type="float" office:value="445" table:style-name="ce36">
            <text:p>445,00</text:p>
          </table:table-cell>
          <table:table-cell table:style-name="ce36"/>
          <table:table-cell office:value-type="float" office:value="5322" table:formula="of:=[.H9]+[.F10]+[.G10]" table:style-name="ce36">
            <text:p>5.322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2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2">
            <text:p>202,91</text:p>
          </table:table-cell>
          <table:table-cell table:style-name="ce36"/>
          <table:table-cell office:value-type="float" office:value="202.91" table:style-name="ce36">
            <text:p>202,91</text:p>
          </table:table-cell>
          <table:table-cell table:style-name="ce36"/>
          <table:table-cell office:value-type="float" office:value="5524.91" table:formula="of:=[.H10]+[.F12]+[.G12]" table:style-name="ce36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998" table:style-name="ce36">
            <text:p>-1.998,00</text:p>
          </table:table-cell>
          <table:table-cell office:value-type="float" office:value="3526.91" table:formula="of:=[.H12]+[.F13]+[.G13]" table:style-name="ce36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299" table:style-name="ce36">
            <text:p>-299,00</text:p>
          </table:table-cell>
          <table:table-cell office:value-type="float" office:value="3227.91" table:formula="of:=[.H13]+[.F14]+[.G14]" table:style-name="ce36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36"/>
          <table:table-cell office:value-type="float" office:value="-649" table:style-name="ce36">
            <text:p>-649,00</text:p>
          </table:table-cell>
          <table:table-cell office:value-type="float" office:value="2578.91" table:formula="of:=[.H14]+[.F15]+[.G15]" table:style-name="ce36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41">
            <text:p>17.10.2022</text:p>
          </table:table-cell>
          <table:table-cell office:value-type="string" table:style-name="ce47">
            <text:p>8758480300 ck bahçe</text:p>
          </table:table-cell>
          <table:table-cell table:number-columns-repeated="2" table:style-name="ce47"/>
          <table:table-cell table:style-name="ce48"/>
          <table:table-cell table:style-name="ce36"/>
          <table:table-cell office:value-type="float" office:value="-193" table:style-name="ce36">
            <text:p>-193,00</text:p>
          </table:table-cell>
          <table:table-cell office:value-type="float" office:value="2385.91" table:formula="of:=[.H15]+[.F16]+[.G16]" table:style-name="ce36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7">
            <text:p>Adem Özen Kira Ödemesi 5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1914.0900000000001" table:formula="of:=[.H16]+[.F17]+[.G17]" table:style-name="ce36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MarRyl Aidat 5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48"/>
          <table:table-cell office:value-type="float" office:value="-492.5" table:style-name="ce36">
            <text:p>-492,50</text:p>
          </table:table-cell>
          <table:table-cell office:value-type="float" office:value="-2406.59" table:formula="of:=[.H17]+[.F18]+[.G18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8]+[.F19]+[.G19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9]+[.F20]+[.G2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Mtv 2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2406.59" table:formula="of:=[.H20]+[.F21]+[.G2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41">
            <text:p>28.08.2022</text:p>
          </table:table-cell>
          <table:table-cell office:value-type="string" table:style-name="ce49">
            <text:p>toyota gaz tokat</text:p>
          </table:table-cell>
          <table:table-cell table:number-columns-repeated="2" table:style-name="ce49"/>
          <table:table-cell office:value-type="float" office:value="-355.2" table:style-name="ce36">
            <text:p>-355,20</text:p>
          </table:table-cell>
          <table:table-cell table:number-columns-repeated="2" table:style-name="ce36"/>
          <table:table-cell office:value-type="float" office:value="-2406.59" table:formula="of:=[.H21]+[.F22]+[.G2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tosya</text:p>
          </table:table-cell>
          <table:table-cell table:number-columns-repeated="2" table:style-name="ce49"/>
          <table:table-cell office:value-type="float" office:value="-363.48" table:style-name="ce36">
            <text:p>-363,48</text:p>
          </table:table-cell>
          <table:table-cell table:number-columns-repeated="2" table:style-name="ce36"/>
          <table:table-cell office:value-type="float" office:value="-2406.59" table:formula="of:=[.H22]+[.F23]+[.G2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benzin bolu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23]+[.F24]+[.G2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bolu yemek hanzade</text:p>
          </table:table-cell>
          <table:table-cell table:number-columns-repeated="2" table:style-name="ce49"/>
          <table:table-cell office:value-type="float" office:value="-240" table:style-name="ce36">
            <text:p>-240,00</text:p>
          </table:table-cell>
          <table:table-cell table:number-columns-repeated="2" table:style-name="ce36"/>
          <table:table-cell office:value-type="float" office:value="-2406.59" table:formula="of:=[.H24]+[.F25]+[.G2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232.5" table:style-name="ce36">
            <text:p>-232,50</text:p>
          </table:table-cell>
          <table:table-cell table:number-columns-repeated="2" table:style-name="ce36"/>
          <table:table-cell office:value-type="float" office:value="-2406.59" table:formula="of:=[.H25]+[.F26]+[.G2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04.65" table:style-name="ce36">
            <text:p>-104,65</text:p>
          </table:table-cell>
          <table:table-cell table:number-columns-repeated="2" table:style-name="ce36"/>
          <table:table-cell office:value-type="float" office:value="-2406.59" table:formula="of:=[.H26]+[.F27]+[.G2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85.75" table:style-name="ce36">
            <text:p>-185,75</text:p>
          </table:table-cell>
          <table:table-cell table:number-columns-repeated="2" table:style-name="ce36"/>
          <table:table-cell office:value-type="float" office:value="-2406.59" table:formula="of:=[.H27]+[.F28]+[.G2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68.74" table:style-name="ce36">
            <text:p>-368,74</text:p>
          </table:table-cell>
          <table:table-cell table:number-columns-repeated="2" table:style-name="ce36"/>
          <table:table-cell office:value-type="float" office:value="-2406.59" table:formula="of:=[.H28]+[.F29]+[.G2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27.46" table:style-name="ce36">
            <text:p>-127,46</text:p>
          </table:table-cell>
          <table:table-cell table:number-columns-repeated="2" table:style-name="ce36"/>
          <table:table-cell office:value-type="float" office:value="-2406.59" table:formula="of:=[.H29]+[.F30]+[.G3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ikea<text:s text:c="2"/></text:p>
          </table:table-cell>
          <table:table-cell table:number-columns-repeated="2" table:style-name="ce49"/>
          <table:table-cell office:value-type="float" office:value="-65.97" table:style-name="ce36">
            <text:p>-65,97</text:p>
          </table:table-cell>
          <table:table-cell table:number-columns-repeated="2" table:style-name="ce36"/>
          <table:table-cell office:value-type="float" office:value="-2406.59" table:formula="of:=[.H30]+[.F31]+[.G3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yemek</text:p>
          </table:table-cell>
          <table:table-cell table:number-columns-repeated="2" table:style-name="ce49"/>
          <table:table-cell office:value-type="float" office:value="-204" table:style-name="ce36">
            <text:p>-204,00</text:p>
          </table:table-cell>
          <table:table-cell table:number-columns-repeated="2" table:style-name="ce36"/>
          <table:table-cell office:value-type="float" office:value="-2406.59" table:formula="of:=[.H31]+[.F32]+[.G3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ikea masa 1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number-columns-repeated="2" table:style-name="ce36"/>
          <table:table-cell office:value-type="float" office:value="-2406.59" table:formula="of:=[.H32]+[.F33]+[.G3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koçtaş dolap ½</text:p>
          </table:table-cell>
          <table:table-cell table:number-columns-repeated="2" table:style-name="ce49"/>
          <table:table-cell office:value-type="float" office:value="-754.45" table:style-name="ce36">
            <text:p>-754,45</text:p>
          </table:table-cell>
          <table:table-cell table:number-columns-repeated="2" table:style-name="ce36"/>
          <table:table-cell office:value-type="float" office:value="-2406.59" table:formula="of:=[.H33]+[.F34]+[.G3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37.69999999999999" table:style-name="ce36">
            <text:p>-137,70</text:p>
          </table:table-cell>
          <table:table-cell table:number-columns-repeated="2" table:style-name="ce36"/>
          <table:table-cell office:value-type="float" office:value="-2406.59" table:formula="of:=[.H34]+[.F35]+[.G3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61.91" table:style-name="ce36">
            <text:p>-161,91</text:p>
          </table:table-cell>
          <table:table-cell table:number-columns-repeated="2" table:style-name="ce36"/>
          <table:table-cell office:value-type="float" office:value="-2406.59" table:formula="of:=[.H35]+[.F36]+[.G3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49"/>
          <table:table-cell office:value-type="float" office:value="-697.3" table:style-name="ce36">
            <text:p>-697,30</text:p>
          </table:table-cell>
          <table:table-cell table:number-columns-repeated="2" table:style-name="ce36"/>
          <table:table-cell office:value-type="float" office:value="-2406.59" table:formula="of:=[.H36]+[.F37]+[.G3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buji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2406.59" table:formula="of:=[.H37]+[.F38]+[.G3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rotil</text:p>
          </table:table-cell>
          <table:table-cell table:number-columns-repeated="2" table:style-name="ce49"/>
          <table:table-cell office:value-type="float" office:value="-350" table:style-name="ce36">
            <text:p>-350,00</text:p>
          </table:table-cell>
          <table:table-cell table:number-columns-repeated="2" table:style-name="ce36"/>
          <table:table-cell office:value-type="float" office:value="-2406.59" table:formula="of:=[.H38]+[.F39]+[.G3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hummel ayakkabı 4 adet</text:p>
          </table:table-cell>
          <table:table-cell table:number-columns-repeated="2" table:style-name="ce49"/>
          <table:table-cell office:value-type="float" office:value="-920" table:style-name="ce36">
            <text:p>-920,00</text:p>
          </table:table-cell>
          <table:table-cell table:number-columns-repeated="2" table:style-name="ce36"/>
          <table:table-cell office:value-type="float" office:value="-2406.59" table:formula="of:=[.H39]+[.F40]+[.G4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tavuk dünyası</text:p>
          </table:table-cell>
          <table:table-cell table:number-columns-repeated="2" table:style-name="ce49"/>
          <table:table-cell office:value-type="float" office:value="-392" table:style-name="ce36">
            <text:p>-392,00</text:p>
          </table:table-cell>
          <table:table-cell table:number-columns-repeated="2" table:style-name="ce36"/>
          <table:table-cell office:value-type="float" office:value="-2406.59" table:formula="of:=[.H40]+[.F41]+[.G4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41">
            <text:p>05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98.8" table:style-name="ce36">
            <text:p>-98,80</text:p>
          </table:table-cell>
          <table:table-cell table:number-columns-repeated="2" table:style-name="ce36"/>
          <table:table-cell office:value-type="float" office:value="-2406.59" table:formula="of:=[.H41]+[.F42]+[.G4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39.36" table:style-name="ce36">
            <text:p>-339,36</text:p>
          </table:table-cell>
          <table:table-cell table:number-columns-repeated="2" table:style-name="ce36"/>
          <table:table-cell office:value-type="float" office:value="-2406.59" table:formula="of:=[.H42]+[.F43]+[.G4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koçtaş pervane 1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number-columns-repeated="2" table:style-name="ce36"/>
          <table:table-cell office:value-type="float" office:value="-2406.59" table:formula="of:=[.H43]+[.F44]+[.G4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bolu yemek</text:p>
          </table:table-cell>
          <table:table-cell table:number-columns-repeated="2" table:style-name="ce49"/>
          <table:table-cell office:value-type="float" office:value="-75" table:style-name="ce36">
            <text:p>-75,00</text:p>
          </table:table-cell>
          <table:table-cell table:number-columns-repeated="2" table:style-name="ce36"/>
          <table:table-cell office:value-type="float" office:value="-2406.59" table:formula="of:=[.H44]+[.F45]+[.G4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397.56" table:style-name="ce36">
            <text:p>-397,56</text:p>
          </table:table-cell>
          <table:table-cell table:number-columns-repeated="2" table:style-name="ce36"/>
          <table:table-cell office:value-type="float" office:value="-2406.59" table:formula="of:=[.H45]+[.F46]+[.G4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pirinç</text:p>
          </table:table-cell>
          <table:table-cell table:number-columns-repeated="2" table:style-name="ce49"/>
          <table:table-cell office:value-type="float" office:value="-120" table:style-name="ce36">
            <text:p>-120,00</text:p>
          </table:table-cell>
          <table:table-cell table:number-columns-repeated="2" table:style-name="ce36"/>
          <table:table-cell office:value-type="float" office:value="-2406.59" table:formula="of:=[.H46]+[.F47]+[.G4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osmancık yolcu leblebi pirinç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47]+[.F48]+[.G4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benzin turhal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2406.59" table:formula="of:=[.H48]+[.F49]+[.G4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şenyurt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2406.59" table:formula="of:=[.H49]+[.F50]+[.G5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41">
            <text:p>07.09.2022</text:p>
          </table:table-cell>
          <table:table-cell office:value-type="string" table:style-name="ce49">
            <text:p>toyota şanz yağı 3 lt</text:p>
          </table:table-cell>
          <table:table-cell table:number-columns-repeated="2" table:style-name="ce49"/>
          <table:table-cell office:value-type="float" office:value="-360" table:style-name="ce36">
            <text:p>-360,00</text:p>
          </table:table-cell>
          <table:table-cell table:number-columns-repeated="2" table:style-name="ce36"/>
          <table:table-cell office:value-type="float" office:value="-2406.59" table:formula="of:=[.H50]+[.F51]+[.G5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41">
            <text:p>10.09.2022</text:p>
          </table:table-cell>
          <table:table-cell office:value-type="string" table:style-name="ce49">
            <text:p>alçıpan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2406.59" table:formula="of:=[.H51]+[.F52]+[.G52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 9324,32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9324.32" table:style-name="ce36">
            <text:p>-9.324,32</text:p>
          </table:table-cell>
          <table:table-cell office:value-type="float" office:value="-11730.91" table:formula="of:=[.H52]+[.F53]+[.G53]" table:style-name="ce36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6">
            <text:p>-30.374,00</text:p>
          </table:table-cell>
          <table:table-cell office:value-type="float" office:value="-42104.91" table:formula="of:=[.H53]+[.F54]+[.G54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2104.91" table:formula="of:=[.H54]+[.F55]+[.G55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5]+[.F56]+[.G56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6]+[.F57]+[.G57]" table:style-name="ce36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6"/>
          <table:table-cell office:value-type="float" office:value="-31804.910000000003" table:formula="of:=[.H57]+[.F58]+[.G58]" table:style-name="ce36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6"/>
          <table:table-cell office:value-type="float" office:value="-22804.910000000003" table:formula="of:=[.H58]+[.F59]+[.G59]" table:style-name="ce36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43"/>
          <table:table-cell table:style-name="ce1"/>
          <table:table-cell office:value-type="float" office:value="20700" table:style-name="ce1">
            <text:p>20700</text:p>
          </table:table-cell>
          <table:table-cell table:style-name="ce36"/>
          <table:table-cell office:value-type="float" office:value="-2104.9100000000035" table:formula="of:=[.H59]+[.F60]+[.G60]" table:style-name="ce36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43">
            <text:p>2000</text:p>
          </table:table-cell>
          <table:table-cell table:number-columns-repeated="2" table:style-name="ce1"/>
          <table:table-cell table:style-name="ce36"/>
          <table:table-cell office:value-type="float" office:value="-2104.9100000000035" table:formula="of:=[.H60]+[.F61]+[.G61]" table:style-name="ce36">
            <text:p>-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6">
            <text:p>-2.620,00</text:p>
          </table:table-cell>
          <table:table-cell office:value-type="float" office:value="-4724.9100000000035" table:formula="of:=[.H61]+[.F62]+[.G62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724.9100000000035" table:formula="of:=[.H62]+[.F63]+[.G63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style-name="ce1"/>
          <table:table-cell table:style-name="ce36"/>
          <table:table-cell office:value-type="float" office:value="-4724.9100000000035" table:formula="of:=[.H63]+[.F64]+[.G64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800004222959 /TOKATAMASY/FATURA</text:p>
          </table:table-cell>
          <table:table-cell table:number-columns-repeated="2" table:style-name="ce49"/>
          <table:table-cell table:style-name="ce48"/>
          <table:table-cell table:style-name="ce1"/>
          <table:table-cell office:value-type="float" office:value="-94.5" table:style-name="ce36">
            <text:p>-94,50</text:p>
          </table:table-cell>
          <table:table-cell office:value-type="float" office:value="-4819.4100000000035" table:formula="of:=[.H64]+[.F65]+[.G65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819.4100000000035" table:formula="of:=[.H65]+[.F66]+[.G66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6929.4100000000035" table:formula="of:=[.H66]+[.F67]+[.G67]" table:style-name="ce36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9039.4100000000035" table:formula="of:=[.H67]+[.F68]+[.G68]" table:style-name="ce36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1"/>
          <table:table-cell office:value-type="float" office:value="-2110" table:style-name="ce36">
            <text:p>-2.110,00</text:p>
          </table:table-cell>
          <table:table-cell office:value-type="float" office:value="-11149.410000000003" table:formula="of:=[.H68]+[.F69]+[.G69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11149.410000000003" table:formula="of:=[.H69]+[.F70]+[.G70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51">
            <text:p>₺4.293,65</text:p>
          </table:table-cell>
          <table:table-cell table:style-name="ce43"/>
          <table:table-cell office:value-type="currency" office:value="4293.5" table:style-name="ce51">
            <text:p>₺4.293,50</text:p>
          </table:table-cell>
          <table:table-cell table:style-name="ce36"/>
          <table:table-cell office:value-type="float" office:value="-6855.9100000000035" table:formula="of:=[.H70]+[.F71]+[.G71]" table:style-name="ce36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4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5205.9100000000035" table:formula="of:=[.H71]+[.F72]+[.G72]" table:style-name="ce36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05.9100000000035" table:formula="of:=[.H72]+[.F73]+[.G73]" table:style-name="ce36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4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43"/>
          <table:table-cell table:number-columns-repeated="2" table:style-name="ce1"/>
          <table:table-cell office:value-type="float" office:value="-1205.9100000000035" table:formula="of:=[.H74]+[.F75]+[.G75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6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48">
            <text:p>-12.667,00</text:p>
          </table:table-cell>
          <table:table-cell table:style-name="ce1"/>
          <table:table-cell office:value-type="float" office:value="-10000" table:style-name="ce36">
            <text:p>-10.000,00</text:p>
          </table:table-cell>
          <table:table-cell office:value-type="float" office:value="-11205.910000000003" table:formula="of:=[.H76]+[.F77]+[.G77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7">
            <text:p>Lise Arkası Kira ++++++++++++++++</text:p>
          </table:table-cell>
          <table:table-cell table:style-name="ce137"/>
          <table:table-cell office:value-type="float" office:value="20000" table:style-name="ce138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6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7">
            <text:p>selanik hesabına aktarılan</text:p>
          </table:table-cell>
          <table:table-cell table:style-name="ce137"/>
          <table:table-cell table:style-name="ce138"/>
          <table:table-cell table:number-columns-repeated="2" table:style-name="ce1"/>
          <table:table-cell office:value-type="float" office:value="-23750" table:style-name="ce36">
            <text:p>-23.750,00</text:p>
          </table:table-cell>
          <table:table-cell office:value-type="float" office:value="-11205.910000000003" table:formula="of:=[.H83]+[.F84]+[.G84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36"/>
          <table:table-cell table:number-columns-repeated="2" table:style-name="ce133"/>
          <table:table-cell table:style-name="ce134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8-30T00:00:00" table:style-name="ce136">
            <text:p>30.08.2022</text:p>
          </table:table-cell>
          <table:table-cell office:value-type="string" table:style-name="ce133">
            <text:p>SnyF-Kynkçı Merdal 12/12-2022-23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7-30T00:00:00" table:style-name="ce136">
            <text:p>30.07.2022</text:p>
          </table:table-cell>
          <table:table-cell office:value-type="string" table:style-name="ce133">
            <text:p>SnyF-Kynkçı Merdal 11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6-30T00:00:00" table:style-name="ce136">
            <text:p>30.06.2022</text:p>
          </table:table-cell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16380" table:style-name="ce1"/>
        </table:table-row>
        <table:table-row table:number-rows-repeated="1048487" table:style-name="ro4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45" table:default-cell-style-name="ce1"/>
        <table:table-column table:style-name="co40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101">
            <text:p>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KASI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91.62" table:formula="of:=SUM([.D4:.D52])" table:style-name="ce45">
            <text:p>179.191,62</text:p>
          </table:table-cell>
          <table:table-cell office:value-type="float" office:value="-14175.82" table:formula="of:=SUM([.E4:.E73])" table:style-name="ce45">
            <text:p>-14.175,82</text:p>
          </table:table-cell>
          <table:table-cell office:value-type="float" office:value="178439.6" table:formula="of:=SUM([.F4:.F71])" table:style-name="ce45">
            <text:p>178.439,60</text:p>
          </table:table-cell>
          <table:table-cell office:value-type="float" office:value="-18452.8" table:formula="of:=SUM([.G4:.G71])" table:style-name="ce45">
            <text:p>-18.452,80</text:p>
          </table:table-cell>
          <table:table-cell office:value-type="float" office:value="159986.80000000002" table:formula="of:=[.F2]+[.G2]" table:style-name="ce4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style-name="ce1"/>
          <table:table-cell table:number-columns-repeated="4" table:style-name="ce5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1"/>
          <table:table-cell table:style-name="ce56"/>
          <table:table-cell table:style-name="ce5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51">
            <text:p>₺1.221,41</text:p>
          </table:table-cell>
          <table:table-cell table:style-name="ce51"/>
          <table:table-cell office:value-type="currency" office:value="1220" table:style-name="ce51">
            <text:p>₺1.220,00</text:p>
          </table:table-cell>
          <table:table-cell table:style-name="ce51"/>
          <table:table-cell office:value-type="float" office:value="1220" table:formula="of:=[.H4]+[.F5]+[.G5]" table:style-name="ce36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51">
            <text:p>₺98,90</text:p>
          </table:table-cell>
          <table:table-cell table:style-name="ce51"/>
          <table:table-cell office:value-type="currency" office:value="98" table:style-name="ce51">
            <text:p>₺98,00</text:p>
          </table:table-cell>
          <table:table-cell table:style-name="ce51"/>
          <table:table-cell office:value-type="float" office:value="1318" table:formula="of:=[.H5]+[.F6]+[.G6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51"/>
          <table:table-cell office:value-type="float" office:value="1318" table:formula="of:=[.H6]+[.F7]+[.G7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51">
            <text:p>₺1.182,16</text:p>
          </table:table-cell>
          <table:table-cell table:style-name="ce51"/>
          <table:table-cell office:value-type="currency" office:value="1182.1500000000001" table:style-name="ce51">
            <text:p>₺1.182,15</text:p>
          </table:table-cell>
          <table:table-cell table:style-name="ce51"/>
          <table:table-cell office:value-type="float" office:value="2500.15" table:formula="of:=[.H7]+[.F8]+[.G8]" table:style-name="ce36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51">
            <text:p>₺289,70</text:p>
          </table:table-cell>
          <table:table-cell table:style-name="ce51"/>
          <table:table-cell office:value-type="currency" office:value="290" table:style-name="ce51">
            <text:p>₺290,00</text:p>
          </table:table-cell>
          <table:table-cell table:style-name="ce51"/>
          <table:table-cell office:value-type="float" office:value="2790.15" table:formula="of:=[.H8]+[.F9]+[.G9]" table:style-name="ce36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51">
            <text:p>₺200,00</text:p>
          </table:table-cell>
          <table:table-cell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2990.15" table:formula="of:=[.H9]+[.F10]+[.G10]" table:style-name="ce36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51">
            <text:p>₺49,95</text:p>
          </table:table-cell>
          <table:table-cell table:style-name="ce51"/>
          <table:table-cell office:value-type="currency" office:value="49.95" table:style-name="ce51">
            <text:p>₺49,95</text:p>
          </table:table-cell>
          <table:table-cell table:style-name="ce51"/>
          <table:table-cell office:value-type="float" office:value="3040.1" table:formula="of:=[.H10]+[.F11]+[.G11]" table:style-name="ce36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9522138254 /CK ÇEPESAŞ/FATURA</text:p>
          </table:table-cell>
          <table:table-cell table:style-name="ce49"/>
          <table:table-cell table:style-name="ce139"/>
          <table:table-cell office:value-type="currency" office:value="-1500" table:style-name="ce51">
            <text:p>-₺1.500,00</text:p>
          </table:table-cell>
          <table:table-cell table:style-name="ce51"/>
          <table:table-cell office:value-type="currency" office:value="-2334" table:style-name="ce51">
            <text:p>-₺2.334,00</text:p>
          </table:table-cell>
          <table:table-cell office:value-type="float" office:value="706.09999999999991" table:formula="of:=[.H11]+[.F12]+[.G12]" table:style-name="ce36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906.09999999999991" table:formula="of:=[.H12]+[.F13]+[.G13]" table:style-name="ce36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906.09999999999991" table:formula="of:=[.H13]+[.F14]+[.G14]" table:style-name="ce36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5847500300 /CK ÇEPESAŞ/FATURA</text:p>
          </table:table-cell>
          <table:table-cell table:style-name="ce47"/>
          <table:table-cell table:style-name="ce139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255" table:style-name="ce51">
            <text:p>-₺255,00</text:p>
          </table:table-cell>
          <table:table-cell office:value-type="float" office:value="651.09999999999991" table:formula="of:=[.H14]+[.F15]+[.G15]" table:style-name="ce36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8222520300 /CK ÇEPESAŞ/FATURA</text:p>
          </table:table-cell>
          <table:table-cell table:style-name="ce47"/>
          <table:table-cell table:style-name="ce139"/>
          <table:table-cell office:value-type="currency" office:value="-400" table:style-name="ce51">
            <text:p>-₺400,00</text:p>
          </table:table-cell>
          <table:table-cell table:style-name="ce51"/>
          <table:table-cell office:value-type="currency" office:value="-536" table:style-name="ce51">
            <text:p>-₺536,00</text:p>
          </table:table-cell>
          <table:table-cell office:value-type="float" office:value="115.09999999999991" table:formula="of:=[.H15]+[.F16]+[.G16]" table:style-name="ce36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7"/>
          <table:table-cell table:style-name="ce139"/>
          <table:table-cell table:style-name="ce56"/>
          <table:table-cell table:number-columns-repeated="2" table:style-name="ce51"/>
          <table:table-cell office:value-type="float" office:value="115.09999999999991" table:formula="of:=[.H16]+[.F17]+[.G17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47">
            <text:p>pervin dil kursu havale</text:p>
          </table:table-cell>
          <table:table-cell table:style-name="ce47"/>
          <table:table-cell table:style-name="ce139"/>
          <table:table-cell table:style-name="ce56"/>
          <table:table-cell table:style-name="ce51"/>
          <table:table-cell office:value-type="currency" office:value="-1250" table:style-name="ce51">
            <text:p>-₺1.250,00</text:p>
          </table:table-cell>
          <table:table-cell office:value-type="float" office:value="-1134.9000000000001" table:formula="of:=[.H17]+[.F18]+[.G18]" table:style-name="ce36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pervinden gelen</text:p>
          </table:table-cell>
          <table:table-cell table:style-name="ce49"/>
          <table:table-cell table:style-name="ce139"/>
          <table:table-cell table:style-name="ce56"/>
          <table:table-cell office:value-type="currency" office:value="1250" table:style-name="ce140">
            <text:p>₺1.250,00</text:p>
          </table:table-cell>
          <table:table-cell table:style-name="ce51"/>
          <table:table-cell office:value-type="float" office:value="115.09999999999991" table:formula="of:=[.H18]+[.F19]+[.G19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Adem Özen Kira Ödemesi 6/12</text:p>
          </table:table-cell>
          <table:table-cell table:style-name="ce47"/>
          <table:table-cell table:style-name="ce139"/>
          <table:table-cell office:value-type="currency" office:value="-4300" table:style-name="ce51">
            <text:p>-₺4.300,00</text:p>
          </table:table-cell>
          <table:table-cell table:style-name="ce56"/>
          <table:table-cell office:value-type="currency" office:value="-4150" table:style-name="ce51">
            <text:p>-₺4.150,00</text:p>
          </table:table-cell>
          <table:table-cell office:value-type="float" office:value="-4034.9" table:formula="of:=[.H19]+[.F20]+[.G20]" table:style-name="ce36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MarRyl Aidat 6/12</text:p>
          </table:table-cell>
          <table:table-cell table:style-name="ce47"/>
          <table:table-cell table:style-name="ce139"/>
          <table:table-cell office:value-type="currency" office:value="-496.5" table:style-name="ce51">
            <text:p>-₺496,50</text:p>
          </table:table-cell>
          <table:table-cell table:style-name="ce56"/>
          <table:table-cell office:value-type="currency" office:value="-496.5" table:style-name="ce51">
            <text:p>-₺496,50</text:p>
          </table:table-cell>
          <table:table-cell office:value-type="float" office:value="-4531.3999999999996" table:formula="of:=[.H20]+[.F21]+[.G21]" table:style-name="ce36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style-name="ce56"/>
          <table:table-cell table:number-columns-repeated="2" table:style-name="ce51"/>
          <table:table-cell office:value-type="float" office:value="-4531.3999999999996" table:formula="of:=[.H21]+[.F22]+[.G22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41">
            <text:p>26.09.2022</text:p>
          </table:table-cell>
          <table:table-cell office:value-type="string" table:style-name="ce49">
            <text:p>Mtv 3/3</text:p>
          </table:table-cell>
          <table:table-cell table:style-name="ce49"/>
          <table:table-cell table:style-name="ce139"/>
          <table:table-cell office:value-type="currency" office:value="-112.67" table:style-name="ce51">
            <text:p>-₺112,67</text:p>
          </table:table-cell>
          <table:table-cell table:number-columns-repeated="2" table:style-name="ce51"/>
          <table:table-cell office:value-type="float" office:value="-4531.3999999999996" table:formula="of:=[.H22]+[.F23]+[.G23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koçtaş dolap 2/2</text:p>
          </table:table-cell>
          <table:table-cell table:style-name="ce49"/>
          <table:table-cell table:style-name="ce139"/>
          <table:table-cell office:value-type="currency" office:value="-754.45" table:style-name="ce51">
            <text:p>-₺754,45</text:p>
          </table:table-cell>
          <table:table-cell table:number-columns-repeated="2" table:style-name="ce51"/>
          <table:table-cell office:value-type="float" office:value="-4531.3999999999996" table:formula="of:=[.H23]+[.F24]+[.G24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ikea masa 2/6</text:p>
          </table:table-cell>
          <table:table-cell table:style-name="ce49"/>
          <table:table-cell table:style-name="ce139"/>
          <table:table-cell office:value-type="currency" office:value="-208.17" table:style-name="ce51">
            <text:p>-₺208,17</text:p>
          </table:table-cell>
          <table:table-cell table:number-columns-repeated="2" table:style-name="ce51"/>
          <table:table-cell office:value-type="float" office:value="-4531.3999999999996" table:formula="of:=[.H24]+[.F25]+[.G25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41">
            <text:p>06.10.2022</text:p>
          </table:table-cell>
          <table:table-cell office:value-type="string" table:style-name="ce49">
            <text:p>koçtaş pervane 2/6</text:p>
          </table:table-cell>
          <table:table-cell table:style-name="ce49"/>
          <table:table-cell table:style-name="ce139"/>
          <table:table-cell office:value-type="currency" office:value="-151.65" table:style-name="ce51">
            <text:p>-₺151,65</text:p>
          </table:table-cell>
          <table:table-cell table:number-columns-repeated="2" table:style-name="ce51"/>
          <table:table-cell office:value-type="float" office:value="-4531.3999999999996" table:formula="of:=[.H25]+[.F26]+[.G26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4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51"/>
          <table:table-cell office:value-type="currency" office:value="-721.38" table:style-name="ce51">
            <text:p>-₺721,38</text:p>
          </table:table-cell>
          <table:table-cell table:number-columns-repeated="2" table:style-name="ce51"/>
          <table:table-cell office:value-type="float" office:value="-4531.3999999999996" table:formula="of:=[.H26]+[.F27]+[.G27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41">
            <text:p>16.10.2022</text:p>
          </table:table-cell>
          <table:table-cell office:value-type="string" table:style-name="ce49">
            <text:p>audi benzin sivas havaalanı</text:p>
          </table:table-cell>
          <table:table-cell table:style-name="ce49"/>
          <table:table-cell table:style-name="ce139"/>
          <table:table-cell office:value-type="currency" office:value="-500" table:style-name="ce51">
            <text:p>-₺500,00</text:p>
          </table:table-cell>
          <table:table-cell table:number-columns-repeated="2" table:style-name="ce51"/>
          <table:table-cell office:value-type="float" office:value="-4531.3999999999996" table:formula="of:=[.H27]+[.F28]+[.G28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41">
            <text:p>23.10.2022</text:p>
          </table:table-cell>
          <table:table-cell office:value-type="string" table:style-name="ce49">
            <text:p>vodafon</text:p>
          </table:table-cell>
          <table:table-cell table:style-name="ce49"/>
          <table:table-cell table:style-name="ce139"/>
          <table:table-cell office:value-type="currency" office:value="-80" table:style-name="ce51">
            <text:p>-₺80,00</text:p>
          </table:table-cell>
          <table:table-cell table:number-columns-repeated="2" table:style-name="ce51"/>
          <table:table-cell office:value-type="float" office:value="-4531.3999999999996" table:formula="of:=[.H28]+[.F29]+[.G29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41">
            <text:p>04.11.2022</text:p>
          </table:table-cell>
          <table:table-cell office:value-type="string" table:style-name="ce49">
            <text:p>4876 KK<text:s/><text:span text:style-name="T3">-2.528,32</text:span></text:p>
          </table:table-cell>
          <table:table-cell table:style-name="ce49"/>
          <table:table-cell table:style-name="ce139"/>
          <table:table-cell table:style-name="ce56"/>
          <table:table-cell table:style-name="ce51"/>
          <table:table-cell office:value-type="currency" office:value="-2528.3000000000002" table:style-name="ce51">
            <text:p>-₺2.528,30</text:p>
          </table:table-cell>
          <table:table-cell office:value-type="float" office:value="-7059.7" table:formula="of:=[.H29]+[.F30]+[.G30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style-name="ce56"/>
          <table:table-cell table:number-columns-repeated="2" table:style-name="ce51"/>
          <table:table-cell office:value-type="float" office:value="-7059.7" table:formula="of:=[.H30]+[.F31]+[.G31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4 /TOKATAMASY/FATURA</text:p>
          </table:table-cell>
          <table:table-cell table:style-name="ce49"/>
          <table:table-cell table:style-name="ce139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569" table:style-name="ce51">
            <text:p>-₺569,00</text:p>
          </table:table-cell>
          <table:table-cell office:value-type="float" office:value="-7628.7" table:formula="of:=[.H31]+[.F32]+[.G32]" table:style-name="ce36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9 /TOKATAMASY/FATURA</text:p>
          </table:table-cell>
          <table:table-cell table:style-name="ce49"/>
          <table:table-cell table:style-name="ce139"/>
          <table:table-cell office:value-type="currency" office:value="-51" table:style-name="ce51">
            <text:p>-₺51,00</text:p>
          </table:table-cell>
          <table:table-cell table:style-name="ce51"/>
          <table:table-cell office:value-type="currency" office:value="-51" table:style-name="ce51">
            <text:p>-₺51,00</text:p>
          </table:table-cell>
          <table:table-cell office:value-type="float" office:value="-7679.7" table:formula="of:=[.H32]+[.F33]+[.G33]" table:style-name="ce36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number-columns-repeated="3" table:style-name="ce51"/>
          <table:table-cell office:value-type="float" office:value="-7679.7" table:formula="of:=[.H33]+[.F34]+[.G34]" table:style-name="ce36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41">
            <text:p>25.11.2022</text:p>
          </table:table-cell>
          <table:table-cell office:value-type="string" table:style-name="ce69">
            <text:p>erenler gıda pide mlzm 11- nkt 1</text:p>
          </table:table-cell>
          <table:table-cell table:style-name="ce49"/>
          <table:table-cell table:style-name="ce139"/>
          <table:table-cell table:number-columns-repeated="2" table:style-name="ce51"/>
          <table:table-cell office:value-type="currency" office:value="-175" table:style-name="ce51">
            <text:p>-₺175,00</text:p>
          </table:table-cell>
          <table:table-cell office:value-type="float" office:value="-7854.7" table:formula="of:=[.H34]+[.F35]+[.G35]" table:style-name="ce36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41">
            <text:p>26.11.2022</text:p>
          </table:table-cell>
          <table:table-cell office:value-type="string" table:style-name="ce69">
            <text:p>erenler gıda pide mlzm 11- nkt 2</text:p>
          </table:table-cell>
          <table:table-cell table:style-name="ce49"/>
          <table:table-cell table:style-name="ce139"/>
          <table:table-cell table:number-columns-repeated="2" table:style-name="ce51"/>
          <table:table-cell office:value-type="currency" office:value="-204" table:style-name="ce51">
            <text:p>-₺204,00</text:p>
          </table:table-cell>
          <table:table-cell office:value-type="float" office:value="-8058.7" table:formula="of:=[.H35]+[.F36]+[.G36]" table:style-name="ce36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69">
            <text:p>erenler gıda pide mlzm 11- nkt 3</text:p>
          </table:table-cell>
          <table:table-cell table:style-name="ce49"/>
          <table:table-cell table:style-name="ce139"/>
          <table:table-cell table:number-columns-repeated="2" table:style-name="ce51"/>
          <table:table-cell office:value-type="currency" office:value="-182" table:style-name="ce51">
            <text:p>-₺182,00</text:p>
          </table:table-cell>
          <table:table-cell office:value-type="float" office:value="-8240.7000000000007" table:formula="of:=[.H36]+[.F37]+[.G37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style-name="ce56"/>
          <table:table-cell table:number-columns-repeated="2" table:style-name="ce51"/>
          <table:table-cell office:value-type="float" office:value="-8240.7000000000007" table:formula="of:=[.H37]+[.F38]+[.G38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0351.700000000001" table:formula="of:=[.H38]+[.F39]+[.G39]" table:style-name="ce36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2462.7" table:formula="of:=[.H39]+[.F40]+[.G40]" table:style-name="ce36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1500" table:style-name="ce51">
            <text:p>-₺1.500,00</text:p>
          </table:table-cell>
          <table:table-cell office:value-type="float" office:value="-13962.7" table:formula="of:=[.H40]+[.F41]+[.G41]" table:style-name="ce36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-13962.7" table:formula="of:=[.H41]+[.F42]+[.G42]" table:style-name="ce36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float" office:value="-9663.2000000000007" table:formula="of:=[.H42]+[.F43]+[.G43]" table:style-name="ce36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51"/>
          <table:table-cell office:value-type="currency" office:value="1650" table:style-name="ce51">
            <text:p>₺1.650,00</text:p>
          </table:table-cell>
          <table:table-cell table:style-name="ce51"/>
          <table:table-cell office:value-type="float" office:value="-8013.2000000000007" table:formula="of:=[.H43]+[.F44]+[.G44]" table:style-name="ce36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51"/>
          <table:table-cell office:value-type="currency" office:value="3000" table:style-name="ce51">
            <text:p>₺3.000,00</text:p>
          </table:table-cell>
          <table:table-cell table:style-name="ce51"/>
          <table:table-cell office:value-type="float" office:value="-5013.2000000000007" table:formula="of:=[.H44]+[.F45]+[.G45]" table:style-name="ce36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51"/>
          <table:table-cell office:value-type="currency" office:value="1000" table:style-name="ce51">
            <text:p>₺1.000,00</text:p>
          </table:table-cell>
          <table:table-cell table:style-name="ce51"/>
          <table:table-cell office:value-type="float" office:value="-4013.2000000000007" table:formula="of:=[.H45]+[.F46]+[.G46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51"/>
          <table:table-cell office:value-type="float" office:value="-4013.2000000000007" table:formula="of:=[.H46]+[.F47]+[.G47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51">
            <text:p>₺82.000,00</text:p>
          </table:table-cell>
          <table:table-cell table:style-name="ce51"/>
          <table:table-cell office:value-type="currency" office:value="80000" table:style-name="ce51">
            <text:p>₺80.000,00</text:p>
          </table:table-cell>
          <table:table-cell table:style-name="ce51"/>
          <table:table-cell office:value-type="float" office:value="75986.8" table:formula="of:=[.H47]+[.F48]+[.G48]" table:style-name="ce36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51"/>
          <table:table-cell office:value-type="float" office:value="75986.8" table:formula="of:=[.H48]+[.F49]+[.G49]" table:style-name="ce36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4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float" office:value="159986.79999999999" table:formula="of:=[.H49]+[.F50]+[.G50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159986.79999999999" table:formula="of:=[.H51]+[.F52]+[.G52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6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41">
            <text:p>snyA Ayhan Tüfek 42000-40000</text:p>
          </table:table-cell>
          <table:table-cell table:style-name="ce141"/>
          <table:table-cell office:value-type="currency" office:value="2000" table:style-name="ce142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41">
            <text:p>05.10.2022</text:p>
          </table:table-cell>
          <table:table-cell office:value-type="string" table:style-name="ce141">
            <text:p>Cihan Elektrik Teminat 1200 – 1/6</text:p>
          </table:table-cell>
          <table:table-cell table:style-name="ce141"/>
          <table:table-cell office:value-type="currency" office:value="200" table:style-name="ce142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08-30T00:00:00" table:style-name="ce136">
            <text:p>30.08.2022</text:p>
          </table:table-cell>
          <table:table-cell office:value-type="string" table:style-name="ce133">
            <text:p>SnyF-Kynkçı Merdal 12/12-2022-23</text:p>
          </table:table-cell>
          <table:table-cell table:style-name="ce133"/>
          <table:table-cell table:style-name="ce143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36">
            <text:p>30.07.2022</text:p>
          </table:table-cell>
          <table:table-cell office:value-type="string" table:style-name="ce133">
            <text:p>SnyF-Kynkçı Merdal 11/12-2022</text:p>
          </table:table-cell>
          <table:table-cell table:style-name="ce133"/>
          <table:table-cell table:style-name="ce143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36">
            <text:p>30.06.2022</text:p>
          </table:table-cell>
          <table:table-cell office:value-type="string" table:style-name="ce133">
            <text:p>SnyF-Kynkçı Merdal 10/12-2022</text:p>
          </table:table-cell>
          <table:table-cell table:style-name="ce133"/>
          <table:table-cell table:style-name="ce143"/>
          <table:table-cell table:number-columns-repeated="16380" table:style-name="ce1"/>
        </table:table-row>
        <table:table-row table:number-rows-repeated="1048515" table:style-name="ro4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45" table:default-cell-style-name="ce1"/>
        <table:table-column table:style-name="co44" table:default-cell-style-name="ce1"/>
        <table:table-column table:style-name="co13" table:number-columns-repeated="3" table:default-cell-style-name="ce1"/>
        <table:table-column table:style-name="co13" table:default-cell-style-name="ce22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144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RALI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475.960000000001" table:formula="of:=SUM([.D11:.D62])" table:style-name="ce45">
            <text:p>15.475,96</text:p>
          </table:table-cell>
          <table:table-cell office:value-type="float" office:value="-16961.339999999997" table:formula="of:=SUM([.E11:.E94])" table:style-name="ce45">
            <text:p>-16.961,34</text:p>
          </table:table-cell>
          <table:table-cell office:value-type="float" office:value="22052.39" table:formula="of:=SUM([.F11:.F92])" table:style-name="ce45">
            <text:p>22.052,39</text:p>
          </table:table-cell>
          <table:table-cell office:value-type="float" office:value="-21692.25" table:formula="of:=SUM([.G11:.G92])" table:style-name="ce145">
            <text:p>-21.692,25</text:p>
          </table:table-cell>
          <table:table-cell office:value-type="float" office:value="360.13999999999942" table:formula="of:=[.F2]+[.G2]" table:style-name="ce4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office:value-type="float" office:value="680" table:formula="of:=[.H3]+[.F11]+[.G11]" table:style-name="ce36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214" table:style-name="ce22">
            <text:p>-214,00</text:p>
          </table:table-cell>
          <table:table-cell office:value-type="float" office:value="466" table:formula="of:=[.H4]+[.F5]+[.G5]" table:style-name="ce36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91" table:style-name="ce22">
            <text:p>-491,00</text:p>
          </table:table-cell>
          <table:table-cell office:value-type="float" office:value="-25" table:formula="of:=[.H5]+[.F6]+[.G6]" table:style-name="ce36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36"/>
          <table:table-cell table:style-name="ce1"/>
          <table:table-cell table:style-name="ce22"/>
          <table:table-cell office:value-type="float" office:value="-25" table:formula="of:=[.H6]+[.F7]+[.G7]" table:style-name="ce36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Adem Özen Kira Ödemesi 7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22">
            <text:p>-4.300,00</text:p>
          </table:table-cell>
          <table:table-cell office:value-type="float" office:value="-4325" table:formula="of:=[.H7]+[.F8]+[.G8]" table:style-name="ce36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MarRyl Aidat 7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1"/>
          <table:table-cell office:value-type="float" office:value="-496.5" table:style-name="ce22">
            <text:p>-496,50</text:p>
          </table:table-cell>
          <table:table-cell office:value-type="float" office:value="-4821.5" table:formula="of:=[.H8]+[.F9]+[.G9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office:value-type="float" office:value="-4821.5" table:formula="of:=[.H9]+[.F10]+[.G10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6">
            <text:p>680,00</text:p>
          </table:table-cell>
          <table:table-cell table:style-name="ce22"/>
          <table:table-cell office:value-type="float" office:value="-4141.5" table:formula="of:=[.H10]+[.F11]+[.G11]" table:style-name="ce36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6"/>
          <table:table-cell office:value-type="float" office:value="1400" table:style-name="ce36">
            <text:p>1.400,00</text:p>
          </table:table-cell>
          <table:table-cell table:style-name="ce22"/>
          <table:table-cell office:value-type="float" office:value="-2741.5" table:formula="of:=[.H11]+[.F12]+[.G12]" table:style-name="ce36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6"/>
          <table:table-cell office:value-type="float" office:value="295" table:style-name="ce36">
            <text:p>295,00</text:p>
          </table:table-cell>
          <table:table-cell table:style-name="ce22"/>
          <table:table-cell office:value-type="float" office:value="-2446.5" table:formula="of:=[.H12]+[.F13]+[.G13]" table:style-name="ce36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6"/>
          <table:table-cell office:value-type="float" office:value="100" table:style-name="ce72">
            <text:p>100,00</text:p>
          </table:table-cell>
          <table:table-cell table:style-name="ce22"/>
          <table:table-cell office:value-type="float" office:value="-2346.5" table:formula="of:=[.H13]+[.F14]+[.G14]" table:style-name="ce36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6"/>
          <table:table-cell office:value-type="float" office:value="1680" table:style-name="ce36">
            <text:p>1.680,00</text:p>
          </table:table-cell>
          <table:table-cell table:style-name="ce22"/>
          <table:table-cell office:value-type="float" office:value="-666.5" table:formula="of:=[.H14]+[.F15]+[.G15]" table:style-name="ce36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6">
            <text:p>1.080,00</text:p>
          </table:table-cell>
          <table:table-cell table:style-name="ce22"/>
          <table:table-cell office:value-type="float" office:value="413.5" table:formula="of:=[.H15]+[.F16]+[.G16]" table:style-name="ce36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 Elektrik Teminat 1200 – 4/6</text:p>
          </table:table-cell>
          <table:table-cell table:style-name="ce49"/>
          <table:table-cell office:value-type="float" office:value="200" table:style-name="ce49">
            <text:p>2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22"/>
          <table:table-cell office:value-type="float" office:value="613.5" table:formula="of:=[.H16]+[.F17]+[.G17]" table:style-name="ce36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acı Elektrik</text:p>
          </table:table-cell>
          <table:table-cell table:style-name="ce49"/>
          <table:table-cell office:value-type="float" office:value="217.89" table:style-name="ce49">
            <text:p>217,89</text:p>
          </table:table-cell>
          <table:table-cell table:style-name="ce36"/>
          <table:table-cell office:value-type="float" office:value="217.89" table:style-name="ce36">
            <text:p>217,89</text:p>
          </table:table-cell>
          <table:table-cell table:style-name="ce22"/>
          <table:table-cell office:value-type="float" office:value="831.39" table:formula="of:=[.H17]+[.F18]+[.G18]" table:style-name="ce36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4516" table:style-name="ce36">
            <text:p>-4.516,00</text:p>
          </table:table-cell>
          <table:table-cell table:style-name="ce36"/>
          <table:table-cell office:value-type="float" office:value="-4516" table:style-name="ce22">
            <text:p>-4.516,00</text:p>
          </table:table-cell>
          <table:table-cell office:value-type="float" office:value="-3684.61" table:formula="of:=[.H18]+[.F19]+[.G19]" table:style-name="ce36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3684.61" table:formula="of:=[.H19]+[.F20]+[.G20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3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style-name="ce36"/>
          <table:table-cell table:style-name="ce22"/>
          <table:table-cell office:value-type="float" office:value="-3684.61" table:formula="of:=[.H20]+[.F21]+[.G21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3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style-name="ce36"/>
          <table:table-cell table:style-name="ce22"/>
          <table:table-cell office:value-type="float" office:value="-3684.61" table:formula="of:=[.H21]+[.F22]+[.G22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4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6">
            <text:p>-40,00</text:p>
          </table:table-cell>
          <table:table-cell table:style-name="ce36"/>
          <table:table-cell table:style-name="ce22"/>
          <table:table-cell office:value-type="float" office:value="-3684.61" table:formula="of:=[.H22]+[.F23]+[.G23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69">
            <text:p>erenler gıda pide mlzm 11- işkk 1</text:p>
          </table:table-cell>
          <table:table-cell table:number-columns-repeated="2" table:style-name="ce49"/>
          <table:table-cell office:value-type="float" office:value="-173.67" table:style-name="ce36">
            <text:p>-173,67</text:p>
          </table:table-cell>
          <table:table-cell table:style-name="ce36"/>
          <table:table-cell table:style-name="ce22"/>
          <table:table-cell office:value-type="float" office:value="-3684.61" table:formula="of:=[.H23]+[.F24]+[.G24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41">
            <text:p>05.11.2022</text:p>
          </table:table-cell>
          <table:table-cell office:value-type="string" table:style-name="ce49">
            <text:p>mersin rav4 gaz</text:p>
          </table:table-cell>
          <table:table-cell table:number-columns-repeated="2" table:style-name="ce49"/>
          <table:table-cell office:value-type="float" office:value="-398.07" table:style-name="ce36">
            <text:p>-398,07</text:p>
          </table:table-cell>
          <table:table-cell table:style-name="ce36"/>
          <table:table-cell table:style-name="ce22"/>
          <table:table-cell office:value-type="float" office:value="-3684.61" table:formula="of:=[.H24]+[.F25]+[.G25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49"/>
          <table:table-cell office:value-type="float" office:value="-1111.1099999999999" table:style-name="ce36">
            <text:p>-1.111,11</text:p>
          </table:table-cell>
          <table:table-cell table:style-name="ce36"/>
          <table:table-cell table:style-name="ce22"/>
          <table:table-cell office:value-type="float" office:value="-3684.61" table:formula="of:=[.H25]+[.F26]+[.G26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4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49"/>
          <table:table-cell table:style-name="ce36"/>
          <table:table-cell office:value-type="float" office:value="1150" table:style-name="ce73">
            <text:p>1.150,00</text:p>
          </table:table-cell>
          <table:table-cell table:style-name="ce22"/>
          <table:table-cell office:value-type="float" office:value="-2534.61" table:formula="of:=[.H26]+[.F27]+[.G2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lc kot – elçilik vatandaşlık</text:p>
          </table:table-cell>
          <table:table-cell table:number-columns-repeated="2" table:style-name="ce49"/>
          <table:table-cell office:value-type="float" office:value="-279.99" table:style-name="ce36">
            <text:p>-279,99</text:p>
          </table:table-cell>
          <table:table-cell table:style-name="ce36"/>
          <table:table-cell table:style-name="ce22"/>
          <table:table-cell office:value-type="float" office:value="-2534.61" table:formula="of:=[.H27]+[.F28]+[.G28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hd isk</text:p>
          </table:table-cell>
          <table:table-cell table:number-columns-repeated="2" table:style-name="ce49"/>
          <table:table-cell office:value-type="float" office:value="-89" table:style-name="ce36">
            <text:p>-89,00</text:p>
          </table:table-cell>
          <table:table-cell table:style-name="ce36"/>
          <table:table-cell table:style-name="ce22"/>
          <table:table-cell office:value-type="float" office:value="-2534.61" table:formula="of:=[.H28]+[.F29]+[.G29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oçtaş 60*60 led</text:p>
          </table:table-cell>
          <table:table-cell table:number-columns-repeated="2" table:style-name="ce49"/>
          <table:table-cell office:value-type="float" office:value="-189.9" table:style-name="ce36">
            <text:p>-189,90</text:p>
          </table:table-cell>
          <table:table-cell table:style-name="ce36"/>
          <table:table-cell table:style-name="ce22"/>
          <table:table-cell office:value-type="float" office:value="-2534.61" table:formula="of:=[.H29]+[.F30]+[.G30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146.5" table:style-name="ce36">
            <text:p>-2.146,50</text:p>
          </table:table-cell>
          <table:table-cell table:style-name="ce36"/>
          <table:table-cell table:style-name="ce22"/>
          <table:table-cell office:value-type="float" office:value="-2534.61" table:formula="of:=[.H30]+[.F31]+[.G31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75" table:style-name="ce36">
            <text:p>-275,00</text:p>
          </table:table-cell>
          <table:table-cell table:style-name="ce36"/>
          <table:table-cell table:style-name="ce22"/>
          <table:table-cell office:value-type="float" office:value="-2534.61" table:formula="of:=[.H31]+[.F32]+[.G32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41">
            <text:p>12.11.2022</text:p>
          </table:table-cell>
          <table:table-cell office:value-type="string" table:style-name="ce69">
            <text:p>erenler gıda pide mlzm 11- işkk2</text:p>
          </table:table-cell>
          <table:table-cell table:number-columns-repeated="2" table:style-name="ce49"/>
          <table:table-cell office:value-type="float" office:value="-189.66" table:style-name="ce36">
            <text:p>-189,66</text:p>
          </table:table-cell>
          <table:table-cell table:style-name="ce36"/>
          <table:table-cell table:style-name="ce22"/>
          <table:table-cell office:value-type="float" office:value="-2534.61" table:formula="of:=[.H32]+[.F33]+[.G33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41">
            <text:p>14.11.2022</text:p>
          </table:table-cell>
          <table:table-cell office:value-type="string" table:style-name="ce49">
            <text:p>snyB alçıpan</text:p>
          </table:table-cell>
          <table:table-cell table:number-columns-repeated="2" table:style-name="ce49"/>
          <table:table-cell office:value-type="float" office:value="-1720" table:style-name="ce36">
            <text:p>-1.720,00</text:p>
          </table:table-cell>
          <table:table-cell table:style-name="ce36"/>
          <table:table-cell table:style-name="ce22"/>
          <table:table-cell office:value-type="float" office:value="-2534.61" table:formula="of:=[.H33]+[.F34]+[.G34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41">
            <text:p>17.11.2022</text:p>
          </table:table-cell>
          <table:table-cell office:value-type="string" table:style-name="ce69">
            <text:p>erenler gıda pide mlzm 11- işkk3</text:p>
          </table:table-cell>
          <table:table-cell table:number-columns-repeated="2" table:style-name="ce49"/>
          <table:table-cell office:value-type="float" office:value="-204.04" table:formula="of:=-204.04" table:style-name="ce36">
            <text:p>-204,04</text:p>
          </table:table-cell>
          <table:table-cell table:style-name="ce36"/>
          <table:table-cell table:style-name="ce22"/>
          <table:table-cell office:value-type="float" office:value="-2534.61" table:formula="of:=[.H34]+[.F35]+[.G35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style-name="ce36"/>
          <table:table-cell table:style-name="ce22"/>
          <table:table-cell office:value-type="float" office:value="-2534.61" table:formula="of:=[.H35]+[.F36]+[.G36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1/3</text:p>
          </table:table-cell>
          <table:table-cell table:number-columns-repeated="2" table:style-name="ce49"/>
          <table:table-cell office:value-type="float" office:value="-678.58" table:style-name="ce36">
            <text:p>-678,58</text:p>
          </table:table-cell>
          <table:table-cell table:style-name="ce36"/>
          <table:table-cell table:style-name="ce22"/>
          <table:table-cell office:value-type="float" office:value="-2534.61" table:formula="of:=[.H36]+[.F37]+[.G3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4876 KK <text:s text:c="22"/>7945,34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7945.34" table:style-name="ce22">
            <text:p>-7.945,34</text:p>
          </table:table-cell>
          <table:table-cell office:value-type="float" office:value="-10479.950000000001" table:formula="of:=[.H37]+[.F38]+[.G38]" table:style-name="ce36">
            <text:p>-10.479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10479.950000000001" table:formula="of:=[.H38]+[.F39]+[.G39]" table:style-name="ce36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49">
            <text:p>pervine iş ten haval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000" table:style-name="ce22">
            <text:p>-1.000,00</text:p>
          </table:table-cell>
          <table:table-cell office:value-type="float" office:value="-11479.95" table:formula="of:=[.H39]+[.F40]+[.G40]" table:style-name="ce36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4 doğalgaz</text:p>
          </table:table-cell>
          <table:table-cell table:style-name="ce49"/>
          <table:table-cell office:value-type="float" office:value="-200" table:style-name="ce36">
            <text:p>-200,00</text:p>
          </table:table-cell>
          <table:table-cell table:style-name="ce48"/>
          <table:table-cell table:style-name="ce36"/>
          <table:table-cell office:value-type="float" office:value="-1012.5" table:style-name="ce22">
            <text:p>-1.012,50</text:p>
          </table:table-cell>
          <table:table-cell office:value-type="float" office:value="-12492.45" table:formula="of:=[.H40]+[.F41]+[.G41]" table:style-name="ce36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9 doğalgaz</text:p>
          </table:table-cell>
          <table:table-cell table:style-name="ce49"/>
          <table:table-cell office:value-type="float" office:value="-50" table:style-name="ce36">
            <text:p>-50,00</text:p>
          </table:table-cell>
          <table:table-cell table:style-name="ce48"/>
          <table:table-cell table:style-name="ce36"/>
          <table:table-cell office:value-type="float" office:value="-96.5" table:style-name="ce22">
            <text:p>-96,50</text:p>
          </table:table-cell>
          <table:table-cell office:value-type="float" office:value="-12588.95" table:formula="of:=[.H41]+[.F42]+[.G42]" table:style-name="ce36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758480300 elektrik bahç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23" table:style-name="ce22">
            <text:p>-123,00</text:p>
          </table:table-cell>
          <table:table-cell office:value-type="float" office:value="-12711.95" table:formula="of:=[.H42]+[.F43]+[.G43]" table:style-name="ce36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9">
            <text:p>pervinden havale <text:s/>2/9</text:p>
          </table:table-cell>
          <table:table-cell table:number-columns-repeated="2" table:style-name="ce49"/>
          <table:table-cell table:style-name="ce48"/>
          <table:table-cell office:value-type="float" office:value="2500" table:style-name="ce73">
            <text:p>2.500,00</text:p>
          </table:table-cell>
          <table:table-cell table:style-name="ce22"/>
          <table:table-cell office:value-type="float" office:value="-10211.950000000001" table:formula="of:=[.H43]+[.F44]+[.G44]" table:style-name="ce36">
            <text:p>-10.211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10211.950000000001" table:formula="of:=[.H44]+[.F45]+[.G45]" table:style-name="ce36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41">
            <text:p>13.12.2022</text:p>
          </table:table-cell>
          <table:table-cell office:value-type="string" table:style-name="ce69">
            <text:p>selanik pide et 12- nkt 1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table:style-name="ce22">
            <text:p>-140,00</text:p>
          </table:table-cell>
          <table:table-cell office:value-type="float" office:value="-10351.950000000001" table:formula="of:=[.H45]+[.F46]+[.G46]" table:style-name="ce36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41">
            <text:p>15.12.2022</text:p>
          </table:table-cell>
          <table:table-cell office:value-type="string" table:style-name="ce69">
            <text:p>selanik pide <text:s/>12- nkt 2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table:style-name="ce22">
            <text:p>-170,00</text:p>
          </table:table-cell>
          <table:table-cell office:value-type="float" office:value="-10521.95" table:formula="of:=[.H46]+[.F47]+[.G47]" table:style-name="ce36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marmara royal doğalgaz</text:p>
          </table:table-cell>
          <table:table-cell office:value-type="string" table:style-name="ce49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table:style-name="ce22">
            <text:p>-114,91</text:p>
          </table:table-cell>
          <table:table-cell office:value-type="float" office:value="-10636.86" table:formula="of:=[.H47]+[.F48]+[.G48]" table:style-name="ce36">
            <text:p>-10.636,8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49"/>
          <table:table-cell table:style-name="ce48"/>
          <table:table-cell table:style-name="ce36"/>
          <table:table-cell table:style-name="ce22"/>
          <table:table-cell office:value-type="float" office:value="-10636.86" table:formula="of:=[.H48]+[.F49]+[.G49]" table:style-name="ce36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69">
            <text:p>merdal kipel ihtarname avukat emrullah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50" table:style-name="ce22">
            <text:p>-350,00</text:p>
          </table:table-cell>
          <table:table-cell office:value-type="float" office:value="-10986.86" table:formula="of:=[.H49]+[.F50]+[.G50]" table:style-name="ce36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22">
            <text:p>-2.112,00</text:p>
          </table:table-cell>
          <table:table-cell office:value-type="float" office:value="-13098.86" table:formula="of:=[.H50]+[.F51]+[.G51]" table:style-name="ce36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22">
            <text:p>-2.112,00</text:p>
          </table:table-cell>
          <table:table-cell office:value-type="float" office:value="-15210.86" table:formula="of:=[.H51]+[.F52]+[.G52]" table:style-name="ce36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1500" table:style-name="ce22">
            <text:p>-1.500,00</text:p>
          </table:table-cell>
          <table:table-cell office:value-type="float" office:value="-16710.86" table:formula="of:=[.H52]+[.F53]+[.G53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36"/>
          <table:table-cell table:style-name="ce22"/>
          <table:table-cell office:value-type="float" office:value="-16710.86" table:formula="of:=[.H53]+[.F54]+[.G54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22"/>
          <table:table-cell office:value-type="float" office:value="-12411.36" table:formula="of:=[.H54]+[.F55]+[.G55]" table:style-name="ce36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22"/>
          <table:table-cell office:value-type="float" office:value="-10761.36" table:formula="of:=[.H55]+[.F56]+[.G56]" table:style-name="ce36">
            <text:p>-10.761,3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22"/>
          <table:table-cell office:value-type="float" office:value="-7761.3600000000006" table:formula="of:=[.H56]+[.F57]+[.G57]" table:style-name="ce36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22"/>
          <table:table-cell office:value-type="float" office:value="-7761.3600000000006" table:formula="of:=[.H57]+[.F58]+[.G58]" table:style-name="ce36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6"/>
          <table:table-cell table:style-name="ce22"/>
          <table:table-cell office:value-type="float" office:value="-7761.3600000000006" table:formula="of:=[.H58]+[.F59]+[.G59]" table:style-name="ce36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22">
            <text:p>3.300,00</text:p>
          </table:table-cell>
          <table:table-cell table:style-name="ce22"/>
          <table:table-cell office:value-type="float" office:value="-4461.3600000000006" table:formula="of:=[.H59]+[.F60]+[.G60]" table:style-name="ce36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22"/>
          <table:table-cell office:value-type="float" office:value="-3961.3600000000006" table:formula="of:=[.H60]+[.F61]+[.G61]" table:style-name="ce36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Motorcu cihan rav4 yağ-filtre-amortsr işçilik için ödenen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4461.3600000000006" table:formula="of:=[.H61]+[.F62]+[.G62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2]+[.F63]+[.G63]" table:style-name="ce36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3]+[.F64]+[.G64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4]+[.F65]+[.G65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33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136">
            <text:p>06.11.2022</text:p>
          </table:table-cell>
          <table:table-cell office:value-type="string" table:style-name="ce133">
            <text:p>Cihan Elektrik Teminat 1200 – 2/6</text:p>
          </table:table-cell>
          <table:table-cell table:style-name="ce133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5T00:00:00" table:style-name="ce136">
            <text:p>05.10.2022</text:p>
          </table:table-cell>
          <table:table-cell office:value-type="string" table:style-name="ce133">
            <text:p>Cihan Elektrik Teminat 1200 – 1/6</text:p>
          </table:table-cell>
          <table:table-cell table:style-name="ce133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style-name="ce136"/>
          <table:table-cell table:number-columns-repeated="2" table:style-name="ce133"/>
          <table:table-cell table:style-name="ce143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136">
            <text:p>30.03.2022</text:p>
          </table:table-cell>
          <table:table-cell office:value-type="string" table:style-name="ce133">
            <text:p>SnyF-Kynkçı Merdal 12/12-2022-23</text:p>
          </table:table-cell>
          <table:table-cell office:value-type="float" office:value="3" table:style-name="ce133">
            <text:p>3</text:p>
          </table:table-cell>
          <table:table-cell office:value-type="string" table:style-name="ce1">
            <text:p>aylık kira bedeli</text:p>
          </table:table-cell>
          <table:table-cell table:style-name="ce36"/>
          <table:table-cell table:style-name="ce1"/>
          <table:table-cell table:style-name="ce22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36">
            <text:p>10.10.2022</text:p>
          </table:table-cell>
          <table:table-cell office:value-type="string" table:style-name="ce133">
            <text:p>snyA Ayhan Tüfek 42000-40000</text:p>
          </table:table-cell>
          <table:table-cell table:style-name="ce146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1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8" table:default-cell-style-name="ce1"/>
        <table:table-column table:style-name="co38" table:default-cell-style-name="ce1"/>
        <table:table-column table:style-name="co49" table:default-cell-style-name="ce1"/>
        <table:table-column table:style-name="co50" table:default-cell-style-name="ce1"/>
        <table:table-column table:style-name="co1" table:default-cell-style-name="ce1"/>
        <table:table-column table:style-name="co50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3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4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5">
            <text:p>TOPLAM</text:p>
          </table:table-cell>
          <table:table-cell office:value-type="float" office:value="446314.05" table:style-name="ce26">
            <text:p>446.314,05</text:p>
          </table:table-cell>
          <table:table-cell office:value-type="float" office:value="-263196.11" table:style-name="ce27">
            <text:p>-263.196,11</text:p>
          </table:table-cell>
          <table:table-cell office:value-type="float" office:value="183117.94" table:style-name="ce97">
            <text:p>183.117,94</text:p>
          </table:table-cell>
          <table:table-cell office:value-type="float" office:value="545372.04" table:style-name="ce26">
            <text:p>545.372,04</text:p>
          </table:table-cell>
          <table:table-cell office:value-type="float" office:value="-316596.7" table:style-name="ce27">
            <text:p>-316.596,70</text:p>
          </table:table-cell>
          <table:table-cell office:value-type="float" office:value="228775.34" table:style-name="ce97">
            <text:p>228.775,34</text:p>
          </table:table-cell>
          <table:table-cell table:style-name="ce18"/>
          <table:table-cell table:style-name="ce29"/>
          <table:table-cell office:value-type="float" office:value="351" table:style-name="ce29">
            <text:p>351</text:p>
          </table:table-cell>
          <table:table-cell office:value-type="float" office:value="82.383210000000005" table:style-name="ce30">
            <text:p>82,38</text:p>
          </table:table-cell>
          <table:table-cell office:value-type="float" office:value="268.61678999999998" table:style-name="ce30">
            <text:p>268,62</text:p>
          </table:table-cell>
          <table:table-cell office:value-type="float" office:value="86.05" table:style-name="ce30">
            <text:p>86,05</text:p>
          </table:table-cell>
          <table:table-cell office:value-type="float" office:value="46.1" table:style-name="ce30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8">
            <text:p>Tpl / 12</text:p>
          </table:table-cell>
          <table:table-cell office:value-type="float" office:value="37192.837500000001" table:style-name="ce99">
            <text:p>37.192,84</text:p>
          </table:table-cell>
          <table:table-cell office:value-type="float" office:value="-21933.009166666699" table:style-name="ce100">
            <text:p>-21.933,01</text:p>
          </table:table-cell>
          <table:table-cell table:style-name="ce100"/>
          <table:table-cell office:value-type="float" office:value="45447.67" table:style-name="ce100">
            <text:p>45.447,67</text:p>
          </table:table-cell>
          <table:table-cell office:value-type="float" office:value="-26383.058333333302" table:style-name="ce100">
            <text:p>-26.383,06</text:p>
          </table:table-cell>
          <table:table-cell office:value-type="float" office:value="19064.6116666667" table:style-name="ce100">
            <text:p>19.064,61</text:p>
          </table:table-cell>
          <table:table-cell table:style-name="ce34"/>
          <table:table-cell table:style-name="ce35"/>
          <table:table-cell office:value-type="float" office:value="29.25" table:style-name="ce100">
            <text:p>29,25</text:p>
          </table:table-cell>
          <table:table-cell office:value-type="float" office:value="6.8652674999999999" table:style-name="ce100">
            <text:p>6,87</text:p>
          </table:table-cell>
          <table:table-cell office:value-type="float" office:value="22.384732499999998" table:style-name="ce100">
            <text:p>22,38</text:p>
          </table:table-cell>
          <table:table-cell office:value-type="float" office:value="7.1708333333333298" table:style-name="ce100">
            <text:p>7,17</text:p>
          </table:table-cell>
          <table:table-cell office:value-type="float" office:value="3.8416666666666699" table:style-name="ce100">
            <text:p>3,84</text:p>
          </table:table-cell>
          <table:table-cell table:number-columns-repeated="16370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date-style style:name="N40">
      <number:day/>
      <number:text>.</number:text>
      <number:month number:textual="true"/>
    </number:date-style>
    <number:number-style style:name="N41">
      <number:text>Tpl / </number:text>
      <number:number number:min-integer-digits="1"/>
    </number:number-style>
    <number:date-style style:name="N42">
      <number:day/>
      <number:text>.</number:text>
      <number:month number:style="long"/>
      <number:text>.</number:text>
      <number:year number:style="long"/>
    </number:date-style>
    <number:number-style style:name="N43P0">
      <number:number number:decimal-places="2" number:min-decimal-places="2" number:min-integer-digits="1" number:grouping="true"/>
    </number:number-style>
    <number:number-style style:name="N43">
      <style:text-properties fo:color="#FF0000"/>
      <number:number number:decimal-places="2" number:min-decimal-places="2" number:min-integer-digits="1" number:grouping="true"/>
      <style:map style:condition="value()&gt;=0" style:apply-style-name="N43P0"/>
    </number:number-style>
    <number:percentage-style style:name="N44">
      <number:number number:decimal-places="4" number:min-decimal-places="4" number:min-integer-digits="1"/>
      <number:text>%</number:text>
    </number:percentage-style>
    <style:style style:name="_37_20_32_-_32_Vurgu6" style:display-name="%20 - Vurgu6" style:family="table-cell" style:data-style-name="N0">
      <style:table-cell-properties fo:background-color="#E2EFDA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fo:background-color="#A9D08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K_246_t_252_" style:display-name="Kötü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8-25T07:25:51Z</dc:date>
    <meta:editing-cycles>249</meta:editing-cycles>
    <meta:editing-duration>PT21601S</meta:editing-duration>
  </office:meta>
</office:document-meta>
</file>